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Field">
      <style:table-cell-properties fo:border-bottom="0.99pt solid #000000" fo:border-left="0.06pt solid #000000" fo:border-right="0.99pt solid #000000" fo:border-top="0.06pt solid #000000"/>
    </style:style>
    <style:style style:name="ce4" style:family="table-cell" style:parent-style-name="Pivot_20_Table_20_Category" style:data-style-name="N0">
      <style:table-cell-properties fo:border-bottom="none" fo:border-left="0.06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0.06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06pt solid #000000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0.06pt solid #000000"/>
    </style:style>
    <style:style style:name="ce1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3" style:family="table-cell" style:parent-style-name="Pivot_20_Table_20_Value" style:data-style-name="N0"/>
    <style:style style:name="ce1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06pt solid #000000" fo:border-top="0.06pt solid #000000"/>
    </style:style>
    <style:style style:name="ce16" style:family="table-cell" style:parent-style-name="Pivot_20_Table_20_Value" style:data-style-name="N0">
      <style:table-cell-properties fo:border-bottom="none" fo:border-left="none" fo:border-right="0.06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06pt solid #000000" fo:border-top="none"/>
    </style:style>
    <style:style style:name="ce18" style:family="table-cell" style:parent-style-name="Pivot_20_Table_20_Value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4.578cm" svg:height="9.001cm" svg:x="0.097cm" svg:y="5.098cm">
            <draw:object draw:notify-on-update-of-ranges="'1'.A2:'1'.A11 '1'.B1:'1'.B1 '1'.B2:'1'.B11 '1'.C1:'1'.C1 '1'.C2:'1'.C11 '1'.D1:'1'.D1 '1'.D2:'1'.D11 '1'.E1:'1'.E1 '1'.E2:'1'.E11 '1'.F1:'1'.F1 '1'.F2:'1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84cm" svg:height="9.001cm" svg:x="0.097cm" svg:y="14.584cm">
            <draw:object draw:notify-on-update-of-ranges="'1'.A2:'1'.A11 '1'.G1:'1'.G1 '1'.G2:'1'.G11 '1'.H1:'1'.H1 '1'.H2:'1'.H11 '1'.I1:'1'.I1 '1'.I2:'1'.I11 '1'.J1:'1'.J1 '1'.J2:'1'.J11 '1'.K1:'1'.K1 '1'.K2:'1'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548cm" svg:height="9.066cm" svg:x="27.055cm" svg:y="5.34cm">
            <draw:object draw:notify-on-update-of-ranges="'1'.M2:'1'.M11 '1'.N1:'1'.N1 '1'.N2:'1'.N11 '1'.O1:'1'.O1 '1'.O2:'1'.O11 '1'.P1:'1'.P1 '1'.P2:'1'.P11 '1'.Q1:'1'.Q1 '1'.Q2:'1'.Q11 '1'.R1:'1'.R1 '1'.R2:'1'.R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26.323cm" svg:height="9.001cm" svg:x="27.131cm" svg:y="14.754cm">
            <draw:object draw:notify-on-update-of-ranges="'1'.M2:'1'.M11 '1'.S1:'1'.S1 '1'.S2:'1'.S11 '1'.T1:'1'.T1 '1'.T2:'1'.T11 '1'.U1:'1'.U1 '1'.U2:'1'.U11 '1'.V1:'1'.V1 '1'.V2:'1'.V11 '1'.W1:'1'.W1 '1'.W2:'1'.W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4" table:default-cell-style-name="ce17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3" office:value-type="string" calcext:value-type="string">
            <text:p>Team Size</text:p>
          </table:table-cell>
          <table:table-cell table:style-name="ce7" office:value-type="string" calcext:value-type="string">
            <text:p>Media - PB OR</text:p>
          </table:table-cell>
          <table:table-cell table:style-name="ce11" office:value-type="string" calcext:value-type="string">
            <text:p>Media - PB V C1</text:p>
          </table:table-cell>
          <table:table-cell table:style-name="ce11" office:value-type="string" calcext:value-type="string">
            <text:p>Media - PB V B1</text:p>
          </table:table-cell>
          <table:table-cell table:style-name="ce11" office:value-type="string" calcext:value-type="string">
            <text:p>Media - PB T C1</text:p>
          </table:table-cell>
          <table:table-cell table:style-name="ce11" office:value-type="string" calcext:value-type="string">
            <text:p>Media - PB T B1</text:p>
          </table:table-cell>
          <table:table-cell table:style-name="ce11" office:value-type="string" calcext:value-type="string">
            <text:p>Media - PR OR</text:p>
          </table:table-cell>
          <table:table-cell table:style-name="ce11" office:value-type="string" calcext:value-type="string">
            <text:p>Media - PR V C1 </text:p>
          </table:table-cell>
          <table:table-cell table:style-name="ce11" office:value-type="string" calcext:value-type="string">
            <text:p>Media - PR V B1</text:p>
          </table:table-cell>
          <table:table-cell table:style-name="ce11" office:value-type="string" calcext:value-type="string">
            <text:p>Media - PR T C1</text:p>
          </table:table-cell>
          <table:table-cell table:style-name="ce15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.6194760121238" calcext:value-type="float">
            <text:p>39,6194760121238</text:p>
          </table:table-cell>
          <table:table-cell table:number-columns-repeated="4" office:value-type="float" office:value="39.2466611232042" calcext:value-type="float">
            <text:p>39,2466611232042</text:p>
          </table:table-cell>
          <table:table-cell office:value-type="float" office:value="42.5950623725286" calcext:value-type="float">
            <text:p>42,5950623725286</text:p>
          </table:table-cell>
          <table:table-cell office:value-type="float" office:value="41.8682219280518" calcext:value-type="float">
            <text:p>41,8682219280518</text:p>
          </table:table-cell>
          <table:table-cell office:value-type="float" office:value="42.2386970057424" calcext:value-type="float">
            <text:p>42,2386970057424</text:p>
          </table:table-cell>
          <table:table-cell table:number-columns-repeated="2" office:value-type="float" office:value="42.5950623725286" calcext:value-type="float">
            <text:p>42,595062372528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40.6" calcext:value-type="float">
            <text:p>240,6</text:p>
          </table:table-cell>
          <table:table-cell table:number-columns-repeated="4" table:style-name="ce12" office:value-type="float" office:value="240.6" calcext:value-type="float">
            <text:p>240,6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2" office:value-type="float" office:value="249.4" calcext:value-type="float">
            <text:p>249,4</text:p>
          </table:table-cell>
          <table:table-cell table:style-name="ce12" office:value-type="float" office:value="245.8" calcext:value-type="float">
            <text:p>245,8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6" office:value-type="float" office:value="242.3" calcext:value-type="float">
            <text:p>24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.1581404527741" calcext:value-type="float">
            <text:p>40,1581404527741</text:p>
          </table:table-cell>
          <table:table-cell table:number-columns-repeated="4" office:value-type="float" office:value="40.3571399628942" calcext:value-type="float">
            <text:p>40,3571399628942</text:p>
          </table:table-cell>
          <table:table-cell office:value-type="float" office:value="43.1865147321428" calcext:value-type="float">
            <text:p>43,1865147321428</text:p>
          </table:table-cell>
          <table:table-cell office:value-type="float" office:value="43.0276461016949" calcext:value-type="float">
            <text:p>43,0276461016949</text:p>
          </table:table-cell>
          <table:table-cell office:value-type="float" office:value="43.2847851808043" calcext:value-type="float">
            <text:p>43,2847851808043</text:p>
          </table:table-cell>
          <table:table-cell table:number-columns-repeated="2" office:value-type="float" office:value="43.1865147321428" calcext:value-type="float">
            <text:p>43,18651473214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0.6" calcext:value-type="float">
            <text:p>200,6</text:p>
          </table:table-cell>
          <table:table-cell office:value-type="float" office:value="203" calcext:value-type="float">
            <text:p>203</text:p>
          </table:table-cell>
          <table:table-cell office:value-type="float" office:value="203.6" calcext:value-type="float">
            <text:p>203,6</text:p>
          </table:table-cell>
          <table:table-cell table:number-columns-repeated="2" office:value-type="float" office:value="200.6" calcext:value-type="float">
            <text:p>20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.3708804643922" calcext:value-type="float">
            <text:p>37,3708804643922</text:p>
          </table:table-cell>
          <table:table-cell office:value-type="float" office:value="39.0569289762095" calcext:value-type="float">
            <text:p>39,0569289762095</text:p>
          </table:table-cell>
          <table:table-cell office:value-type="float" office:value="41.5087376408307" calcext:value-type="float">
            <text:p>41,5087376408307</text:p>
          </table:table-cell>
          <table:table-cell office:value-type="float" office:value="39.5961503635346" calcext:value-type="float">
            <text:p>39,5961503635346</text:p>
          </table:table-cell>
          <table:table-cell office:value-type="float" office:value="40.9578121030043" calcext:value-type="float">
            <text:p>40,9578121030043</text:p>
          </table:table-cell>
          <table:table-cell office:value-type="float" office:value="44.685879479722" calcext:value-type="float">
            <text:p>44,685879479722</text:p>
          </table:table-cell>
          <table:table-cell office:value-type="float" office:value="45.1252412036347" calcext:value-type="float">
            <text:p>45,1252412036347</text:p>
          </table:table-cell>
          <table:table-cell office:value-type="float" office:value="44.6533992544949" calcext:value-type="float">
            <text:p>44,6533992544949</text:p>
          </table:table-cell>
          <table:table-cell office:value-type="float" office:value="44.7125369334618" calcext:value-type="float">
            <text:p>44,7125369334618</text:p>
          </table:table-cell>
          <table:table-cell office:value-type="float" office:value="45.7223382343067" calcext:value-type="float">
            <text:p>45,72233823430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.8" calcext:value-type="float">
            <text:p>194,8</text:p>
          </table:table-cell>
          <table:table-cell office:value-type="float" office:value="191.5" calcext:value-type="float">
            <text:p>191,5</text:p>
          </table:table-cell>
          <table:table-cell office:value-type="float" office:value="186.9" calcext:value-type="float">
            <text:p>186,9</text:p>
          </table:table-cell>
          <table:table-cell office:value-type="float" office:value="183" calcext:value-type="float">
            <text:p>183</text:p>
          </table:table-cell>
          <table:table-cell office:value-type="float" office:value="177.6" calcext:value-type="float">
            <text:p>177,6</text:p>
          </table:table-cell>
          <table:table-cell office:value-type="float" office:value="164" calcext:value-type="float">
            <text:p>164</text:p>
          </table:table-cell>
          <table:table-cell office:value-type="float" office:value="177.1" calcext:value-type="float">
            <text:p>177,1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308935830872" calcext:value-type="float">
            <text:p>39,308935830872</text:p>
          </table:table-cell>
          <table:table-cell office:value-type="float" office:value="40.6630934182869" calcext:value-type="float">
            <text:p>40,6630934182869</text:p>
          </table:table-cell>
          <table:table-cell office:value-type="float" office:value="43.7548654026354" calcext:value-type="float">
            <text:p>43,7548654026354</text:p>
          </table:table-cell>
          <table:table-cell office:value-type="float" office:value="39.4880551250343" calcext:value-type="float">
            <text:p>39,4880551250343</text:p>
          </table:table-cell>
          <table:table-cell office:value-type="float" office:value="44.0460658376768" calcext:value-type="float">
            <text:p>44,0460658376768</text:p>
          </table:table-cell>
          <table:table-cell office:value-type="float" office:value="45.6037929832503" calcext:value-type="float">
            <text:p>45,6037929832503</text:p>
          </table:table-cell>
          <table:table-cell office:value-type="float" office:value="47.6321313646711" calcext:value-type="float">
            <text:p>47,6321313646711</text:p>
          </table:table-cell>
          <table:table-cell office:value-type="float" office:value="47.7540244222191" calcext:value-type="float">
            <text:p>47,7540244222191</text:p>
          </table:table-cell>
          <table:table-cell office:value-type="float" office:value="47.5525955424274" calcext:value-type="float">
            <text:p>47,5525955424274</text:p>
          </table:table-cell>
          <table:table-cell office:value-type="float" office:value="46.4121747794498" calcext:value-type="float">
            <text:p>46,41217477944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7" calcext:value-type="float">
            <text:p>130,7</text:p>
          </table:table-cell>
          <table:table-cell office:value-type="float" office:value="156.4" calcext:value-type="float">
            <text:p>156,4</text:p>
          </table:table-cell>
          <table:table-cell office:value-type="float" office:value="139.2" calcext:value-type="float">
            <text:p>139,2</text:p>
          </table:table-cell>
          <table:table-cell office:value-type="float" office:value="149.8" calcext:value-type="float">
            <text:p>149,8</text:p>
          </table:table-cell>
          <table:table-cell office:value-type="float" office:value="136.9" calcext:value-type="float">
            <text:p>136,9</text:p>
          </table:table-cell>
          <table:table-cell office:value-type="float" office:value="136.4" calcext:value-type="float">
            <text:p>136,4</text:p>
          </table:table-cell>
          <table:table-cell office:value-type="float" office:value="154.1" calcext:value-type="float">
            <text:p>154,1</text:p>
          </table:table-cell>
          <table:table-cell office:value-type="float" office:value="153.1" calcext:value-type="float">
            <text:p>153,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511142180629" calcext:value-type="float">
            <text:p>42,7511142180629</text:p>
          </table:table-cell>
          <table:table-cell office:value-type="float" office:value="42.456384489378" calcext:value-type="float">
            <text:p>42,456384489378</text:p>
          </table:table-cell>
          <table:table-cell office:value-type="float" office:value="42.5223969780564" calcext:value-type="float">
            <text:p>42,5223969780564</text:p>
          </table:table-cell>
          <table:table-cell office:value-type="float" office:value="43.2420075810473" calcext:value-type="float">
            <text:p>43,2420075810473</text:p>
          </table:table-cell>
          <table:table-cell office:value-type="float" office:value="43.3201997547302" calcext:value-type="float">
            <text:p>43,3201997547302</text:p>
          </table:table-cell>
          <table:table-cell office:value-type="float" office:value="49.030793128671" calcext:value-type="float">
            <text:p>49,030793128671</text:p>
          </table:table-cell>
          <table:table-cell office:value-type="float" office:value="52.3408484356482" calcext:value-type="float">
            <text:p>52,3408484356482</text:p>
          </table:table-cell>
          <table:table-cell office:value-type="float" office:value="48.5306978297161" calcext:value-type="float">
            <text:p>48,5306978297161</text:p>
          </table:table-cell>
          <table:table-cell office:value-type="float" office:value="51.9318467338051" calcext:value-type="float">
            <text:p>51,9318467338051</text:p>
          </table:table-cell>
          <table:table-cell office:value-type="float" office:value="52.1259532635774" calcext:value-type="float">
            <text:p>52,12595326357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.3" calcext:value-type="float">
            <text:p>150,3</text:p>
          </table:table-cell>
          <table:table-cell office:value-type="float" office:value="133.9" calcext:value-type="float">
            <text:p>133,9</text:p>
          </table:table-cell>
          <table:table-cell office:value-type="float" office:value="143.4" calcext:value-type="float">
            <text:p>143,4</text:p>
          </table:table-cell>
          <table:table-cell office:value-type="float" office:value="137.8" calcext:value-type="float">
            <text:p>137,8</text:p>
          </table:table-cell>
          <table:table-cell office:value-type="float" office:value="146.9" calcext:value-type="float">
            <text:p>146,9</text:p>
          </table:table-cell>
          <table:table-cell office:value-type="float" office:value="156.8" calcext:value-type="float">
            <text:p>156,8</text:p>
          </table:table-cell>
          <table:table-cell office:value-type="float" office:value="147" calcext:value-type="float">
            <text:p>147</text:p>
          </table:table-cell>
          <table:table-cell office:value-type="float" office:value="135.3" calcext:value-type="float">
            <text:p>135,3</text:p>
          </table:table-cell>
          <table:table-cell office:value-type="float" office:value="128.4" calcext:value-type="float">
            <text:p>128,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9123979374543" calcext:value-type="float">
            <text:p>45,9123979374543</text:p>
          </table:table-cell>
          <table:table-cell office:value-type="float" office:value="46.6877676285751" calcext:value-type="float">
            <text:p>46,6877676285751</text:p>
          </table:table-cell>
          <table:table-cell office:value-type="float" office:value="46.4344569168065" calcext:value-type="float">
            <text:p>46,4344569168065</text:p>
          </table:table-cell>
          <table:table-cell office:value-type="float" office:value="48.2751240963855" calcext:value-type="float">
            <text:p>48,2751240963855</text:p>
          </table:table-cell>
          <table:table-cell office:value-type="float" office:value="48.625016087437" calcext:value-type="float">
            <text:p>48,625016087437</text:p>
          </table:table-cell>
          <table:table-cell office:value-type="float" office:value="51.8345090324972" calcext:value-type="float">
            <text:p>51,8345090324972</text:p>
          </table:table-cell>
          <table:table-cell office:value-type="float" office:value="50.8748192807777" calcext:value-type="float">
            <text:p>50,8748192807777</text:p>
          </table:table-cell>
          <table:table-cell office:value-type="float" office:value="52.9097973724339" calcext:value-type="float">
            <text:p>52,9097973724339</text:p>
          </table:table-cell>
          <table:table-cell office:value-type="float" office:value="50.4220204260354" calcext:value-type="float">
            <text:p>50,4220204260354</text:p>
          </table:table-cell>
          <table:table-cell office:value-type="float" office:value="53.2954528670609" calcext:value-type="float">
            <text:p>53,29545286706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3.1" calcext:value-type="float">
            <text:p>123,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office:value-type="float" office:value="119.3" calcext:value-type="float">
            <text:p>119,3</text:p>
          </table:table-cell>
          <table:table-cell office:value-type="float" office:value="118.6" calcext:value-type="float">
            <text:p>118,6</text:p>
          </table:table-cell>
          <table:table-cell office:value-type="float" office:value="127.2" calcext:value-type="float">
            <text:p>127,2</text:p>
          </table:table-cell>
          <table:table-cell office:value-type="float" office:value="126.1" calcext:value-type="float">
            <text:p>126,1</text:p>
          </table:table-cell>
          <table:table-cell office:value-type="float" office:value="125.2" calcext:value-type="float">
            <text:p>125,2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.5927785706515" calcext:value-type="float">
            <text:p>42,5927785706515</text:p>
          </table:table-cell>
          <table:table-cell office:value-type="float" office:value="44.4148065556267" calcext:value-type="float">
            <text:p>44,4148065556267</text:p>
          </table:table-cell>
          <table:table-cell office:value-type="float" office:value="43.5546407372201" calcext:value-type="float">
            <text:p>43,5546407372201</text:p>
          </table:table-cell>
          <table:table-cell office:value-type="float" office:value="41.9375074857608" calcext:value-type="float">
            <text:p>41,9375074857608</text:p>
          </table:table-cell>
          <table:table-cell office:value-type="float" office:value="43.8311335042735" calcext:value-type="float">
            <text:p>43,8311335042735</text:p>
          </table:table-cell>
          <table:table-cell office:value-type="float" office:value="56.7492721075138" calcext:value-type="float">
            <text:p>56,7492721075138</text:p>
          </table:table-cell>
          <table:table-cell office:value-type="float" office:value="54.9916104960382" calcext:value-type="float">
            <text:p>54,9916104960382</text:p>
          </table:table-cell>
          <table:table-cell office:value-type="float" office:value="54.4311778739184" calcext:value-type="float">
            <text:p>54,4311778739184</text:p>
          </table:table-cell>
          <table:table-cell office:value-type="float" office:value="54.5250057757167" calcext:value-type="float">
            <text:p>54,5250057757167</text:p>
          </table:table-cell>
          <table:table-cell office:value-type="float" office:value="53.68335009996" calcext:value-type="float">
            <text:p>53,683350099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.4" calcext:value-type="float">
            <text:p>117,4</text:p>
          </table:table-cell>
          <table:table-cell office:value-type="float" office:value="120.7" calcext:value-type="float">
            <text:p>120,7</text:p>
          </table:table-cell>
          <table:table-cell office:value-type="float" office:value="126.4" calcext:value-type="float">
            <text:p>126,4</text:p>
          </table:table-cell>
          <table:table-cell office:value-type="float" office:value="127.2" calcext:value-type="float">
            <text:p>127,2</text:p>
          </table:table-cell>
          <table:table-cell office:value-type="float" office:value="113.1" calcext:value-type="float">
            <text:p>113,1</text:p>
          </table:table-cell>
          <table:table-cell office:value-type="float" office:value="105.5" calcext:value-type="float">
            <text:p>105,5</text:p>
          </table:table-cell>
          <table:table-cell office:value-type="float" office:value="121.5" calcext:value-type="float">
            <text:p>121,5</text:p>
          </table:table-cell>
          <table:table-cell office:value-type="float" office:value="126.6" calcext:value-type="float">
            <text:p>126,6</text:p>
          </table:table-cell>
          <table:table-cell office:value-type="float" office:value="124.4" calcext:value-type="float">
            <text:p>124,4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.852300173027" calcext:value-type="float">
            <text:p>45,852300173027</text:p>
          </table:table-cell>
          <table:table-cell office:value-type="float" office:value="44.1436838371316" calcext:value-type="float">
            <text:p>44,1436838371316</text:p>
          </table:table-cell>
          <table:table-cell office:value-type="float" office:value="45.8297840797546" calcext:value-type="float">
            <text:p>45,8297840797546</text:p>
          </table:table-cell>
          <table:table-cell office:value-type="float" office:value="44.2570101678747" calcext:value-type="float">
            <text:p>44,2570101678747</text:p>
          </table:table-cell>
          <table:table-cell office:value-type="float" office:value="44.5992940926521" calcext:value-type="float">
            <text:p>44,5992940926521</text:p>
          </table:table-cell>
          <table:table-cell office:value-type="float" office:value="49.1154256015587" calcext:value-type="float">
            <text:p>49,1154256015587</text:p>
          </table:table-cell>
          <table:table-cell office:value-type="float" office:value="54.0895874835709" calcext:value-type="float">
            <text:p>54,0895874835709</text:p>
          </table:table-cell>
          <table:table-cell office:value-type="float" office:value="55.2887307722616" calcext:value-type="float">
            <text:p>55,2887307722616</text:p>
          </table:table-cell>
          <table:table-cell office:value-type="float" office:value="54.4334572214841" calcext:value-type="float">
            <text:p>54,4334572214841</text:p>
          </table:table-cell>
          <table:table-cell office:value-type="float" office:value="54.6222941222417" calcext:value-type="float">
            <text:p>54,62229412224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.9" calcext:value-type="float">
            <text:p>117,9</text:p>
          </table:table-cell>
          <table:table-cell office:value-type="float" office:value="119.9" calcext:value-type="float">
            <text:p>119,9</text:p>
          </table:table-cell>
          <table:table-cell office:value-type="float" office:value="111.8" calcext:value-type="float">
            <text:p>111,8</text:p>
          </table:table-cell>
          <table:table-cell office:value-type="float" office:value="119.6" calcext:value-type="float">
            <text:p>119,6</text:p>
          </table:table-cell>
          <table:table-cell office:value-type="float" office:value="110.7" calcext:value-type="float">
            <text:p>110,7</text:p>
          </table:table-cell>
          <table:table-cell office:value-type="float" office:value="117" calcext:value-type="float">
            <text:p>117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7" calcext:value-type="float">
            <text:p>118,7</text:p>
          </table:table-cell>
          <table:table-cell office:value-type="float" office:value="123" calcext:value-type="float">
            <text:p>123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7833081571" calcext:value-type="float">
            <text:p>45,867833081571</text:p>
          </table:table-cell>
          <table:table-cell office:value-type="float" office:value="47.7473529840916" calcext:value-type="float">
            <text:p>47,7473529840916</text:p>
          </table:table-cell>
          <table:table-cell office:value-type="float" office:value="46.9537595138718" calcext:value-type="float">
            <text:p>46,9537595138718</text:p>
          </table:table-cell>
          <table:table-cell office:value-type="float" office:value="46.8564409271752" calcext:value-type="float">
            <text:p>46,8564409271752</text:p>
          </table:table-cell>
          <table:table-cell office:value-type="float" office:value="47.9038491647494" calcext:value-type="float">
            <text:p>47,9038491647494</text:p>
          </table:table-cell>
          <table:table-cell office:value-type="float" office:value="49.4994138313983" calcext:value-type="float">
            <text:p>49,4994138313983</text:p>
          </table:table-cell>
          <table:table-cell office:value-type="float" office:value="53.5744225442261" calcext:value-type="float">
            <text:p>53,5744225442261</text:p>
          </table:table-cell>
          <table:table-cell office:value-type="float" office:value="55.0310614168568" calcext:value-type="float">
            <text:p>55,0310614168568</text:p>
          </table:table-cell>
          <table:table-cell office:value-type="float" office:value="52.4060252192214" calcext:value-type="float">
            <text:p>52,4060252192214</text:p>
          </table:table-cell>
          <table:table-cell office:value-type="float" office:value="53.6465649293448" calcext:value-type="float">
            <text:p>53,64656492934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8.4" calcext:value-type="float">
            <text:p>128,4</text:p>
          </table:table-cell>
          <table:table-cell office:value-type="float" office:value="102.5" calcext:value-type="float">
            <text:p>102,5</text:p>
          </table:table-cell>
          <table:table-cell office:value-type="float" office:value="128.3" calcext:value-type="float">
            <text:p>128,3</text:p>
          </table:table-cell>
          <table:table-cell office:value-type="float" office:value="119.8" calcext:value-type="float">
            <text:p>119,8</text:p>
          </table:table-cell>
          <table:table-cell office:value-type="float" office:value="103.7" calcext:value-type="float">
            <text:p>103,7</text:p>
          </table:table-cell>
          <table:table-cell office:value-type="float" office:value="121.6" calcext:value-type="float">
            <text:p>121,6</text:p>
          </table:table-cell>
          <table:table-cell office:value-type="float" office:value="119.1" calcext:value-type="float">
            <text:p>119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0.2" calcext:value-type="float">
            <text:p>120,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.0900431867481" calcext:value-type="float">
            <text:p>45,0900431867481</text:p>
          </table:table-cell>
          <table:table-cell office:value-type="float" office:value="46.6192586964618" calcext:value-type="float">
            <text:p>46,6192586964618</text:p>
          </table:table-cell>
          <table:table-cell office:value-type="float" office:value="47.3961962445573" calcext:value-type="float">
            <text:p>47,3961962445573</text:p>
          </table:table-cell>
          <table:table-cell office:value-type="float" office:value="45.4193179741379" calcext:value-type="float">
            <text:p>45,4193179741379</text:p>
          </table:table-cell>
          <table:table-cell office:value-type="float" office:value="47.0944571085264" calcext:value-type="float">
            <text:p>47,0944571085264</text:p>
          </table:table-cell>
          <table:table-cell office:value-type="float" office:value="43.1719798798529" calcext:value-type="float">
            <text:p>43,1719798798529</text:p>
          </table:table-cell>
          <table:table-cell office:value-type="float" office:value="47.6127532761241" calcext:value-type="float">
            <text:p>47,6127532761241</text:p>
          </table:table-cell>
          <table:table-cell office:value-type="float" office:value="48.7996364691678" calcext:value-type="float">
            <text:p>48,7996364691678</text:p>
          </table:table-cell>
          <table:table-cell office:value-type="float" office:value="46.5911971751412" calcext:value-type="float">
            <text:p>46,5911971751412</text:p>
          </table:table-cell>
          <table:table-cell office:value-type="float" office:value="47.6633732184353" calcext:value-type="float">
            <text:p>47,6633732184353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04.7" calcext:value-type="float">
            <text:p>104,7</text:p>
          </table:table-cell>
          <table:table-cell table:style-name="ce14" office:value-type="float" office:value="112.7" calcext:value-type="float">
            <text:p>112,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8.4" calcext:value-type="float">
            <text:p>108,4</text:p>
          </table:table-cell>
          <table:table-cell table:style-name="ce14" office:value-type="float" office:value="108.2" calcext:value-type="float">
            <text:p>108,2</text:p>
          </table:table-cell>
          <table:table-cell table:style-name="ce14" office:value-type="float" office:value="115.5" calcext:value-type="float">
            <text:p>115,5</text:p>
          </table:table-cell>
          <table:table-cell table:style-name="ce14" office:value-type="float" office:value="120.8" calcext:value-type="float">
            <text:p>120,8</text:p>
          </table:table-cell>
          <table:table-cell table:style-name="ce14" office:value-type="float" office:value="115.8" calcext:value-type="float">
            <text:p>115,8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float" office:value="123.4" calcext:value-type="float">
            <text:p>123,4</text:p>
          </table:table-cell>
        </table:table-row>
      </table:table>
      <table:table table:name="2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2'.B2:'2'.B11 '1'.C1:'1'.C1 '2'.C2:'2'.C11 '1'.D1:'1'.D1 '2'.D2:'2'.D11 '1'.E1:'1'.E1 '2'.E2:'2'.E11 '1'.F1:'1'.F1 '2'.F2:'2'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.384cm" svg:height="9.001cm" svg:x="0cm" svg:y="14.94cm">
            <draw:object draw:notify-on-update-of-ranges="'1'.A2:'1'.A11 '1'.G1:'1'.G1 '2'.G2:'2'.G11 '1'.H1:'1'.H1 '2'.H2:'2'.H11 '1'.I1:'1'.I1 '2'.I2:'2'.I11 '1'.J1:'1'.J1 '2'.J2:'2'.J11 '1'.K1:'1'.K1 '2'.K2:'2'.K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.26cm" svg:height="8.982cm" svg:x="27.238cm" svg:y="5.367cm">
            <draw:object draw:notify-on-update-of-ranges="'2'.M2:'2'.M11 '2'.N1:'2'.N1 '2'.N2:'2'.N11 '2'.O1:'2'.O1 '2'.O2:'2'.O11 '2'.P1:'2'.P1 '2'.P2:'2'.P11 '2'.Q1:'2'.Q1 '2'.Q2:'2'.Q11 '2'.R1:'2'.R1 '2'.R2:'2'.R1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22.289cm" svg:height="8.982cm" svg:x="27.209cm" svg:y="14.998cm">
            <draw:object draw:notify-on-update-of-ranges="'2'.M2:'2'.M11 '2'.S1:'2'.S1 '2'.S2:'2'.S11 '2'.T1:'2'.T1 '2'.T2:'2'.T11 '2'.U1:'2'.U1 '2'.U2:'2'.U11 '2'.V1:'2'.V1 '2'.V2:'2'.V11 '2'.W1:'2'.W1 '2'.W2:'2'.W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7.8198567849099" calcext:value-type="float">
            <text:p>47,8198567849099</text:p>
          </table:table-cell>
          <table:table-cell table:number-columns-repeated="5" office:value-type="float" office:value="49.4946516521739" calcext:value-type="float">
            <text:p>49,494651652173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79.4" calcext:value-type="float">
            <text:p>179,4</text:p>
          </table:table-cell>
          <table:table-cell table:number-columns-repeated="4" table:style-name="ce12" office:value-type="float" office:value="179.4" calcext:value-type="float">
            <text:p>179,4</text:p>
          </table:table-cell>
          <table:table-cell table:number-columns-repeated="4" table:style-name="ce12" office:value-type="float" office:value="289" calcext:value-type="float">
            <text:p>289</text:p>
          </table:table-cell>
          <table:table-cell table:style-name="ce27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7.8016760260148" calcext:value-type="float">
            <text:p>47,8016760260148</text:p>
          </table:table-cell>
          <table:table-cell office:value-type="float" office:value="57.1972337264151" calcext:value-type="float">
            <text:p>57,1972337264151</text:p>
          </table:table-cell>
          <table:table-cell office:value-type="float" office:value="56.6836711910726" calcext:value-type="float">
            <text:p>56,6836711910726</text:p>
          </table:table-cell>
          <table:table-cell table:number-columns-repeated="3" office:value-type="float" office:value="57.1972337264151" calcext:value-type="float">
            <text:p>57,197233726415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50.2" calcext:value-type="float">
            <text:p>150,2</text:p>
          </table:table-cell>
          <table:table-cell office:value-type="float" office:value="147" calcext:value-type="float">
            <text:p>147</text:p>
          </table:table-cell>
          <table:table-cell office:value-type="float" office:value="152.1" calcext:value-type="float">
            <text:p>152,1</text:p>
          </table:table-cell>
          <table:table-cell table:number-columns-repeated="3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.7234716780562" calcext:value-type="float">
            <text:p>49,7234716780562</text:p>
          </table:table-cell>
          <table:table-cell office:value-type="float" office:value="49.8372898917518" calcext:value-type="float">
            <text:p>49,8372898917518</text:p>
          </table:table-cell>
          <table:table-cell office:value-type="float" office:value="48.7331338174274" calcext:value-type="float">
            <text:p>48,7331338174274</text:p>
          </table:table-cell>
          <table:table-cell office:value-type="float" office:value="49.5082426426426" calcext:value-type="float">
            <text:p>49,5082426426426</text:p>
          </table:table-cell>
          <table:table-cell office:value-type="float" office:value="49.291483721284" calcext:value-type="float">
            <text:p>49,291483721284</text:p>
          </table:table-cell>
          <table:table-cell office:value-type="float" office:value="59.5523411387197" calcext:value-type="float">
            <text:p>59,5523411387197</text:p>
          </table:table-cell>
          <table:table-cell office:value-type="float" office:value="58.2548168167702" calcext:value-type="float">
            <text:p>58,2548168167702</text:p>
          </table:table-cell>
          <table:table-cell office:value-type="float" office:value="57.9713525287704" calcext:value-type="float">
            <text:p>57,9713525287704</text:p>
          </table:table-cell>
          <table:table-cell office:value-type="float" office:value="57.1954390203172" calcext:value-type="float">
            <text:p>57,1954390203172</text:p>
          </table:table-cell>
          <table:table-cell office:value-type="float" office:value="58.3691944791324" calcext:value-type="float">
            <text:p>58,36919447913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.6" calcext:value-type="float">
            <text:p>166,6</text:p>
          </table:table-cell>
          <table:table-cell office:value-type="float" office:value="166" calcext:value-type="float">
            <text:p>166</text:p>
          </table:table-cell>
          <table:table-cell office:value-type="float" office:value="171.1" calcext:value-type="float">
            <text:p>171,1</text:p>
          </table:table-cell>
          <table:table-cell office:value-type="float" office:value="168.4" calcext:value-type="float">
            <text:p>168,4</text:p>
          </table:table-cell>
          <table:table-cell office:value-type="float" office:value="166.2" calcext:value-type="float">
            <text:p>166,2</text:p>
          </table:table-cell>
          <table:table-cell office:value-type="float" office:value="159.2" calcext:value-type="float">
            <text:p>159,2</text:p>
          </table:table-cell>
          <table:table-cell office:value-type="float" office:value="168.5" calcext:value-type="float">
            <text:p>168,5</text:p>
          </table:table-cell>
          <table:table-cell office:value-type="float" office:value="172.6" calcext:value-type="float">
            <text:p>172,6</text:p>
          </table:table-cell>
          <table:table-cell office:value-type="float" office:value="187.2" calcext:value-type="float">
            <text:p>187,2</text:p>
          </table:table-cell>
          <table:table-cell office:value-type="float" office:value="159.4" calcext:value-type="float">
            <text:p>15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.9092152248594" calcext:value-type="float">
            <text:p>51,9092152248594</text:p>
          </table:table-cell>
          <table:table-cell office:value-type="float" office:value="51.9875347522137" calcext:value-type="float">
            <text:p>51,9875347522137</text:p>
          </table:table-cell>
          <table:table-cell office:value-type="float" office:value="51.2814447091159" calcext:value-type="float">
            <text:p>51,2814447091159</text:p>
          </table:table-cell>
          <table:table-cell office:value-type="float" office:value="51.8264414588529" calcext:value-type="float">
            <text:p>51,8264414588529</text:p>
          </table:table-cell>
          <table:table-cell office:value-type="float" office:value="52.3434216551507" calcext:value-type="float">
            <text:p>52,3434216551507</text:p>
          </table:table-cell>
          <table:table-cell office:value-type="float" office:value="61.9043536741213" calcext:value-type="float">
            <text:p>61,9043536741213</text:p>
          </table:table-cell>
          <table:table-cell office:value-type="float" office:value="67.6526455310366" calcext:value-type="float">
            <text:p>67,6526455310366</text:p>
          </table:table-cell>
          <table:table-cell office:value-type="float" office:value="63.5741931151241" calcext:value-type="float">
            <text:p>63,5741931151241</text:p>
          </table:table-cell>
          <table:table-cell office:value-type="float" office:value="60.5005787954829" calcext:value-type="float">
            <text:p>60,5005787954829</text:p>
          </table:table-cell>
          <table:table-cell office:value-type="float" office:value="62.9987873548387" calcext:value-type="float">
            <text:p>62,99878735483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.8" calcext:value-type="float">
            <text:p>129,8</text:p>
          </table:table-cell>
          <table:table-cell office:value-type="float" office:value="131" calcext:value-type="float">
            <text:p>131</text:p>
          </table:table-cell>
          <table:table-cell office:value-type="float" office:value="133.3" calcext:value-type="float">
            <text:p>133,3</text:p>
          </table:table-cell>
          <table:table-cell office:value-type="float" office:value="130.6" calcext:value-type="float">
            <text:p>130,6</text:p>
          </table:table-cell>
          <table:table-cell office:value-type="float" office:value="129.8" calcext:value-type="float">
            <text:p>129,8</text:p>
          </table:table-cell>
          <table:table-cell office:value-type="float" office:value="134" calcext:value-type="float">
            <text:p>134</text:p>
          </table:table-cell>
          <table:table-cell office:value-type="float" office:value="135.8" calcext:value-type="float">
            <text:p>135,8</text:p>
          </table:table-cell>
          <table:table-cell office:value-type="float" office:value="133.2" calcext:value-type="float">
            <text:p>133,2</text:p>
          </table:table-cell>
          <table:table-cell office:value-type="float" office:value="135.2" calcext:value-type="float">
            <text:p>135,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8094957674722" calcext:value-type="float">
            <text:p>52,8094957674722</text:p>
          </table:table-cell>
          <table:table-cell office:value-type="float" office:value="51.2085545902489" calcext:value-type="float">
            <text:p>51,2085545902489</text:p>
          </table:table-cell>
          <table:table-cell office:value-type="float" office:value="51.9257439358063" calcext:value-type="float">
            <text:p>51,9257439358063</text:p>
          </table:table-cell>
          <table:table-cell office:value-type="float" office:value="50.9500201435161" calcext:value-type="float">
            <text:p>50,9500201435161</text:p>
          </table:table-cell>
          <table:table-cell office:value-type="float" office:value="51.455205156893" calcext:value-type="float">
            <text:p>51,455205156893</text:p>
          </table:table-cell>
          <table:table-cell office:value-type="float" office:value="55.2171523631417" calcext:value-type="float">
            <text:p>55,2171523631417</text:p>
          </table:table-cell>
          <table:table-cell office:value-type="float" office:value="61.9529049614243" calcext:value-type="float">
            <text:p>61,9529049614243</text:p>
          </table:table-cell>
          <table:table-cell office:value-type="float" office:value="63.7573344945355" calcext:value-type="float">
            <text:p>63,7573344945355</text:p>
          </table:table-cell>
          <table:table-cell office:value-type="float" office:value="55.8720849446648" calcext:value-type="float">
            <text:p>55,8720849446648</text:p>
          </table:table-cell>
          <table:table-cell office:value-type="float" office:value="55.1482932703946" calcext:value-type="float">
            <text:p>55,14829327039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.4" calcext:value-type="float">
            <text:p>129,4</text:p>
          </table:table-cell>
          <table:table-cell office:value-type="float" office:value="131.7" calcext:value-type="float">
            <text:p>131,7</text:p>
          </table:table-cell>
          <table:table-cell office:value-type="float" office:value="129.6" calcext:value-type="float">
            <text:p>129,6</text:p>
          </table:table-cell>
          <table:table-cell office:value-type="float" office:value="133.2" calcext:value-type="float">
            <text:p>133,2</text:p>
          </table:table-cell>
          <table:table-cell office:value-type="float" office:value="133.1" calcext:value-type="float">
            <text:p>133,1</text:p>
          </table:table-cell>
          <table:table-cell office:value-type="float" office:value="152.7" calcext:value-type="float">
            <text:p>152,7</text:p>
          </table:table-cell>
          <table:table-cell office:value-type="float" office:value="146.9" calcext:value-type="float">
            <text:p>146,9</text:p>
          </table:table-cell>
          <table:table-cell office:value-type="float" office:value="152.2" calcext:value-type="float">
            <text:p>152,2</text:p>
          </table:table-cell>
          <table:table-cell office:value-type="float" office:value="165.6" calcext:value-type="float">
            <text:p>165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.7365991259274" calcext:value-type="float">
            <text:p>52,7365991259274</text:p>
          </table:table-cell>
          <table:table-cell office:value-type="float" office:value="53.0598927946908" calcext:value-type="float">
            <text:p>53,0598927946908</text:p>
          </table:table-cell>
          <table:table-cell office:value-type="float" office:value="52.5200990108288" calcext:value-type="float">
            <text:p>52,5200990108288</text:p>
          </table:table-cell>
          <table:table-cell office:value-type="float" office:value="51.8591296951219" calcext:value-type="float">
            <text:p>51,8591296951219</text:p>
          </table:table-cell>
          <table:table-cell office:value-type="float" office:value="52.9943643572534" calcext:value-type="float">
            <text:p>52,9943643572534</text:p>
          </table:table-cell>
          <table:table-cell office:value-type="float" office:value="57.0929153895754" calcext:value-type="float">
            <text:p>57,0929153895754</text:p>
          </table:table-cell>
          <table:table-cell office:value-type="float" office:value="62.3485669251867" calcext:value-type="float">
            <text:p>62,3485669251867</text:p>
          </table:table-cell>
          <table:table-cell office:value-type="float" office:value="66.1846494608625" calcext:value-type="float">
            <text:p>66,1846494608625</text:p>
          </table:table-cell>
          <table:table-cell office:value-type="float" office:value="65.3043017686804" calcext:value-type="float">
            <text:p>65,3043017686804</text:p>
          </table:table-cell>
          <table:table-cell office:value-type="float" office:value="67.7460676440643" calcext:value-type="float">
            <text:p>67,74606764406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.6" calcext:value-type="float">
            <text:p>142,6</text:p>
          </table:table-cell>
          <table:table-cell office:value-type="float" office:value="139.4" calcext:value-type="float">
            <text:p>139,4</text:p>
          </table:table-cell>
          <table:table-cell office:value-type="float" office:value="140.2" calcext:value-type="float">
            <text:p>140,2</text:p>
          </table:table-cell>
          <table:table-cell office:value-type="float" office:value="145" calcext:value-type="float">
            <text:p>145</text:p>
          </table:table-cell>
          <table:table-cell office:value-type="float" office:value="142.1" calcext:value-type="float">
            <text:p>142,1</text:p>
          </table:table-cell>
          <table:table-cell office:value-type="float" office:value="138.3" calcext:value-type="float">
            <text:p>138,3</text:p>
          </table:table-cell>
          <table:table-cell office:value-type="float" office:value="157.9" calcext:value-type="float">
            <text:p>157,9</text:p>
          </table:table-cell>
          <table:table-cell office:value-type="float" office:value="149.7" calcext:value-type="float">
            <text:p>149,7</text:p>
          </table:table-cell>
          <table:table-cell office:value-type="float" office:value="151.4" calcext:value-type="float">
            <text:p>151,4</text:p>
          </table:table-cell>
          <table:table-cell office:value-type="float" office:value="149.2" calcext:value-type="float">
            <text:p>149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.3064136739293" calcext:value-type="float">
            <text:p>51,3064136739293</text:p>
          </table:table-cell>
          <table:table-cell office:value-type="float" office:value="51.3667037778193" calcext:value-type="float">
            <text:p>51,3667037778193</text:p>
          </table:table-cell>
          <table:table-cell office:value-type="float" office:value="53.9837850013861" calcext:value-type="float">
            <text:p>53,9837850013861</text:p>
          </table:table-cell>
          <table:table-cell office:value-type="float" office:value="54.1447478378866" calcext:value-type="float">
            <text:p>54,1447478378866</text:p>
          </table:table-cell>
          <table:table-cell office:value-type="float" office:value="52.9254282979112" calcext:value-type="float">
            <text:p>52,9254282979112</text:p>
          </table:table-cell>
          <table:table-cell office:value-type="float" office:value="54.3301918003387" calcext:value-type="float">
            <text:p>54,3301918003387</text:p>
          </table:table-cell>
          <table:table-cell office:value-type="float" office:value="69.5153259888114" calcext:value-type="float">
            <text:p>69,5153259888114</text:p>
          </table:table-cell>
          <table:table-cell office:value-type="float" office:value="76.2763238164735" calcext:value-type="float">
            <text:p>76,2763238164735</text:p>
          </table:table-cell>
          <table:table-cell office:value-type="float" office:value="64.3793035073891" calcext:value-type="float">
            <text:p>64,3793035073891</text:p>
          </table:table-cell>
          <table:table-cell office:value-type="float" office:value="63.1523745610612" calcext:value-type="float">
            <text:p>63,15237456106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7.2" calcext:value-type="float">
            <text:p>137,2</text:p>
          </table:table-cell>
          <table:table-cell office:value-type="float" office:value="138.6" calcext:value-type="float">
            <text:p>138,6</text:p>
          </table:table-cell>
          <table:table-cell office:value-type="float" office:value="142.2" calcext:value-type="float">
            <text:p>142,2</text:p>
          </table:table-cell>
          <table:table-cell office:value-type="float" office:value="140.6" calcext:value-type="float">
            <text:p>140,6</text:p>
          </table:table-cell>
          <table:table-cell office:value-type="float" office:value="131.6" calcext:value-type="float">
            <text:p>131,6</text:p>
          </table:table-cell>
          <table:table-cell office:value-type="float" office:value="136" calcext:value-type="float">
            <text:p>136</text:p>
          </table:table-cell>
          <table:table-cell office:value-type="float" office:value="145.3" calcext:value-type="float">
            <text:p>145,3</text:p>
          </table:table-cell>
          <table:table-cell office:value-type="float" office:value="134.4" calcext:value-type="float">
            <text:p>134,4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.9663825403392" calcext:value-type="float">
            <text:p>51,9663825403392</text:p>
          </table:table-cell>
          <table:table-cell office:value-type="float" office:value="54.3884822753036" calcext:value-type="float">
            <text:p>54,3884822753036</text:p>
          </table:table-cell>
          <table:table-cell office:value-type="float" office:value="54.9976278020731" calcext:value-type="float">
            <text:p>54,9976278020731</text:p>
          </table:table-cell>
          <table:table-cell office:value-type="float" office:value="52.9867341744548" calcext:value-type="float">
            <text:p>52,9867341744548</text:p>
          </table:table-cell>
          <table:table-cell office:value-type="float" office:value="52.5149483048729" calcext:value-type="float">
            <text:p>52,5149483048729</text:p>
          </table:table-cell>
          <table:table-cell office:value-type="float" office:value="55.6201069726545" calcext:value-type="float">
            <text:p>55,6201069726545</text:p>
          </table:table-cell>
          <table:table-cell office:value-type="float" office:value="70.1631763692306" calcext:value-type="float">
            <text:p>70,1631763692306</text:p>
          </table:table-cell>
          <table:table-cell office:value-type="float" office:value="72.8241497608838" calcext:value-type="float">
            <text:p>72,8241497608838</text:p>
          </table:table-cell>
          <table:table-cell office:value-type="float" office:value="63.8294049183146" calcext:value-type="float">
            <text:p>63,8294049183146</text:p>
          </table:table-cell>
          <table:table-cell office:value-type="float" office:value="65.2774657359957" calcext:value-type="float">
            <text:p>65,27746573599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.6" calcext:value-type="float">
            <text:p>136,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,7</text:p>
          </table:table-cell>
          <table:table-cell office:value-type="float" office:value="147.2" calcext:value-type="float">
            <text:p>147,2</text:p>
          </table:table-cell>
          <table:table-cell office:value-type="float" office:value="137" calcext:value-type="float">
            <text:p>137</text:p>
          </table:table-cell>
          <table:table-cell office:value-type="float" office:value="132.7" calcext:value-type="float">
            <text:p>132,7</text:p>
          </table:table-cell>
          <table:table-cell office:value-type="float" office:value="135.8" calcext:value-type="float">
            <text:p>135,8</text:p>
          </table:table-cell>
          <table:table-cell office:value-type="float" office:value="143.4" calcext:value-type="float">
            <text:p>143,4</text:p>
          </table:table-cell>
          <table:table-cell office:value-type="float" office:value="136.8" calcext:value-type="float">
            <text:p>136,8</text:p>
          </table:table-cell>
          <table:table-cell office:value-type="float" office:value="133.6" calcext:value-type="float">
            <text:p>133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.4087149029659" calcext:value-type="float">
            <text:p>51,4087149029659</text:p>
          </table:table-cell>
          <table:table-cell office:value-type="float" office:value="56.8214409264959" calcext:value-type="float">
            <text:p>56,8214409264959</text:p>
          </table:table-cell>
          <table:table-cell office:value-type="float" office:value="60.535782881629" calcext:value-type="float">
            <text:p>60,535782881629</text:p>
          </table:table-cell>
          <table:table-cell office:value-type="float" office:value="54.729482181168" calcext:value-type="float">
            <text:p>54,729482181168</text:p>
          </table:table-cell>
          <table:table-cell office:value-type="float" office:value="55.941863113974" calcext:value-type="float">
            <text:p>55,941863113974</text:p>
          </table:table-cell>
          <table:table-cell office:value-type="float" office:value="66.7975381185822" calcext:value-type="float">
            <text:p>66,7975381185822</text:p>
          </table:table-cell>
          <table:table-cell office:value-type="float" office:value="57.8073891429485" calcext:value-type="float">
            <text:p>57,8073891429485</text:p>
          </table:table-cell>
          <table:table-cell office:value-type="float" office:value="62.9816304716765" calcext:value-type="float">
            <text:p>62,9816304716765</text:p>
          </table:table-cell>
          <table:table-cell office:value-type="float" office:value="71.9996869233965" calcext:value-type="float">
            <text:p>71,9996869233965</text:p>
          </table:table-cell>
          <table:table-cell office:value-type="float" office:value="70.0237527152955" calcext:value-type="float">
            <text:p>70,0237527152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8.7" calcext:value-type="float">
            <text:p>138,7</text:p>
          </table:table-cell>
          <table:table-cell office:value-type="float" office:value="137.9" calcext:value-type="float">
            <text:p>137,9</text:p>
          </table:table-cell>
          <table:table-cell office:value-type="float" office:value="141.1" calcext:value-type="float">
            <text:p>141,1</text:p>
          </table:table-cell>
          <table:table-cell office:value-type="float" office:value="138.4" calcext:value-type="float">
            <text:p>138,4</text:p>
          </table:table-cell>
          <table:table-cell office:value-type="float" office:value="140.8" calcext:value-type="float">
            <text:p>140,8</text:p>
          </table:table-cell>
          <table:table-cell office:value-type="float" office:value="164.1" calcext:value-type="float">
            <text:p>164,1</text:p>
          </table:table-cell>
          <table:table-cell office:value-type="float" office:value="141.2" calcext:value-type="float">
            <text:p>141,2</text:p>
          </table:table-cell>
          <table:table-cell office:value-type="float" office:value="146" calcext:value-type="float">
            <text:p>146</text:p>
          </table:table-cell>
          <table:table-cell office:value-type="float" office:value="161.6" calcext:value-type="float">
            <text:p>161,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1.8669348208038" calcext:value-type="float">
            <text:p>51,8669348208038</text:p>
          </table:table-cell>
          <table:table-cell office:value-type="float" office:value="57.9622523729491" calcext:value-type="float">
            <text:p>57,9622523729491</text:p>
          </table:table-cell>
          <table:table-cell office:value-type="float" office:value="56.9044447816912" calcext:value-type="float">
            <text:p>56,9044447816912</text:p>
          </table:table-cell>
          <table:table-cell office:value-type="float" office:value="56.6484763116336" calcext:value-type="float">
            <text:p>56,6484763116336</text:p>
          </table:table-cell>
          <table:table-cell office:value-type="float" office:value="55.3431789486279" calcext:value-type="float">
            <text:p>55,3431789486279</text:p>
          </table:table-cell>
          <table:table-cell office:value-type="float" office:value="58.725321661812" calcext:value-type="float">
            <text:p>58,725321661812</text:p>
          </table:table-cell>
          <table:table-cell office:value-type="float" office:value="61.9869435408299" calcext:value-type="float">
            <text:p>61,9869435408299</text:p>
          </table:table-cell>
          <table:table-cell office:value-type="float" office:value="61.0151547568208" calcext:value-type="float">
            <text:p>61,0151547568208</text:p>
          </table:table-cell>
          <table:table-cell office:value-type="float" office:value="62.829793290441" calcext:value-type="float">
            <text:p>62,829793290441</text:p>
          </table:table-cell>
          <table:table-cell office:value-type="float" office:value="66.716108895818" calcext:value-type="float">
            <text:p>66,71610889581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1.9" calcext:value-type="float">
            <text:p>131,9</text:p>
          </table:table-cell>
          <table:table-cell table:style-name="ce25" office:value-type="float" office:value="131.7" calcext:value-type="float">
            <text:p>131,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6.6" calcext:value-type="float">
            <text:p>136,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41" calcext:value-type="float">
            <text:p>141</text:p>
          </table:table-cell>
          <table:table-cell table:style-name="ce29" office:value-type="float" office:value="141.4" calcext:value-type="float">
            <text:p>141,4</text:p>
          </table:table-cell>
        </table:table-row>
      </table:table>
      <table:table table:name="3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3'.B2:'3'.B11 '1'.C1:'1'.C1 '3'.C2:'3'.C11 '1'.D1:'1'.D1 '3'.D2:'3'.D11 '1'.E1:'1'.E1 '3'.E2:'3'.E11 '1'.F1:'1'.F1 '3'.F2:'3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3'.G2:'3'.G11 '1'.H1:'1'.H1 '3'.H2:'3'.H11 '1'.I1:'1'.I1 '3'.I2:'3'.I11 '1'.J1:'1'.J1 '3'.J2:'3'.J11 '1'.K1:'1'.K1 '3'.K2:'3'.K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.604cm" svg:height="8.981cm" svg:x="27.151cm" svg:y="5.508cm">
            <draw:object draw:notify-on-update-of-ranges="'3'.M2:'3'.M11 '3'.N1:'3'.N1 '3'.N2:'3'.N11 '3'.O1:'3'.O1 '3'.O2:'3'.O11 '3'.P1:'3'.P1 '3'.P2:'3'.P11 '3'.Q1:'3'.Q1 '3'.Q2:'3'.Q11 '3'.R1:'3'.R1 '3'.R2:'3'.R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24.575cm" svg:height="8.982cm" svg:x="27.18cm" svg:y="15.082cm">
            <draw:object draw:notify-on-update-of-ranges="'3'.M2:'3'.M11 '3'.S1:'3'.S1 '3'.S2:'3'.S11 '3'.T1:'3'.T1 '3'.T2:'3'.T11 '3'.U1:'3'.U1 '3'.U2:'3'.U11 '3'.V1:'3'.V1 '3'.V2:'3'.V11 '3'.W1:'3'.W1 '3'.W2:'3'.W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5.5751202762431" calcext:value-type="float">
            <text:p>45,5751202762431</text:p>
          </table:table-cell>
          <table:table-cell table:number-columns-repeated="2" office:value-type="float" office:value="43.5206789473684" calcext:value-type="float">
            <text:p>43,5206789473684</text:p>
          </table:table-cell>
          <table:table-cell office:value-type="float" office:value="43.7513589874176" calcext:value-type="float">
            <text:p>43,7513589874176</text:p>
          </table:table-cell>
          <table:table-cell table:number-columns-repeated="2" office:value-type="float" office:value="43.5206789473684" calcext:value-type="float">
            <text:p>43,520678947368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2.6" calcext:value-type="float">
            <text:p>182,6</text:p>
          </table:table-cell>
          <table:table-cell table:number-columns-repeated="4" table:style-name="ce12" office:value-type="float" office:value="182.6" calcext:value-type="float">
            <text:p>182,6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12" office:value-type="float" office:value="167.9" calcext:value-type="float">
            <text:p>167,9</text:p>
          </table:table-cell>
          <table:table-cell table:style-name="ce12" office:value-type="float" office:value="168.5" calcext:value-type="float">
            <text:p>168,5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27" office:value-type="float" office:value="167.8" calcext:value-type="float">
            <text:p>167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6.1002153477614" calcext:value-type="float">
            <text:p>46,1002153477614</text:p>
          </table:table-cell>
          <table:table-cell table:number-columns-repeated="2" office:value-type="float" office:value="47.8592542906746" calcext:value-type="float">
            <text:p>47,8592542906746</text:p>
          </table:table-cell>
          <table:table-cell office:value-type="float" office:value="47.7221671742809" calcext:value-type="float">
            <text:p>47,7221671742809</text:p>
          </table:table-cell>
          <table:table-cell table:number-columns-repeated="2" office:value-type="float" office:value="47.8592542906746" calcext:value-type="float">
            <text:p>47,859254290674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203.9" calcext:value-type="float">
            <text:p>203,9</text:p>
          </table:table-cell>
          <table:table-cell table:number-columns-repeated="2" office:value-type="float" office:value="136.1" calcext:value-type="float">
            <text:p>136,1</text:p>
          </table:table-cell>
          <table:table-cell office:value-type="float" office:value="139.6" calcext:value-type="float">
            <text:p>139,6</text:p>
          </table:table-cell>
          <table:table-cell table:number-columns-repeated="2" office:value-type="float" office:value="136.1" calcext:value-type="float">
            <text:p>136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.2073095467446" calcext:value-type="float">
            <text:p>42,2073095467446</text:p>
          </table:table-cell>
          <table:table-cell office:value-type="float" office:value="45.076104301798" calcext:value-type="float">
            <text:p>45,076104301798</text:p>
          </table:table-cell>
          <table:table-cell office:value-type="float" office:value="44.6363058627025" calcext:value-type="float">
            <text:p>44,6363058627025</text:p>
          </table:table-cell>
          <table:table-cell office:value-type="float" office:value="44.0266516141001" calcext:value-type="float">
            <text:p>44,0266516141001</text:p>
          </table:table-cell>
          <table:table-cell office:value-type="float" office:value="44.7208248923187" calcext:value-type="float">
            <text:p>44,7208248923187</text:p>
          </table:table-cell>
          <table:table-cell office:value-type="float" office:value="49.0453782057417" calcext:value-type="float">
            <text:p>49,0453782057417</text:p>
          </table:table-cell>
          <table:table-cell office:value-type="float" office:value="49.7252453646192" calcext:value-type="float">
            <text:p>49,7252453646192</text:p>
          </table:table-cell>
          <table:table-cell office:value-type="float" office:value="47.1284931289641" calcext:value-type="float">
            <text:p>47,1284931289641</text:p>
          </table:table-cell>
          <table:table-cell office:value-type="float" office:value="46.8431710021322" calcext:value-type="float">
            <text:p>46,8431710021322</text:p>
          </table:table-cell>
          <table:table-cell office:value-type="float" office:value="47.4516033853007" calcext:value-type="float">
            <text:p>47,45160338530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51.4" calcext:value-type="float">
            <text:p>151,4</text:p>
          </table:table-cell>
          <table:table-cell office:value-type="float" office:value="153.3" calcext:value-type="float">
            <text:p>153,3</text:p>
          </table:table-cell>
          <table:table-cell office:value-type="float" office:value="138.2" calcext:value-type="float">
            <text:p>138,2</text:p>
          </table:table-cell>
          <table:table-cell office:value-type="float" office:value="142.1" calcext:value-type="float">
            <text:p>142,1</text:p>
          </table:table-cell>
          <table:table-cell office:value-type="float" office:value="107" calcext:value-type="float">
            <text:p>107</text:p>
          </table:table-cell>
          <table:table-cell office:value-type="float" office:value="111.3" calcext:value-type="float">
            <text:p>111,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.1788232591788" calcext:value-type="float">
            <text:p>48,1788232591788</text:p>
          </table:table-cell>
          <table:table-cell office:value-type="float" office:value="52.2128425327852" calcext:value-type="float">
            <text:p>52,2128425327852</text:p>
          </table:table-cell>
          <table:table-cell office:value-type="float" office:value="51.6685579174006" calcext:value-type="float">
            <text:p>51,6685579174006</text:p>
          </table:table-cell>
          <table:table-cell office:value-type="float" office:value="52.1249462315462" calcext:value-type="float">
            <text:p>52,1249462315462</text:p>
          </table:table-cell>
          <table:table-cell office:value-type="float" office:value="49.777674746917" calcext:value-type="float">
            <text:p>49,777674746917</text:p>
          </table:table-cell>
          <table:table-cell office:value-type="float" office:value="49.5517989921202" calcext:value-type="float">
            <text:p>49,5517989921202</text:p>
          </table:table-cell>
          <table:table-cell office:value-type="float" office:value="50.1227295126705" calcext:value-type="float">
            <text:p>50,1227295126705</text:p>
          </table:table-cell>
          <table:table-cell office:value-type="float" office:value="50.2894011333451" calcext:value-type="float">
            <text:p>50,2894011333451</text:p>
          </table:table-cell>
          <table:table-cell office:value-type="float" office:value="52.5731748266013" calcext:value-type="float">
            <text:p>52,5731748266013</text:p>
          </table:table-cell>
          <table:table-cell office:value-type="float" office:value="51.7868748731955" calcext:value-type="float">
            <text:p>51,78687487319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.6" calcext:value-type="float">
            <text:p>112,6</text:p>
          </table:table-cell>
          <table:table-cell table:number-columns-repeated="2" office:value-type="float" office:value="104.1" calcext:value-type="float">
            <text:p>104,1</text:p>
          </table:table-cell>
          <table:table-cell office:value-type="float" office:value="104.8" calcext:value-type="float">
            <text:p>104,8</text:p>
          </table:table-cell>
          <table:table-cell office:value-type="float" office:value="110.9" calcext:value-type="float">
            <text:p>110,9</text:p>
          </table:table-cell>
          <table:table-cell office:value-type="float" office:value="111.4" calcext:value-type="float">
            <text:p>11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16" calcext:value-type="float">
            <text:p>116</text:p>
          </table:table-cell>
          <table:table-cell office:value-type="float" office:value="101.4" calcext:value-type="float">
            <text:p>101,4</text:p>
          </table:table-cell>
          <table:table-cell office:value-type="float" office:value="105.6" calcext:value-type="float">
            <text:p>10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6006868906637" calcext:value-type="float">
            <text:p>52,6006868906637</text:p>
          </table:table-cell>
          <table:table-cell office:value-type="float" office:value="55.577880038626" calcext:value-type="float">
            <text:p>55,577880038626</text:p>
          </table:table-cell>
          <table:table-cell office:value-type="float" office:value="56.5253407294833" calcext:value-type="float">
            <text:p>56,5253407294833</text:p>
          </table:table-cell>
          <table:table-cell office:value-type="float" office:value="56.4577727493261" calcext:value-type="float">
            <text:p>56,4577727493261</text:p>
          </table:table-cell>
          <table:table-cell office:value-type="float" office:value="53.4315154974846" calcext:value-type="float">
            <text:p>53,4315154974846</text:p>
          </table:table-cell>
          <table:table-cell office:value-type="float" office:value="52.2921548789571" calcext:value-type="float">
            <text:p>52,2921548789571</text:p>
          </table:table-cell>
          <table:table-cell office:value-type="float" office:value="53.1787103378626" calcext:value-type="float">
            <text:p>53,1787103378626</text:p>
          </table:table-cell>
          <table:table-cell office:value-type="float" office:value="54.5878203084355" calcext:value-type="float">
            <text:p>54,5878203084355</text:p>
          </table:table-cell>
          <table:table-cell office:value-type="float" office:value="55.4762778993435" calcext:value-type="float">
            <text:p>55,4762778993435</text:p>
          </table:table-cell>
          <table:table-cell office:value-type="float" office:value="56.8780644951139" calcext:value-type="float">
            <text:p>56,87806449511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3" calcext:value-type="float">
            <text:p>123</text:p>
          </table:table-cell>
          <table:table-cell office:value-type="float" office:value="126.2" calcext:value-type="float">
            <text:p>126,2</text:p>
          </table:table-cell>
          <table:table-cell office:value-type="float" office:value="121.9" calcext:value-type="float">
            <text:p>121,9</text:p>
          </table:table-cell>
          <table:table-cell office:value-type="float" office:value="92.2" calcext:value-type="float">
            <text:p>92,2</text:p>
          </table:table-cell>
          <table:table-cell office:value-type="float" office:value="94.4" calcext:value-type="float">
            <text:p>94,4</text:p>
          </table:table-cell>
          <table:table-cell office:value-type="float" office:value="93.5" calcext:value-type="float">
            <text:p>93,5</text:p>
          </table:table-cell>
          <table:table-cell office:value-type="float" office:value="95.2" calcext:value-type="float">
            <text:p>95,2</text:p>
          </table:table-cell>
          <table:table-cell office:value-type="float" office:value="85.8" calcext:value-type="float">
            <text:p>8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.7850422876196" calcext:value-type="float">
            <text:p>47,7850422876196</text:p>
          </table:table-cell>
          <table:table-cell office:value-type="float" office:value="51.4941465236686" calcext:value-type="float">
            <text:p>51,4941465236686</text:p>
          </table:table-cell>
          <table:table-cell office:value-type="float" office:value="51.8107760135135" calcext:value-type="float">
            <text:p>51,8107760135135</text:p>
          </table:table-cell>
          <table:table-cell office:value-type="float" office:value="51.0415922491957" calcext:value-type="float">
            <text:p>51,0415922491957</text:p>
          </table:table-cell>
          <table:table-cell office:value-type="float" office:value="49.3607531862745" calcext:value-type="float">
            <text:p>49,3607531862745</text:p>
          </table:table-cell>
          <table:table-cell office:value-type="float" office:value="56.4140819217983" calcext:value-type="float">
            <text:p>56,4140819217983</text:p>
          </table:table-cell>
          <table:table-cell office:value-type="float" office:value="60.5934468072198" calcext:value-type="float">
            <text:p>60,5934468072198</text:p>
          </table:table-cell>
          <table:table-cell office:value-type="float" office:value="59.1798571472916" calcext:value-type="float">
            <text:p>59,1798571472916</text:p>
          </table:table-cell>
          <table:table-cell office:value-type="float" office:value="56.7653958762886" calcext:value-type="float">
            <text:p>56,7653958762886</text:p>
          </table:table-cell>
          <table:table-cell office:value-type="float" office:value="57.427204207758" calcext:value-type="float">
            <text:p>57,4272042077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.6" calcext:value-type="float">
            <text:p>100,6</text:p>
          </table:table-cell>
          <table:table-cell office:value-type="float" office:value="99.7" calcext:value-type="float">
            <text:p>99,7</text:p>
          </table:table-cell>
          <table:table-cell office:value-type="float" office:value="99.8" calcext:value-type="float">
            <text:p>99,8</text:p>
          </table:table-cell>
          <table:table-cell office:value-type="float" office:value="100.6" calcext:value-type="float">
            <text:p>100,6</text:p>
          </table:table-cell>
          <table:table-cell office:value-type="float" office:value="107.6" calcext:value-type="float">
            <text:p>107,6</text:p>
          </table:table-cell>
          <table:table-cell office:value-type="float" office:value="92.5" calcext:value-type="float">
            <text:p>92,5</text:p>
          </table:table-cell>
          <table:table-cell office:value-type="float" office:value="98.4" calcext:value-type="float">
            <text:p>98,4</text:p>
          </table:table-cell>
          <table:table-cell office:value-type="float" office:value="95.8" calcext:value-type="float">
            <text:p>95,8</text:p>
          </table:table-cell>
          <table:table-cell office:value-type="float" office:value="92.6" calcext:value-type="float">
            <text:p>92,6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.7185450514547" calcext:value-type="float">
            <text:p>48,7185450514547</text:p>
          </table:table-cell>
          <table:table-cell office:value-type="float" office:value="49.8470520506329" calcext:value-type="float">
            <text:p>49,8470520506329</text:p>
          </table:table-cell>
          <table:table-cell office:value-type="float" office:value="50.5224333655914" calcext:value-type="float">
            <text:p>50,5224333655914</text:p>
          </table:table-cell>
          <table:table-cell office:value-type="float" office:value="51.585143972533" calcext:value-type="float">
            <text:p>51,585143972533</text:p>
          </table:table-cell>
          <table:table-cell office:value-type="float" office:value="50.0321364993534" calcext:value-type="float">
            <text:p>50,0321364993534</text:p>
          </table:table-cell>
          <table:table-cell office:value-type="float" office:value="54.4856287633538" calcext:value-type="float">
            <text:p>54,4856287633538</text:p>
          </table:table-cell>
          <table:table-cell office:value-type="float" office:value="62.6027367791956" calcext:value-type="float">
            <text:p>62,6027367791956</text:p>
          </table:table-cell>
          <table:table-cell office:value-type="float" office:value="65.9784048917877" calcext:value-type="float">
            <text:p>65,9784048917877</text:p>
          </table:table-cell>
          <table:table-cell office:value-type="float" office:value="59.1047115091211" calcext:value-type="float">
            <text:p>59,1047115091211</text:p>
          </table:table-cell>
          <table:table-cell office:value-type="float" office:value="57.4689543702684" calcext:value-type="float">
            <text:p>57,4689543702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,5</text:p>
          </table:table-cell>
          <table:table-cell office:value-type="float" office:value="102.7" calcext:value-type="float">
            <text:p>102,7</text:p>
          </table:table-cell>
          <table:table-cell office:value-type="float" office:value="120.2" calcext:value-type="float">
            <text:p>120,2</text:p>
          </table:table-cell>
          <table:table-cell office:value-type="float" office:value="102.2" calcext:value-type="float">
            <text:p>102,2</text:p>
          </table:table-cell>
          <table:table-cell office:value-type="float" office:value="110" calcext:value-type="float">
            <text:p>110</text:p>
          </table:table-cell>
          <table:table-cell office:value-type="float" office:value="79.8" calcext:value-type="float">
            <text:p>79,8</text:p>
          </table:table-cell>
          <table:table-cell office:value-type="float" office:value="82.2" calcext:value-type="float">
            <text:p>82,2</text:p>
          </table:table-cell>
          <table:table-cell office:value-type="float" office:value="88.4" calcext:value-type="float">
            <text:p>88,4</text:p>
          </table:table-cell>
          <table:table-cell office:value-type="float" office:value="79.8" calcext:value-type="float">
            <text:p>79,8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.081216782621" calcext:value-type="float">
            <text:p>54,081216782621</text:p>
          </table:table-cell>
          <table:table-cell office:value-type="float" office:value="53.9720293989862" calcext:value-type="float">
            <text:p>53,9720293989862</text:p>
          </table:table-cell>
          <table:table-cell office:value-type="float" office:value="51.94320590449" calcext:value-type="float">
            <text:p>51,94320590449</text:p>
          </table:table-cell>
          <table:table-cell office:value-type="float" office:value="51.7456752329192" calcext:value-type="float">
            <text:p>51,7456752329192</text:p>
          </table:table-cell>
          <table:table-cell office:value-type="float" office:value="51.2232015780623" calcext:value-type="float">
            <text:p>51,2232015780623</text:p>
          </table:table-cell>
          <table:table-cell office:value-type="float" office:value="57.2264176" calcext:value-type="float">
            <text:p>57,2264176</text:p>
          </table:table-cell>
          <table:table-cell office:value-type="float" office:value="61.6482933163495" calcext:value-type="float">
            <text:p>61,6482933163495</text:p>
          </table:table-cell>
          <table:table-cell office:value-type="float" office:value="64.2468226474193" calcext:value-type="float">
            <text:p>64,2468226474193</text:p>
          </table:table-cell>
          <table:table-cell office:value-type="float" office:value="59.7332116499113" calcext:value-type="float">
            <text:p>59,7332116499113</text:p>
          </table:table-cell>
          <table:table-cell office:value-type="float" office:value="60.1373385908019" calcext:value-type="float">
            <text:p>60,1373385908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,6</text:p>
          </table:table-cell>
          <table:table-cell office:value-type="float" office:value="80.5" calcext:value-type="float">
            <text:p>80,5</text:p>
          </table:table-cell>
          <table:table-cell office:value-type="float" office:value="89.8" calcext:value-type="float">
            <text:p>89,8</text:p>
          </table:table-cell>
          <table:table-cell office:value-type="float" office:value="89.2" calcext:value-type="float">
            <text:p>89,2</text:p>
          </table:table-cell>
          <table:table-cell office:value-type="float" office:value="89.5" calcext:value-type="float">
            <text:p>89,5</text:p>
          </table:table-cell>
          <table:table-cell office:value-type="float" office:value="83" calcext:value-type="float">
            <text:p>83</text:p>
          </table:table-cell>
          <table:table-cell office:value-type="float" office:value="79.1" calcext:value-type="float">
            <text:p>79,1</text:p>
          </table:table-cell>
          <table:table-cell office:value-type="float" office:value="86.1" calcext:value-type="float">
            <text:p>86,1</text:p>
          </table:table-cell>
          <table:table-cell office:value-type="float" office:value="79.8" calcext:value-type="float">
            <text:p>79,8</text:p>
          </table:table-cell>
          <table:table-cell office:value-type="float" office:value="80.2" calcext:value-type="float">
            <text:p>80,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.8573048771407" calcext:value-type="float">
            <text:p>49,8573048771407</text:p>
          </table:table-cell>
          <table:table-cell office:value-type="float" office:value="51.7158101884498" calcext:value-type="float">
            <text:p>51,7158101884498</text:p>
          </table:table-cell>
          <table:table-cell office:value-type="float" office:value="54.2935993326742" calcext:value-type="float">
            <text:p>54,2935993326742</text:p>
          </table:table-cell>
          <table:table-cell office:value-type="float" office:value="54.6648853863243" calcext:value-type="float">
            <text:p>54,6648853863243</text:p>
          </table:table-cell>
          <table:table-cell office:value-type="float" office:value="53.7135610538922" calcext:value-type="float">
            <text:p>53,7135610538922</text:p>
          </table:table-cell>
          <table:table-cell office:value-type="float" office:value="57.3324038489576" calcext:value-type="float">
            <text:p>57,3324038489576</text:p>
          </table:table-cell>
          <table:table-cell office:value-type="float" office:value="66.1369394443002" calcext:value-type="float">
            <text:p>66,1369394443002</text:p>
          </table:table-cell>
          <table:table-cell office:value-type="float" office:value="66.6565390328614" calcext:value-type="float">
            <text:p>66,6565390328614</text:p>
          </table:table-cell>
          <table:table-cell office:value-type="float" office:value="56.8884162146731" calcext:value-type="float">
            <text:p>56,8884162146731</text:p>
          </table:table-cell>
          <table:table-cell office:value-type="float" office:value="55.5323773646801" calcext:value-type="float">
            <text:p>55,5323773646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" calcext:value-type="float">
            <text:p>82,6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4,6</text:p>
          </table:table-cell>
          <table:table-cell office:value-type="float" office:value="84.8" calcext:value-type="float">
            <text:p>84,8</text:p>
          </table:table-cell>
          <table:table-cell office:value-type="float" office:value="86.9" calcext:value-type="float">
            <text:p>86,9</text:p>
          </table:table-cell>
          <table:table-cell office:value-type="float" office:value="71.2" calcext:value-type="float">
            <text:p>71,2</text:p>
          </table:table-cell>
          <table:table-cell office:value-type="float" office:value="82.8" calcext:value-type="float">
            <text:p>82,8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0.5027928481649" calcext:value-type="float">
            <text:p>50,5027928481649</text:p>
          </table:table-cell>
          <table:table-cell office:value-type="float" office:value="55.9158592313306" calcext:value-type="float">
            <text:p>55,9158592313306</text:p>
          </table:table-cell>
          <table:table-cell office:value-type="float" office:value="54.992709759157" calcext:value-type="float">
            <text:p>54,992709759157</text:p>
          </table:table-cell>
          <table:table-cell office:value-type="float" office:value="54.5750223107569" calcext:value-type="float">
            <text:p>54,5750223107569</text:p>
          </table:table-cell>
          <table:table-cell office:value-type="float" office:value="53.3756652486041" calcext:value-type="float">
            <text:p>53,3756652486041</text:p>
          </table:table-cell>
          <table:table-cell office:value-type="float" office:value="58.5179050249735" calcext:value-type="float">
            <text:p>58,5179050249735</text:p>
          </table:table-cell>
          <table:table-cell office:value-type="float" office:value="60.076730896921" calcext:value-type="float">
            <text:p>60,076730896921</text:p>
          </table:table-cell>
          <table:table-cell office:value-type="float" office:value="63.4228140917036" calcext:value-type="float">
            <text:p>63,4228140917036</text:p>
          </table:table-cell>
          <table:table-cell office:value-type="float" office:value="54.9384095652174" calcext:value-type="float">
            <text:p>54,9384095652174</text:p>
          </table:table-cell>
          <table:table-cell office:value-type="float" office:value="54.4458279889426" calcext:value-type="float">
            <text:p>54,445827988942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81.7" calcext:value-type="float">
            <text:p>81,7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9.9" calcext:value-type="float">
            <text:p>79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79.4" calcext:value-type="float">
            <text:p>79,4</text:p>
          </table:table-cell>
          <table:table-cell table:style-name="ce29" office:value-type="float" office:value="71.6" calcext:value-type="float">
            <text:p>71,6</text:p>
          </table:table-cell>
        </table:table-row>
      </table:table>
      <table:table table:name="4" table:style-name="ta1">
        <table:shapes>
          <draw:frame draw:z-index="0" draw:style-name="gr1" draw:text-style-name="P1" svg:width="24.384cm" svg:height="9.001cm" svg:x="0cm" svg:y="14.939cm">
            <draw:object draw:notify-on-update-of-ranges="'1'.A2:'1'.A11 '1'.G1:'1'.G1 '4'.G2:'4'.G11 '1'.H1:'1'.H1 '4'.H2:'4'.H11 '1'.I1:'1'.I1 '4'.I2:'4'.I11 '1'.J1:'1'.J1 '4'.J2:'4'.J11 '1'.K1:'1'.K1 '4'.K2:'4'.K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4.662cm" svg:height="8.981cm" svg:x="27.18cm" svg:y="5.508cm">
            <draw:object draw:notify-on-update-of-ranges="'4'.M2:'4'.M11 '4'.N1:'4'.N1 '4'.N2:'4'.N11 '4'.O1:'4'.O1 '4'.O2:'4'.O11 '4'.P1:'4'.P1 '4'.P2:'4'.P11 '4'.Q1:'4'.Q1 '4'.Q2:'4'.Q11 '4'.R1:'4'.R1 '4'.R2:'4'.R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24.575cm" svg:height="8.982cm" svg:x="27.151cm" svg:y="15.28cm">
            <draw:object draw:notify-on-update-of-ranges="'4'.M2:'4'.M11 '4'.S1:'4'.S1 '4'.S2:'4'.S11 '4'.T1:'4'.T1 '4'.T2:'4'.T11 '4'.U1:'4'.U1 '4'.U2:'4'.U11 '4'.V1:'4'.V1 '4'.V2:'4'.V11 '4'.W1:'4'.W1 '4'.W2:'4'.W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" draw:style-name="gr1" draw:text-style-name="P1" svg:width="24.604cm" svg:height="8.982cm" svg:x="0.087cm" svg:y="5.536cm">
            <draw:object draw:notify-on-update-of-ranges="'4'.A1:'4'.A1 '4'.A2:'4'.A11 '4'.B1:'4'.B1 '4'.B2:'4'.B11 '4'.C1:'4'.C1 '4'.C2:'4'.C11 '4'.D1:'4'.D1 '4'.D2:'4'.D11 '4'.E1:'4'.E1 '4'.E2:'4'.E11 '4'.F1:'4'.F1 '4'.F2:'4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48.4613806063523" calcext:value-type="float">
            <text:p>48,4613806063523</text:p>
          </table:table-cell>
          <table:table-cell table:number-columns-repeated="2" office:value-type="float" office:value="52.7722083417086" calcext:value-type="float">
            <text:p>52,7722083417086</text:p>
          </table:table-cell>
          <table:table-cell office:value-type="float" office:value="52.7245077503775" calcext:value-type="float">
            <text:p>52,7245077503775</text:p>
          </table:table-cell>
          <table:table-cell table:number-columns-repeated="2" office:value-type="float" office:value="52.7722083417086" calcext:value-type="float">
            <text:p>52,772208341708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4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1" calcext:value-type="float">
            <text:p>101</text:p>
          </table:table-cell>
          <table:table-cell table:style-name="ce12" office:value-type="float" office:value="100.9" calcext:value-type="float">
            <text:p>100,9</text:p>
          </table:table-cell>
          <table:table-cell table:style-name="ce12" office:value-type="float" office:value="101" calcext:value-type="float">
            <text:p>101</text:p>
          </table:table-cell>
          <table:table-cell table:style-name="ce27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60.3752358572989" calcext:value-type="float">
            <text:p>60,3752358572989</text:p>
          </table:table-cell>
          <table:table-cell table:number-columns-repeated="5" office:value-type="float" office:value="51.4994225352113" calcext:value-type="float">
            <text:p>51,49942253521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93.1" calcext:value-type="float">
            <text:p>93,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.4192111188568" calcext:value-type="float">
            <text:p>56,4192111188568</text:p>
          </table:table-cell>
          <table:table-cell office:value-type="float" office:value="57.0397195625385" calcext:value-type="float">
            <text:p>57,0397195625385</text:p>
          </table:table-cell>
          <table:table-cell office:value-type="float" office:value="56.9075357809209" calcext:value-type="float">
            <text:p>56,9075357809209</text:p>
          </table:table-cell>
          <table:table-cell office:value-type="float" office:value="57.4956023316062" calcext:value-type="float">
            <text:p>57,4956023316062</text:p>
          </table:table-cell>
          <table:table-cell office:value-type="float" office:value="56.8067854333129" calcext:value-type="float">
            <text:p>56,8067854333129</text:p>
          </table:table-cell>
          <table:table-cell office:value-type="float" office:value="59.080235968243" calcext:value-type="float">
            <text:p>59,080235968243</text:p>
          </table:table-cell>
          <table:table-cell office:value-type="float" office:value="59.3647579040853" calcext:value-type="float">
            <text:p>59,3647579040853</text:p>
          </table:table-cell>
          <table:table-cell office:value-type="float" office:value="59.5657416485113" calcext:value-type="float">
            <text:p>59,5657416485113</text:p>
          </table:table-cell>
          <table:table-cell office:value-type="float" office:value="58.9769423213022" calcext:value-type="float">
            <text:p>58,9769423213022</text:p>
          </table:table-cell>
          <table:table-cell office:value-type="float" office:value="59.4879526766596" calcext:value-type="float">
            <text:p>59,48795267665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office:value-type="float" office:value="82.9" calcext:value-type="float">
            <text:p>82,9</text:p>
          </table:table-cell>
          <table:table-cell office:value-type="float" office:value="84.8" calcext:value-type="float">
            <text:p>84,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,4</text:p>
          </table:table-cell>
          <table:table-cell office:value-type="float" office:value="76.3" calcext:value-type="float">
            <text:p>76,3</text:p>
          </table:table-cell>
          <table:table-cell office:value-type="float" office:value="74.9" calcext:value-type="float">
            <text:p>74,9</text:p>
          </table:table-cell>
          <table:table-cell office:value-type="float" office:value="76.6" calcext:value-type="float">
            <text:p>76,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.9257028664647" calcext:value-type="float">
            <text:p>53,9257028664647</text:p>
          </table:table-cell>
          <table:table-cell office:value-type="float" office:value="54.5002716103656" calcext:value-type="float">
            <text:p>54,5002716103656</text:p>
          </table:table-cell>
          <table:table-cell office:value-type="float" office:value="53.8766431423437" calcext:value-type="float">
            <text:p>53,8766431423437</text:p>
          </table:table-cell>
          <table:table-cell office:value-type="float" office:value="55.8357868592731" calcext:value-type="float">
            <text:p>55,8357868592731</text:p>
          </table:table-cell>
          <table:table-cell office:value-type="float" office:value="54.4681355747005" calcext:value-type="float">
            <text:p>54,4681355747005</text:p>
          </table:table-cell>
          <table:table-cell office:value-type="float" office:value="70.3312332620778" calcext:value-type="float">
            <text:p>70,3312332620778</text:p>
          </table:table-cell>
          <table:table-cell office:value-type="float" office:value="71.7622392681839" calcext:value-type="float">
            <text:p>71,7622392681839</text:p>
          </table:table-cell>
          <table:table-cell office:value-type="float" office:value="71.5399338041002" calcext:value-type="float">
            <text:p>71,5399338041002</text:p>
          </table:table-cell>
          <table:table-cell office:value-type="float" office:value="71.5614802709569" calcext:value-type="float">
            <text:p>71,5614802709569</text:p>
          </table:table-cell>
          <table:table-cell office:value-type="float" office:value="71.7232189090909" calcext:value-type="float">
            <text:p>71,7232189090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91.8" calcext:value-type="float">
            <text:p>91,8</text:p>
          </table:table-cell>
          <table:table-cell office:value-type="float" office:value="105.9" calcext:value-type="float">
            <text:p>105,9</text:p>
          </table:table-cell>
          <table:table-cell office:value-type="float" office:value="91.2" calcext:value-type="float">
            <text:p>91,2</text:p>
          </table:table-cell>
          <table:table-cell office:value-type="float" office:value="100.8" calcext:value-type="float">
            <text:p>100,8</text:p>
          </table:table-cell>
          <table:table-cell office:value-type="float" office:value="53.1" calcext:value-type="float">
            <text:p>53,1</text:p>
          </table:table-cell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office:value-type="float" office:value="53.4" calcext:value-type="float">
            <text:p>53,4</text:p>
          </table:table-cell>
          <table:table-cell office:value-type="float" office:value="50.2" calcext:value-type="float">
            <text:p>5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.9132939889396" calcext:value-type="float">
            <text:p>53,9132939889396</text:p>
          </table:table-cell>
          <table:table-cell office:value-type="float" office:value="57.7645447802198" calcext:value-type="float">
            <text:p>57,7645447802198</text:p>
          </table:table-cell>
          <table:table-cell office:value-type="float" office:value="57.6150557601116" calcext:value-type="float">
            <text:p>57,6150557601116</text:p>
          </table:table-cell>
          <table:table-cell office:value-type="float" office:value="57.133709680851" calcext:value-type="float">
            <text:p>57,133709680851</text:p>
          </table:table-cell>
          <table:table-cell office:value-type="float" office:value="56.7694594056779" calcext:value-type="float">
            <text:p>56,7694594056779</text:p>
          </table:table-cell>
          <table:table-cell office:value-type="float" office:value="62.5798013682471" calcext:value-type="float">
            <text:p>62,5798013682471</text:p>
          </table:table-cell>
          <table:table-cell office:value-type="float" office:value="63.4023352584388" calcext:value-type="float">
            <text:p>63,4023352584388</text:p>
          </table:table-cell>
          <table:table-cell office:value-type="float" office:value="63.8518480379246" calcext:value-type="float">
            <text:p>63,8518480379246</text:p>
          </table:table-cell>
          <table:table-cell office:value-type="float" office:value="65.6348038399134" calcext:value-type="float">
            <text:p>65,6348038399134</text:p>
          </table:table-cell>
          <table:table-cell office:value-type="float" office:value="66.6997206975414" calcext:value-type="float">
            <text:p>66,69972069754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,7</text:p>
          </table:table-cell>
          <table:table-cell office:value-type="float" office:value="60.8" calcext:value-type="float">
            <text:p>60,8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,2</text:p>
          </table:table-cell>
          <table:table-cell office:value-type="float" office:value="68.1" calcext:value-type="float">
            <text:p>68,1</text:p>
          </table:table-cell>
          <table:table-cell office:value-type="float" office:value="77.7" calcext:value-type="float">
            <text:p>77,7</text:p>
          </table:table-cell>
          <table:table-cell office:value-type="float" office:value="69.9" calcext:value-type="float">
            <text:p>69,9</text:p>
          </table:table-cell>
          <table:table-cell office:value-type="float" office:value="70.1" calcext:value-type="float">
            <text:p>70,1</text:p>
          </table:table-cell>
          <table:table-cell office:value-type="float" office:value="68.4" calcext:value-type="float">
            <text:p>68,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.0858358762887" calcext:value-type="float">
            <text:p>54,0858358762887</text:p>
          </table:table-cell>
          <table:table-cell office:value-type="float" office:value="58.0580353363007" calcext:value-type="float">
            <text:p>58,0580353363007</text:p>
          </table:table-cell>
          <table:table-cell office:value-type="float" office:value="58.8895461009718" calcext:value-type="float">
            <text:p>58,8895461009718</text:p>
          </table:table-cell>
          <table:table-cell office:value-type="float" office:value="55.0552732447818" calcext:value-type="float">
            <text:p>55,0552732447818</text:p>
          </table:table-cell>
          <table:table-cell office:value-type="float" office:value="56.7394805153322" calcext:value-type="float">
            <text:p>56,7394805153322</text:p>
          </table:table-cell>
          <table:table-cell office:value-type="float" office:value="81.4723345021916" calcext:value-type="float">
            <text:p>81,4723345021916</text:p>
          </table:table-cell>
          <table:table-cell office:value-type="float" office:value="81.6333732321601" calcext:value-type="float">
            <text:p>81,6333732321601</text:p>
          </table:table-cell>
          <table:table-cell office:value-type="float" office:value="78.8978869016817" calcext:value-type="float">
            <text:p>78,8978869016817</text:p>
          </table:table-cell>
          <table:table-cell office:value-type="float" office:value="68.1695538273117" calcext:value-type="float">
            <text:p>68,1695538273117</text:p>
          </table:table-cell>
          <table:table-cell office:value-type="float" office:value="70.2365959898154" calcext:value-type="float">
            <text:p>70,2365959898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  <table:table-cell office:value-type="float" office:value="63.4" calcext:value-type="float">
            <text:p>63,4</text:p>
          </table:table-cell>
          <table:table-cell office:value-type="float" office:value="78.4" calcext:value-type="float">
            <text:p>78,4</text:p>
          </table:table-cell>
          <table:table-cell office:value-type="float" office:value="70.1" calcext:value-type="float">
            <text:p>70,1</text:p>
          </table:table-cell>
          <table:table-cell office:value-type="float" office:value="52.4" calcext:value-type="float">
            <text:p>52,4</text:p>
          </table:table-cell>
          <table:table-cell office:value-type="float" office:value="51.2" calcext:value-type="float">
            <text:p>51,2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51.4" calcext:value-type="float">
            <text:p>51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6.6481170771423" calcext:value-type="float">
            <text:p>56,6481170771423</text:p>
          </table:table-cell>
          <table:table-cell office:value-type="float" office:value="61.0219298621116" calcext:value-type="float">
            <text:p>61,0219298621116</text:p>
          </table:table-cell>
          <table:table-cell office:value-type="float" office:value="57.039558151854" calcext:value-type="float">
            <text:p>57,039558151854</text:p>
          </table:table-cell>
          <table:table-cell office:value-type="float" office:value="57.5150474008471" calcext:value-type="float">
            <text:p>57,5150474008471</text:p>
          </table:table-cell>
          <table:table-cell office:value-type="float" office:value="55.7785199221285" calcext:value-type="float">
            <text:p>55,7785199221285</text:p>
          </table:table-cell>
          <table:table-cell office:value-type="float" office:value="75.6244095871559" calcext:value-type="float">
            <text:p>75,6244095871559</text:p>
          </table:table-cell>
          <table:table-cell office:value-type="float" office:value="73.9247732348523" calcext:value-type="float">
            <text:p>73,9247732348523</text:p>
          </table:table-cell>
          <table:table-cell office:value-type="float" office:value="69.1186185785537" calcext:value-type="float">
            <text:p>69,1186185785537</text:p>
          </table:table-cell>
          <table:table-cell office:value-type="float" office:value="74.2856790352505" calcext:value-type="float">
            <text:p>74,2856790352505</text:p>
          </table:table-cell>
          <table:table-cell office:value-type="float" office:value="70.8790561574074" calcext:value-type="float">
            <text:p>70,87905615740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office:value-type="float" office:value="67.2" calcext:value-type="float">
            <text:p>67,2</text:p>
          </table:table-cell>
          <table:table-cell office:value-type="float" office:value="68.6" calcext:value-type="float">
            <text:p>68,6</text:p>
          </table:table-cell>
          <table:table-cell office:value-type="float" office:value="61.4" calcext:value-type="float">
            <text:p>61,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.3" calcext:value-type="float">
            <text:p>54,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2.4109677149964" calcext:value-type="float">
            <text:p>62,4109677149964</text:p>
          </table:table-cell>
          <table:table-cell office:value-type="float" office:value="61.6804116583301" calcext:value-type="float">
            <text:p>61,6804116583301</text:p>
          </table:table-cell>
          <table:table-cell office:value-type="float" office:value="62.3796074279835" calcext:value-type="float">
            <text:p>62,3796074279835</text:p>
          </table:table-cell>
          <table:table-cell office:value-type="float" office:value="62.4991892080427" calcext:value-type="float">
            <text:p>62,4991892080427</text:p>
          </table:table-cell>
          <table:table-cell office:value-type="float" office:value="61.5129967091732" calcext:value-type="float">
            <text:p>61,5129967091732</text:p>
          </table:table-cell>
          <table:table-cell office:value-type="float" office:value="75.0957039148765" calcext:value-type="float">
            <text:p>75,0957039148765</text:p>
          </table:table-cell>
          <table:table-cell office:value-type="float" office:value="75.8491197769829" calcext:value-type="float">
            <text:p>75,8491197769829</text:p>
          </table:table-cell>
          <table:table-cell office:value-type="float" office:value="70.0338547794118" calcext:value-type="float">
            <text:p>70,0338547794118</text:p>
          </table:table-cell>
          <table:table-cell office:value-type="float" office:value="71.7406667778241" calcext:value-type="float">
            <text:p>71,7406667778241</text:p>
          </table:table-cell>
          <table:table-cell office:value-type="float" office:value="75.0441592931393" calcext:value-type="float">
            <text:p>75,04415929313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60.8" calcext:value-type="float">
            <text:p>60,8</text:p>
          </table:table-cell>
          <table:table-cell office:value-type="float" office:value="56.7" calcext:value-type="float">
            <text:p>56,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57.1" calcext:value-type="float">
            <text:p>57,1</text:p>
          </table:table-cell>
          <table:table-cell office:value-type="float" office:value="49" calcext:value-type="float">
            <text:p>49</text:p>
          </table:table-cell>
          <table:table-cell office:value-type="float" office:value="57.2" calcext:value-type="float">
            <text:p>57,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.0784298489933" calcext:value-type="float">
            <text:p>64,0784298489933</text:p>
          </table:table-cell>
          <table:table-cell office:value-type="float" office:value="59.7072246022563" calcext:value-type="float">
            <text:p>59,7072246022563</text:p>
          </table:table-cell>
          <table:table-cell office:value-type="float" office:value="60.2043984478075" calcext:value-type="float">
            <text:p>60,2043984478075</text:p>
          </table:table-cell>
          <table:table-cell office:value-type="float" office:value="62.545316069295" calcext:value-type="float">
            <text:p>62,545316069295</text:p>
          </table:table-cell>
          <table:table-cell office:value-type="float" office:value="63.296980845719" calcext:value-type="float">
            <text:p>63,296980845719</text:p>
          </table:table-cell>
          <table:table-cell office:value-type="float" office:value="70.7088070900123" calcext:value-type="float">
            <text:p>70,7088070900123</text:p>
          </table:table-cell>
          <table:table-cell office:value-type="float" office:value="74.831152520102" calcext:value-type="float">
            <text:p>74,831152520102</text:p>
          </table:table-cell>
          <table:table-cell office:value-type="float" office:value="68.4351099798793" calcext:value-type="float">
            <text:p>68,4351099798793</text:p>
          </table:table-cell>
          <table:table-cell office:value-type="float" office:value="70.2118675113464" calcext:value-type="float">
            <text:p>70,2118675113464</text:p>
          </table:table-cell>
          <table:table-cell office:value-type="float" office:value="64.3401872626582" calcext:value-type="float">
            <text:p>64,34018726265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58.1" calcext:value-type="float">
            <text:p>58,1</text:p>
          </table:table-cell>
          <table:table-cell office:value-type="float" office:value="54.8" calcext:value-type="float">
            <text:p>54,8</text:p>
          </table:table-cell>
          <table:table-cell office:value-type="float" office:value="70.4" calcext:value-type="float">
            <text:p>70,4</text:p>
          </table:table-cell>
          <table:table-cell office:value-type="float" office:value="51.1" calcext:value-type="float">
            <text:p>51,1</text:p>
          </table:table-cell>
          <table:table-cell office:value-type="float" office:value="51.2" calcext:value-type="float">
            <text:p>51,2</text:p>
          </table:table-cell>
          <table:table-cell office:value-type="float" office:value="55.7" calcext:value-type="float">
            <text:p>55,7</text:p>
          </table:table-cell>
          <table:table-cell office:value-type="float" office:value="54.3" calcext:value-type="float">
            <text:p>54,3</text:p>
          </table:table-cell>
          <table:table-cell office:value-type="float" office:value="57.2" calcext:value-type="float">
            <text:p>57,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.905695203141" calcext:value-type="float">
            <text:p>63,905695203141</text:p>
          </table:table-cell>
          <table:table-cell office:value-type="float" office:value="64.1098247574805" calcext:value-type="float">
            <text:p>64,1098247574805</text:p>
          </table:table-cell>
          <table:table-cell office:value-type="float" office:value="60.2864848942597" calcext:value-type="float">
            <text:p>60,2864848942597</text:p>
          </table:table-cell>
          <table:table-cell office:value-type="float" office:value="61.8985664362519" calcext:value-type="float">
            <text:p>61,8985664362519</text:p>
          </table:table-cell>
          <table:table-cell office:value-type="float" office:value="61.3383126884963" calcext:value-type="float">
            <text:p>61,3383126884963</text:p>
          </table:table-cell>
          <table:table-cell office:value-type="float" office:value="68.3732291762733" calcext:value-type="float">
            <text:p>68,3732291762733</text:p>
          </table:table-cell>
          <table:table-cell office:value-type="float" office:value="69.3847312975529" calcext:value-type="float">
            <text:p>69,3847312975529</text:p>
          </table:table-cell>
          <table:table-cell office:value-type="float" office:value="61.81476039783" calcext:value-type="float">
            <text:p>61,81476039783</text:p>
          </table:table-cell>
          <table:table-cell office:value-type="float" office:value="66.3046616386554" calcext:value-type="float">
            <text:p>66,3046616386554</text:p>
          </table:table-cell>
          <table:table-cell office:value-type="float" office:value="60.5013128548473" calcext:value-type="float">
            <text:p>60,501312854847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62.8" calcext:value-type="float">
            <text:p>62,8</text:p>
          </table:table-cell>
          <table:table-cell table:style-name="ce25" office:value-type="float" office:value="50.7" calcext:value-type="float">
            <text:p>50,7</text:p>
          </table:table-cell>
          <table:table-cell table:style-name="ce25" office:value-type="float" office:value="50.8" calcext:value-type="float">
            <text:p>50,8</text:p>
          </table:table-cell>
          <table:table-cell table:style-name="ce25" office:value-type="float" office:value="54.4" calcext:value-type="float">
            <text:p>54,4</text:p>
          </table:table-cell>
          <table:table-cell table:style-name="ce25" office:value-type="float" office:value="54.6" calcext:value-type="float">
            <text:p>54,6</text:p>
          </table:table-cell>
          <table:table-cell table:style-name="ce25" office:value-type="float" office:value="60.4" calcext:value-type="float">
            <text:p>60,4</text:p>
          </table:table-cell>
          <table:table-cell table:style-name="ce29" office:value-type="float" office:value="46.8" calcext:value-type="float">
            <text:p>46,8</text:p>
          </table:table-cell>
        </table:table-row>
      </table:table>
      <table:table table:name="5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5'.B2:'5'.B11 '1'.C1:'1'.C1 '5'.C2:'5'.C11 '1'.D1:'1'.D1 '5'.D2:'5'.D11 '1'.E1:'1'.E1 '5'.E2:'5'.E11 '1'.F1:'1'.F1 '5'.F2:'5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5'.G2:'5'.G11 '1'.H1:'1'.H1 '5'.H2:'5'.H11 '1'.I1:'1'.I1 '5'.I2:'5'.I11 '1'.J1:'1'.J1 '5'.J2:'5'.J11 '1'.K1:'1'.K1 '5'.K2:'5'.K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4.604cm" svg:height="8.982cm" svg:x="27.18cm" svg:y="5.564cm">
            <draw:object draw:notify-on-update-of-ranges="'5'.M2:'5'.M11 '5'.N1:'5'.N1 '5'.N2:'5'.N11 '5'.O1:'5'.O1 '5'.O2:'5'.O11 '5'.P1:'5'.P1 '5'.P2:'5'.P11 '5'.Q1:'5'.Q1 '5'.Q2:'5'.Q11 '5'.R1:'5'.R1 '5'.R2:'5'.R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24.517cm" svg:height="8.982cm" svg:x="27.18cm" svg:y="15.252cm">
            <draw:object draw:notify-on-update-of-ranges="'5'.M2:'5'.M11 '5'.S1:'5'.S1 '5'.S2:'5'.S11 '5'.T1:'5'.T1 '5'.T2:'5'.T11 '5'.U1:'5'.U1 '5'.U2:'5'.U11 '5'.V1:'5'.V1 '5'.V2:'5'.V11 '5'.W1:'5'.W1 '5'.W2:'5'.W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9.176204369723" calcext:value-type="float">
            <text:p>39,176204369723</text:p>
          </table:table-cell>
          <table:table-cell table:number-columns-repeated="2" office:value-type="float" office:value="36.855768095952" calcext:value-type="float">
            <text:p>36,855768095952</text:p>
          </table:table-cell>
          <table:table-cell office:value-type="float" office:value="36.815640619742" calcext:value-type="float">
            <text:p>36,815640619742</text:p>
          </table:table-cell>
          <table:table-cell table:number-columns-repeated="2" office:value-type="float" office:value="36.855768095952" calcext:value-type="float">
            <text:p>36,855768095952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392.6" calcext:value-type="float">
            <text:p>392,6</text:p>
          </table:table-cell>
          <table:table-cell table:number-columns-repeated="4" table:style-name="ce12" office:value-type="float" office:value="392.6" calcext:value-type="float">
            <text:p>392,6</text:p>
          </table:table-cell>
          <table:table-cell table:number-columns-repeated="2" table:style-name="ce12" office:value-type="float" office:value="402.3" calcext:value-type="float">
            <text:p>402,3</text:p>
          </table:table-cell>
          <table:table-cell table:style-name="ce12" office:value-type="float" office:value="382.4" calcext:value-type="float">
            <text:p>382,4</text:p>
          </table:table-cell>
          <table:table-cell table:style-name="ce12" office:value-type="float" office:value="402.3" calcext:value-type="float">
            <text:p>402,3</text:p>
          </table:table-cell>
          <table:table-cell table:style-name="ce27" office:value-type="float" office:value="402.3" calcext:value-type="float">
            <text:p>40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1.1011109776304" calcext:value-type="float">
            <text:p>41,1011109776304</text:p>
          </table:table-cell>
          <table:table-cell table:number-columns-repeated="2" office:value-type="float" office:value="38.6503973984883" calcext:value-type="float">
            <text:p>38,6503973984883</text:p>
          </table:table-cell>
          <table:table-cell office:value-type="float" office:value="38.6971162263477" calcext:value-type="float">
            <text:p>38,6971162263477</text:p>
          </table:table-cell>
          <table:table-cell table:number-columns-repeated="2" office:value-type="float" office:value="38.6503973984883" calcext:value-type="float">
            <text:p>38,650397398488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323.9" calcext:value-type="float">
            <text:p>323,9</text:p>
          </table:table-cell>
          <table:table-cell table:number-columns-repeated="2" office:value-type="float" office:value="191.6" calcext:value-type="float">
            <text:p>191,6</text:p>
          </table:table-cell>
          <table:table-cell office:value-type="float" office:value="188.4" calcext:value-type="float">
            <text:p>188,4</text:p>
          </table:table-cell>
          <table:table-cell table:number-columns-repeated="2" office:value-type="float" office:value="191.6" calcext:value-type="float">
            <text:p>191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1.6156928788185" calcext:value-type="float">
            <text:p>41,6156928788185</text:p>
          </table:table-cell>
          <table:table-cell office:value-type="float" office:value="40.9784053088357" calcext:value-type="float">
            <text:p>40,9784053088357</text:p>
          </table:table-cell>
          <table:table-cell office:value-type="float" office:value="41.6348766846744" calcext:value-type="float">
            <text:p>41,6348766846744</text:p>
          </table:table-cell>
          <table:table-cell office:value-type="float" office:value="41.859180875337" calcext:value-type="float">
            <text:p>41,859180875337</text:p>
          </table:table-cell>
          <table:table-cell office:value-type="float" office:value="41.4123926829268" calcext:value-type="float">
            <text:p>41,4123926829268</text:p>
          </table:table-cell>
          <table:table-cell office:value-type="float" office:value="43.0829073273745" calcext:value-type="float">
            <text:p>43,0829073273745</text:p>
          </table:table-cell>
          <table:table-cell office:value-type="float" office:value="42.6780801128624" calcext:value-type="float">
            <text:p>42,6780801128624</text:p>
          </table:table-cell>
          <table:table-cell office:value-type="float" office:value="42.8578030587765" calcext:value-type="float">
            <text:p>42,8578030587765</text:p>
          </table:table-cell>
          <table:table-cell office:value-type="float" office:value="42.8477505024588" calcext:value-type="float">
            <text:p>42,8477505024588</text:p>
          </table:table-cell>
          <table:table-cell office:value-type="float" office:value="42.3109146486701" calcext:value-type="float">
            <text:p>42,31091464867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9.4" calcext:value-type="float">
            <text:p>249,4</text:p>
          </table:table-cell>
          <table:table-cell office:value-type="float" office:value="273.8" calcext:value-type="float">
            <text:p>273,8</text:p>
          </table:table-cell>
          <table:table-cell office:value-type="float" office:value="266.1" calcext:value-type="float">
            <text:p>266,1</text:p>
          </table:table-cell>
          <table:table-cell office:value-type="float" office:value="243.2" calcext:value-type="float">
            <text:p>243,2</text:p>
          </table:table-cell>
          <table:table-cell office:value-type="float" office:value="295" calcext:value-type="float">
            <text:p>295</text:p>
          </table:table-cell>
          <table:table-cell office:value-type="float" office:value="256.7" calcext:value-type="float">
            <text:p>256,7</text:p>
          </table:table-cell>
          <table:table-cell office:value-type="float" office:value="259.2" calcext:value-type="float">
            <text:p>259,2</text:p>
          </table:table-cell>
          <table:table-cell office:value-type="float" office:value="252.2" calcext:value-type="float">
            <text:p>252,2</text:p>
          </table:table-cell>
          <table:table-cell office:value-type="float" office:value="236" calcext:value-type="float">
            <text:p>236</text:p>
          </table:table-cell>
          <table:table-cell office:value-type="float" office:value="254.2" calcext:value-type="float">
            <text:p>25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.3681918390887" calcext:value-type="float">
            <text:p>42,3681918390887</text:p>
          </table:table-cell>
          <table:table-cell office:value-type="float" office:value="42.3218254245283" calcext:value-type="float">
            <text:p>42,3218254245283</text:p>
          </table:table-cell>
          <table:table-cell office:value-type="float" office:value="42.0043435155988" calcext:value-type="float">
            <text:p>42,0043435155988</text:p>
          </table:table-cell>
          <table:table-cell office:value-type="float" office:value="42.0736335434063" calcext:value-type="float">
            <text:p>42,0736335434063</text:p>
          </table:table-cell>
          <table:table-cell office:value-type="float" office:value="42.4710046199701" calcext:value-type="float">
            <text:p>42,4710046199701</text:p>
          </table:table-cell>
          <table:table-cell office:value-type="float" office:value="41.9239742166813" calcext:value-type="float">
            <text:p>41,9239742166813</text:p>
          </table:table-cell>
          <table:table-cell office:value-type="float" office:value="42.4573705436871" calcext:value-type="float">
            <text:p>42,4573705436871</text:p>
          </table:table-cell>
          <table:table-cell office:value-type="float" office:value="42.6336816227132" calcext:value-type="float">
            <text:p>42,6336816227132</text:p>
          </table:table-cell>
          <table:table-cell office:value-type="float" office:value="42.8075151598804" calcext:value-type="float">
            <text:p>42,8075151598804</text:p>
          </table:table-cell>
          <table:table-cell office:value-type="float" office:value="42.3227085062713" calcext:value-type="float">
            <text:p>42,32270850627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.4" calcext:value-type="float">
            <text:p>280,4</text:p>
          </table:table-cell>
          <table:table-cell office:value-type="float" office:value="299.6" calcext:value-type="float">
            <text:p>299,6</text:p>
          </table:table-cell>
          <table:table-cell office:value-type="float" office:value="301" calcext:value-type="float">
            <text:p>301</text:p>
          </table:table-cell>
          <table:table-cell office:value-type="float" office:value="256.4" calcext:value-type="float">
            <text:p>256,4</text:p>
          </table:table-cell>
          <table:table-cell office:value-type="float" office:value="284.6" calcext:value-type="float">
            <text:p>284,6</text:p>
          </table:table-cell>
          <table:table-cell office:value-type="float" office:value="183.5" calcext:value-type="float">
            <text:p>183,5</text:p>
          </table:table-cell>
          <table:table-cell office:value-type="float" office:value="179.1" calcext:value-type="float">
            <text:p>179,1</text:p>
          </table:table-cell>
          <table:table-cell office:value-type="float" office:value="170.6" calcext:value-type="float">
            <text:p>170,6</text:p>
          </table:table-cell>
          <table:table-cell office:value-type="float" office:value="176.2" calcext:value-type="float">
            <text:p>176,2</text:p>
          </table:table-cell>
          <table:table-cell office:value-type="float" office:value="177.6" calcext:value-type="float">
            <text:p>177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.7959786047178" calcext:value-type="float">
            <text:p>40,7959786047178</text:p>
          </table:table-cell>
          <table:table-cell office:value-type="float" office:value="42.6764165441777" calcext:value-type="float">
            <text:p>42,6764165441777</text:p>
          </table:table-cell>
          <table:table-cell office:value-type="float" office:value="42.4327221091205" calcext:value-type="float">
            <text:p>42,4327221091205</text:p>
          </table:table-cell>
          <table:table-cell office:value-type="float" office:value="40.4470900542495" calcext:value-type="float">
            <text:p>40,4470900542495</text:p>
          </table:table-cell>
          <table:table-cell office:value-type="float" office:value="42.5312996571268" calcext:value-type="float">
            <text:p>42,5312996571268</text:p>
          </table:table-cell>
          <table:table-cell office:value-type="float" office:value="45.1229207025714" calcext:value-type="float">
            <text:p>45,1229207025714</text:p>
          </table:table-cell>
          <table:table-cell office:value-type="float" office:value="44.7530695770392" calcext:value-type="float">
            <text:p>44,7530695770392</text:p>
          </table:table-cell>
          <table:table-cell office:value-type="float" office:value="44.9363814818518" calcext:value-type="float">
            <text:p>44,9363814818518</text:p>
          </table:table-cell>
          <table:table-cell office:value-type="float" office:value="44.3490765257279" calcext:value-type="float">
            <text:p>44,3490765257279</text:p>
          </table:table-cell>
          <table:table-cell office:value-type="float" office:value="44.4599004440856" calcext:value-type="float">
            <text:p>44,45990044408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4.7" calcext:value-type="float">
            <text:p>234,7</text:p>
          </table:table-cell>
          <table:table-cell office:value-type="float" office:value="206.9" calcext:value-type="float">
            <text:p>206,9</text:p>
          </table:table-cell>
          <table:table-cell office:value-type="float" office:value="242.9" calcext:value-type="float">
            <text:p>242,9</text:p>
          </table:table-cell>
          <table:table-cell office:value-type="float" office:value="208.6" calcext:value-type="float">
            <text:p>208,6</text:p>
          </table:table-cell>
          <table:table-cell office:value-type="float" office:value="241.5" calcext:value-type="float">
            <text:p>241,5</text:p>
          </table:table-cell>
          <table:table-cell office:value-type="float" office:value="167.6" calcext:value-type="float">
            <text:p>167,6</text:p>
          </table:table-cell>
          <table:table-cell office:value-type="float" office:value="169.1" calcext:value-type="float">
            <text:p>169,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7052271144732" calcext:value-type="float">
            <text:p>45,7052271144732</text:p>
          </table:table-cell>
          <table:table-cell office:value-type="float" office:value="46.8787395242537" calcext:value-type="float">
            <text:p>46,8787395242537</text:p>
          </table:table-cell>
          <table:table-cell office:value-type="float" office:value="46.7220900586974" calcext:value-type="float">
            <text:p>46,7220900586974</text:p>
          </table:table-cell>
          <table:table-cell office:value-type="float" office:value="46.8147443467106" calcext:value-type="float">
            <text:p>46,8147443467106</text:p>
          </table:table-cell>
          <table:table-cell office:value-type="float" office:value="45.6198365545847" calcext:value-type="float">
            <text:p>45,6198365545847</text:p>
          </table:table-cell>
          <table:table-cell office:value-type="float" office:value="47.060744651705" calcext:value-type="float">
            <text:p>47,060744651705</text:p>
          </table:table-cell>
          <table:table-cell office:value-type="float" office:value="47.4990934217679" calcext:value-type="float">
            <text:p>47,4990934217679</text:p>
          </table:table-cell>
          <table:table-cell office:value-type="float" office:value="48.5804410720382" calcext:value-type="float">
            <text:p>48,5804410720382</text:p>
          </table:table-cell>
          <table:table-cell office:value-type="float" office:value="47.3505271855011" calcext:value-type="float">
            <text:p>47,3505271855011</text:p>
          </table:table-cell>
          <table:table-cell office:value-type="float" office:value="47.2233729063019" calcext:value-type="float">
            <text:p>47,22337290630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9.2" calcext:value-type="float">
            <text:p>159,2</text:p>
          </table:table-cell>
          <table:table-cell office:value-type="float" office:value="155.4" calcext:value-type="float">
            <text:p>155,4</text:p>
          </table:table-cell>
          <table:table-cell office:value-type="float" office:value="155.6" calcext:value-type="float">
            <text:p>155,6</text:p>
          </table:table-cell>
          <table:table-cell office:value-type="float" office:value="158.2" calcext:value-type="float">
            <text:p>158,2</text:p>
          </table:table-cell>
          <table:table-cell office:value-type="float" office:value="164.8" calcext:value-type="float">
            <text:p>164,8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6" calcext:value-type="float">
            <text:p>134,6</text:p>
          </table:table-cell>
          <table:table-cell office:value-type="float" office:value="128.7" calcext:value-type="float">
            <text:p>128,7</text:p>
          </table:table-cell>
          <table:table-cell office:value-type="float" office:value="137" calcext:value-type="float">
            <text:p>137</text:p>
          </table:table-cell>
          <table:table-cell office:value-type="float" office:value="140.8" calcext:value-type="float">
            <text:p>140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7317633676776" calcext:value-type="float">
            <text:p>45,7317633676776</text:p>
          </table:table-cell>
          <table:table-cell office:value-type="float" office:value="47.0855639630836" calcext:value-type="float">
            <text:p>47,0855639630836</text:p>
          </table:table-cell>
          <table:table-cell office:value-type="float" office:value="47.3895125933598" calcext:value-type="float">
            <text:p>47,3895125933598</text:p>
          </table:table-cell>
          <table:table-cell office:value-type="float" office:value="47.4373560531605" calcext:value-type="float">
            <text:p>47,4373560531605</text:p>
          </table:table-cell>
          <table:table-cell office:value-type="float" office:value="46.8373753273825" calcext:value-type="float">
            <text:p>46,8373753273825</text:p>
          </table:table-cell>
          <table:table-cell office:value-type="float" office:value="60.0174388766032" calcext:value-type="float">
            <text:p>60,0174388766032</text:p>
          </table:table-cell>
          <table:table-cell office:value-type="float" office:value="59.5342303461399" calcext:value-type="float">
            <text:p>59,5342303461399</text:p>
          </table:table-cell>
          <table:table-cell office:value-type="float" office:value="59.8749467976544" calcext:value-type="float">
            <text:p>59,8749467976544</text:p>
          </table:table-cell>
          <table:table-cell office:value-type="float" office:value="61.2852502526234" calcext:value-type="float">
            <text:p>61,2852502526234</text:p>
          </table:table-cell>
          <table:table-cell office:value-type="float" office:value="60.5616907577175" calcext:value-type="float">
            <text:p>60,56169075771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.7" calcext:value-type="float">
            <text:p>260,7</text:p>
          </table:table-cell>
          <table:table-cell office:value-type="float" office:value="233.2" calcext:value-type="float">
            <text:p>233,2</text:p>
          </table:table-cell>
          <table:table-cell office:value-type="float" office:value="232.2" calcext:value-type="float">
            <text:p>232,2</text:p>
          </table:table-cell>
          <table:table-cell office:value-type="float" office:value="226.6" calcext:value-type="float">
            <text:p>226,6</text:p>
          </table:table-cell>
          <table:table-cell office:value-type="float" office:value="237.4" calcext:value-type="float">
            <text:p>237,4</text:p>
          </table:table-cell>
          <table:table-cell office:value-type="float" office:value="143.7" calcext:value-type="float">
            <text:p>143,7</text:p>
          </table:table-cell>
          <table:table-cell office:value-type="float" office:value="142.4" calcext:value-type="float">
            <text:p>142,4</text:p>
          </table:table-cell>
          <table:table-cell office:value-type="float" office:value="167.5" calcext:value-type="float">
            <text:p>167,5</text:p>
          </table:table-cell>
          <table:table-cell office:value-type="float" office:value="133" calcext:value-type="float">
            <text:p>133</text:p>
          </table:table-cell>
          <table:table-cell office:value-type="float" office:value="138.4" calcext:value-type="float">
            <text:p>13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6.1274718704723" calcext:value-type="float">
            <text:p>46,1274718704723</text:p>
          </table:table-cell>
          <table:table-cell office:value-type="float" office:value="46.8149752108208" calcext:value-type="float">
            <text:p>46,8149752108208</text:p>
          </table:table-cell>
          <table:table-cell office:value-type="float" office:value="45.6406372176759" calcext:value-type="float">
            <text:p>45,6406372176759</text:p>
          </table:table-cell>
          <table:table-cell office:value-type="float" office:value="46.5973114991763" calcext:value-type="float">
            <text:p>46,5973114991763</text:p>
          </table:table-cell>
          <table:table-cell office:value-type="float" office:value="46.6649765322246" calcext:value-type="float">
            <text:p>46,6649765322246</text:p>
          </table:table-cell>
          <table:table-cell office:value-type="float" office:value="58.7845636494563" calcext:value-type="float">
            <text:p>58,7845636494563</text:p>
          </table:table-cell>
          <table:table-cell office:value-type="float" office:value="60.5686206912372" calcext:value-type="float">
            <text:p>60,5686206912372</text:p>
          </table:table-cell>
          <table:table-cell office:value-type="float" office:value="60.7098110100091" calcext:value-type="float">
            <text:p>60,7098110100091</text:p>
          </table:table-cell>
          <table:table-cell office:value-type="float" office:value="63.1269557364692" calcext:value-type="float">
            <text:p>63,1269557364692</text:p>
          </table:table-cell>
          <table:table-cell office:value-type="float" office:value="61.655984073777" calcext:value-type="float">
            <text:p>61,6559840737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.6" calcext:value-type="float">
            <text:p>155,6</text:p>
          </table:table-cell>
          <table:table-cell office:value-type="float" office:value="135.7" calcext:value-type="float">
            <text:p>135,7</text:p>
          </table:table-cell>
          <table:table-cell office:value-type="float" office:value="138.6" calcext:value-type="float">
            <text:p>138,6</text:p>
          </table:table-cell>
          <table:table-cell office:value-type="float" office:value="137.6" calcext:value-type="float">
            <text:p>137,6</text:p>
          </table:table-cell>
          <table:table-cell office:value-type="float" office:value="136.3" calcext:value-type="float">
            <text:p>136,3</text:p>
          </table:table-cell>
          <table:table-cell office:value-type="float" office:value="156.7" calcext:value-type="float">
            <text:p>156,7</text:p>
          </table:table-cell>
          <table:table-cell office:value-type="float" office:value="150" calcext:value-type="float">
            <text:p>150</text:p>
          </table:table-cell>
          <table:table-cell office:value-type="float" office:value="150.3" calcext:value-type="float">
            <text:p>150,3</text:p>
          </table:table-cell>
          <table:table-cell office:value-type="float" office:value="151.6" calcext:value-type="float">
            <text:p>151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.3337060017652" calcext:value-type="float">
            <text:p>47,3337060017652</text:p>
          </table:table-cell>
          <table:table-cell office:value-type="float" office:value="45.287006638104" calcext:value-type="float">
            <text:p>45,287006638104</text:p>
          </table:table-cell>
          <table:table-cell office:value-type="float" office:value="45.7279563787153" calcext:value-type="float">
            <text:p>45,7279563787153</text:p>
          </table:table-cell>
          <table:table-cell office:value-type="float" office:value="44.6415447945345" calcext:value-type="float">
            <text:p>44,6415447945345</text:p>
          </table:table-cell>
          <table:table-cell office:value-type="float" office:value="44.2797362788788" calcext:value-type="float">
            <text:p>44,2797362788788</text:p>
          </table:table-cell>
          <table:table-cell office:value-type="float" office:value="59.2610822101791" calcext:value-type="float">
            <text:p>59,2610822101791</text:p>
          </table:table-cell>
          <table:table-cell office:value-type="float" office:value="62.011039299554" calcext:value-type="float">
            <text:p>62,011039299554</text:p>
          </table:table-cell>
          <table:table-cell office:value-type="float" office:value="61.6985728058459" calcext:value-type="float">
            <text:p>61,6985728058459</text:p>
          </table:table-cell>
          <table:table-cell office:value-type="float" office:value="64.4457603034526" calcext:value-type="float">
            <text:p>64,4457603034526</text:p>
          </table:table-cell>
          <table:table-cell office:value-type="float" office:value="63.2610553617659" calcext:value-type="float">
            <text:p>63,26105536176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.7" calcext:value-type="float">
            <text:p>160,7</text:p>
          </table:table-cell>
          <table:table-cell office:value-type="float" office:value="189.1" calcext:value-type="float">
            <text:p>189,1</text:p>
          </table:table-cell>
          <table:table-cell office:value-type="float" office:value="183.3" calcext:value-type="float">
            <text:p>183,3</text:p>
          </table:table-cell>
          <table:table-cell office:value-type="float" office:value="203.8" calcext:value-type="float">
            <text:p>203,8</text:p>
          </table:table-cell>
          <table:table-cell office:value-type="float" office:value="177.1" calcext:value-type="float">
            <text:p>177,1</text:p>
          </table:table-cell>
          <table:table-cell office:value-type="float" office:value="130.7" calcext:value-type="float">
            <text:p>130,7</text:p>
          </table:table-cell>
          <table:table-cell office:value-type="float" office:value="142.2" calcext:value-type="float">
            <text:p>142,2</text:p>
          </table:table-cell>
          <table:table-cell office:value-type="float" office:value="131.5" calcext:value-type="float">
            <text:p>131,5</text:p>
          </table:table-cell>
          <table:table-cell office:value-type="float" office:value="134.8" calcext:value-type="float">
            <text:p>134,8</text:p>
          </table:table-cell>
          <table:table-cell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.9080889377612" calcext:value-type="float">
            <text:p>44,9080889377612</text:p>
          </table:table-cell>
          <table:table-cell office:value-type="float" office:value="46.2577605280011" calcext:value-type="float">
            <text:p>46,2577605280011</text:p>
          </table:table-cell>
          <table:table-cell office:value-type="float" office:value="46.5970804830843" calcext:value-type="float">
            <text:p>46,5970804830843</text:p>
          </table:table-cell>
          <table:table-cell office:value-type="float" office:value="45.1770871988988" calcext:value-type="float">
            <text:p>45,1770871988988</text:p>
          </table:table-cell>
          <table:table-cell office:value-type="float" office:value="46.4978905350403" calcext:value-type="float">
            <text:p>46,4978905350403</text:p>
          </table:table-cell>
          <table:table-cell office:value-type="float" office:value="65.6383261396118" calcext:value-type="float">
            <text:p>65,6383261396118</text:p>
          </table:table-cell>
          <table:table-cell office:value-type="float" office:value="69.4512934428634" calcext:value-type="float">
            <text:p>69,4512934428634</text:p>
          </table:table-cell>
          <table:table-cell office:value-type="float" office:value="68.4399886759449" calcext:value-type="float">
            <text:p>68,4399886759449</text:p>
          </table:table-cell>
          <table:table-cell office:value-type="float" office:value="72.3189351563896" calcext:value-type="float">
            <text:p>72,3189351563896</text:p>
          </table:table-cell>
          <table:table-cell office:value-type="float" office:value="70.5251896601591" calcext:value-type="float">
            <text:p>70,525189660159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9.3" calcext:value-type="float">
            <text:p>139,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34.1" calcext:value-type="float">
            <text:p>134,1</text:p>
          </table:table-cell>
          <table:table-cell table:style-name="ce25" office:value-type="float" office:value="141.8" calcext:value-type="float">
            <text:p>141,8</text:p>
          </table:table-cell>
          <table:table-cell table:style-name="ce25" office:value-type="float" office:value="143.1" calcext:value-type="float">
            <text:p>143,1</text:p>
          </table:table-cell>
          <table:table-cell table:style-name="ce25" office:value-type="float" office:value="138.2" calcext:value-type="float">
            <text:p>138,2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37.9" calcext:value-type="float">
            <text:p>137,9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29" office:value-type="float" office:value="132.4" calcext:value-type="float">
            <text:p>132,4</text:p>
          </table:table-cell>
        </table:table-row>
      </table:table>
      <table:table table:name="6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6'.B2:'6'.B11 '1'.C1:'1'.C1 '6'.C2:'6'.C11 '1'.D1:'1'.D1 '6'.D2:'6'.D11 '1'.E1:'1'.E1 '6'.E2:'6'.E11 '1'.F1:'1'.F1 '6'.F2:'6'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6'.G2:'6'.G11 '1'.H1:'1'.H1 '6'.H2:'6'.H11 '1'.I1:'1'.I1 '6'.I2:'6'.I11 '1'.J1:'1'.J1 '6'.J2:'6'.J11 '1'.K1:'1'.K1 '6'.K2:'6'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4.604cm" svg:height="8.982cm" svg:x="27.18cm" svg:y="5.536cm">
            <draw:object draw:notify-on-update-of-ranges="'6'.M2:'6'.M11 '6'.N1:'6'.N1 '6'.N2:'6'.N11 '6'.O1:'6'.O1 '6'.O2:'6'.O11 '6'.P1:'6'.P1 '6'.P2:'6'.P11 '6'.Q1:'6'.Q1 '6'.Q2:'6'.Q11 '6'.R1:'6'.R1 '6'.R2:'6'.R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4.518cm" svg:height="8.981cm" svg:x="27.209cm" svg:y="15.252cm">
            <draw:object draw:notify-on-update-of-ranges="'6'.M2:'6'.M11 '6'.S1:'6'.S1 '6'.S2:'6'.S11 '6'.T1:'6'.T1 '6'.T2:'6'.T11 '6'.U1:'6'.U1 '6'.U2:'6'.U11 '6'.V1:'6'.V1 '6'.V2:'6'.V11 '6'.W1:'6'.W1 '6'.W2:'6'.W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5.2534834296724" calcext:value-type="float">
            <text:p>35,2534834296724</text:p>
          </table:table-cell>
          <table:table-cell table:number-columns-repeated="2" office:value-type="float" office:value="42.2525338461538" calcext:value-type="float">
            <text:p>42,2525338461538</text:p>
          </table:table-cell>
          <table:table-cell office:value-type="float" office:value="42.3182632009926" calcext:value-type="float">
            <text:p>42,3182632009926</text:p>
          </table:table-cell>
          <table:table-cell table:number-columns-repeated="2" office:value-type="float" office:value="42.2525338461538" calcext:value-type="float">
            <text:p>42,252533846153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3.6" calcext:value-type="float">
            <text:p>183,6</text:p>
          </table:table-cell>
          <table:table-cell table:number-columns-repeated="4" table:style-name="ce12" office:value-type="float" office:value="183.6" calcext:value-type="float">
            <text:p>183,6</text:p>
          </table:table-cell>
          <table:table-cell table:number-columns-repeated="4" table:style-name="ce12" office:value-type="float" office:value="203" calcext:value-type="float">
            <text:p>203</text:p>
          </table:table-cell>
          <table:table-cell table:style-name="ce27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40.5298232857143" calcext:value-type="float">
            <text:p>40,5298232857143</text:p>
          </table:table-cell>
          <table:table-cell table:number-columns-repeated="2" office:value-type="float" office:value="43.0782083267457" calcext:value-type="float">
            <text:p>43,0782083267457</text:p>
          </table:table-cell>
          <table:table-cell office:value-type="float" office:value="43.2198702606635" calcext:value-type="float">
            <text:p>43,2198702606635</text:p>
          </table:table-cell>
          <table:table-cell table:number-columns-repeated="2" office:value-type="float" office:value="43.0782083267457" calcext:value-type="float">
            <text:p>43,07820832674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48.5" calcext:value-type="float">
            <text:p>148,5</text:p>
          </table:table-cell>
          <table:table-cell table:number-columns-repeated="2" office:value-type="float" office:value="128.2" calcext:value-type="float">
            <text:p>128,2</text:p>
          </table:table-cell>
          <table:table-cell office:value-type="float" office:value="114.4" calcext:value-type="float">
            <text:p>114,4</text:p>
          </table:table-cell>
          <table:table-cell table:number-columns-repeated="2" office:value-type="float" office:value="128.2" calcext:value-type="float">
            <text:p>128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.2284526793623" calcext:value-type="float">
            <text:p>36,2284526793623</text:p>
          </table:table-cell>
          <table:table-cell office:value-type="float" office:value="37.8195152295633" calcext:value-type="float">
            <text:p>37,8195152295633</text:p>
          </table:table-cell>
          <table:table-cell office:value-type="float" office:value="37.9265554285714" calcext:value-type="float">
            <text:p>37,9265554285714</text:p>
          </table:table-cell>
          <table:table-cell office:value-type="float" office:value="38.1433506233303" calcext:value-type="float">
            <text:p>38,1433506233303</text:p>
          </table:table-cell>
          <table:table-cell office:value-type="float" office:value="37.4549553863898" calcext:value-type="float">
            <text:p>37,4549553863898</text:p>
          </table:table-cell>
          <table:table-cell office:value-type="float" office:value="45.9505587199553" calcext:value-type="float">
            <text:p>45,9505587199553</text:p>
          </table:table-cell>
          <table:table-cell office:value-type="float" office:value="45.9584962163678" calcext:value-type="float">
            <text:p>45,9584962163678</text:p>
          </table:table-cell>
          <table:table-cell office:value-type="float" office:value="45.624008018868" calcext:value-type="float">
            <text:p>45,624008018868</text:p>
          </table:table-cell>
          <table:table-cell office:value-type="float" office:value="45.8871075450451" calcext:value-type="float">
            <text:p>45,8871075450451</text:p>
          </table:table-cell>
          <table:table-cell office:value-type="float" office:value="45.482846258875" calcext:value-type="float">
            <text:p>45,482846258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.1" calcext:value-type="float">
            <text:p>115,1</text:p>
          </table:table-cell>
          <table:table-cell office:value-type="float" office:value="113.9" calcext:value-type="float">
            <text:p>113,9</text:p>
          </table:table-cell>
          <table:table-cell office:value-type="float" office:value="113.1" calcext:value-type="float">
            <text:p>113,1</text:p>
          </table:table-cell>
          <table:table-cell office:value-type="float" office:value="114.6" calcext:value-type="float">
            <text:p>114,6</text:p>
          </table:table-cell>
          <table:table-cell office:value-type="float" office:value="110.1" calcext:value-type="float">
            <text:p>110,1</text:p>
          </table:table-cell>
          <table:table-cell office:value-type="float" office:value="91.5" calcext:value-type="float">
            <text:p>91,5</text:p>
          </table:table-cell>
          <table:table-cell office:value-type="float" office:value="90.8" calcext:value-type="float">
            <text:p>90,8</text:p>
          </table:table-cell>
          <table:table-cell office:value-type="float" office:value="92.1" calcext:value-type="float">
            <text:p>92,1</text:p>
          </table:table-cell>
          <table:table-cell office:value-type="float" office:value="90.8" calcext:value-type="float">
            <text:p>90,8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9008334712372" calcext:value-type="float">
            <text:p>39,9008334712372</text:p>
          </table:table-cell>
          <table:table-cell office:value-type="float" office:value="40.6271906345566" calcext:value-type="float">
            <text:p>40,6271906345566</text:p>
          </table:table-cell>
          <table:table-cell office:value-type="float" office:value="40.5732913856948" calcext:value-type="float">
            <text:p>40,5732913856948</text:p>
          </table:table-cell>
          <table:table-cell office:value-type="float" office:value="41.211784114202" calcext:value-type="float">
            <text:p>41,211784114202</text:p>
          </table:table-cell>
          <table:table-cell office:value-type="float" office:value="40.3074545152463" calcext:value-type="float">
            <text:p>40,3074545152463</text:p>
          </table:table-cell>
          <table:table-cell office:value-type="float" office:value="47.2774415725156" calcext:value-type="float">
            <text:p>47,2774415725156</text:p>
          </table:table-cell>
          <table:table-cell office:value-type="float" office:value="46.3565989580974" calcext:value-type="float">
            <text:p>46,3565989580974</text:p>
          </table:table-cell>
          <table:table-cell office:value-type="float" office:value="46.8257494031221" calcext:value-type="float">
            <text:p>46,8257494031221</text:p>
          </table:table-cell>
          <table:table-cell office:value-type="float" office:value="46.619981780822" calcext:value-type="float">
            <text:p>46,619981780822</text:p>
          </table:table-cell>
          <table:table-cell office:value-type="float" office:value="47.0117995786517" calcext:value-type="float">
            <text:p>47,01179957865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.8" calcext:value-type="float">
            <text:p>103,8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9" calcext:value-type="float">
            <text:p>104,9</text:p>
          </table:table-cell>
          <table:table-cell office:value-type="float" office:value="111.6" calcext:value-type="float">
            <text:p>111,6</text:p>
          </table:table-cell>
          <table:table-cell office:value-type="float" office:value="104.8" calcext:value-type="float">
            <text:p>104,8</text:p>
          </table:table-cell>
          <table:table-cell office:value-type="float" office:value="89.1" calcext:value-type="float">
            <text:p>89,1</text:p>
          </table:table-cell>
          <table:table-cell office:value-type="float" office:value="91.1" calcext:value-type="float">
            <text:p>91,1</text:p>
          </table:table-cell>
          <table:table-cell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90643314432" calcext:value-type="float">
            <text:p>42,790643314432</text:p>
          </table:table-cell>
          <table:table-cell office:value-type="float" office:value="42.7086699644661" calcext:value-type="float">
            <text:p>42,7086699644661</text:p>
          </table:table-cell>
          <table:table-cell office:value-type="float" office:value="42.827067873986" calcext:value-type="float">
            <text:p>42,827067873986</text:p>
          </table:table-cell>
          <table:table-cell office:value-type="float" office:value="41.7206007321773" calcext:value-type="float">
            <text:p>41,7206007321773</text:p>
          </table:table-cell>
          <table:table-cell office:value-type="float" office:value="43.2131380738425" calcext:value-type="float">
            <text:p>43,2131380738425</text:p>
          </table:table-cell>
          <table:table-cell office:value-type="float" office:value="48.4106307708119" calcext:value-type="float">
            <text:p>48,4106307708119</text:p>
          </table:table-cell>
          <table:table-cell office:value-type="float" office:value="49.3740373813674" calcext:value-type="float">
            <text:p>49,3740373813674</text:p>
          </table:table-cell>
          <table:table-cell office:value-type="float" office:value="47.7795750815269" calcext:value-type="float">
            <text:p>47,7795750815269</text:p>
          </table:table-cell>
          <table:table-cell office:value-type="float" office:value="50.0732659111111" calcext:value-type="float">
            <text:p>50,0732659111111</text:p>
          </table:table-cell>
          <table:table-cell office:value-type="float" office:value="47.5891389384117" calcext:value-type="float">
            <text:p>47,58913893841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,1</text:p>
          </table:table-cell>
          <table:table-cell office:value-type="float" office:value="91.3" calcext:value-type="float">
            <text:p>91,3</text:p>
          </table:table-cell>
          <table:table-cell office:value-type="float" office:value="90.6" calcext:value-type="float">
            <text:p>90,6</text:p>
          </table:table-cell>
          <table:table-cell office:value-type="float" office:value="89.2" calcext:value-type="float">
            <text:p>89,2</text:p>
          </table:table-cell>
          <table:table-cell office:value-type="float" office:value="87.4" calcext:value-type="float">
            <text:p>87,4</text:p>
          </table:table-cell>
          <table:table-cell office:value-type="float" office:value="83.4" calcext:value-type="float">
            <text:p>83,4</text:p>
          </table:table-cell>
          <table:table-cell office:value-type="float" office:value="88.8" calcext:value-type="float">
            <text:p>88,8</text:p>
          </table:table-cell>
          <table:table-cell office:value-type="float" office:value="89.5" calcext:value-type="float">
            <text:p>89,5</text:p>
          </table:table-cell>
          <table:table-cell office:value-type="float" office:value="77.8" calcext:value-type="float">
            <text:p>77,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.997095254177" calcext:value-type="float">
            <text:p>43,997095254177</text:p>
          </table:table-cell>
          <table:table-cell office:value-type="float" office:value="43.2299033624137" calcext:value-type="float">
            <text:p>43,2299033624137</text:p>
          </table:table-cell>
          <table:table-cell office:value-type="float" office:value="43.7763697888948" calcext:value-type="float">
            <text:p>43,7763697888948</text:p>
          </table:table-cell>
          <table:table-cell office:value-type="float" office:value="43.6729826861418" calcext:value-type="float">
            <text:p>43,6729826861418</text:p>
          </table:table-cell>
          <table:table-cell office:value-type="float" office:value="43.7977374250953" calcext:value-type="float">
            <text:p>43,7977374250953</text:p>
          </table:table-cell>
          <table:table-cell office:value-type="float" office:value="53.4215184693113" calcext:value-type="float">
            <text:p>53,4215184693113</text:p>
          </table:table-cell>
          <table:table-cell office:value-type="float" office:value="53.3738584468919" calcext:value-type="float">
            <text:p>53,3738584468919</text:p>
          </table:table-cell>
          <table:table-cell office:value-type="float" office:value="57.2604699556541" calcext:value-type="float">
            <text:p>57,2604699556541</text:p>
          </table:table-cell>
          <table:table-cell office:value-type="float" office:value="49.778926621297" calcext:value-type="float">
            <text:p>49,778926621297</text:p>
          </table:table-cell>
          <table:table-cell office:value-type="float" office:value="49.8626011209896" calcext:value-type="float">
            <text:p>49,86260112098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3" calcext:value-type="float">
            <text:p>83</text:p>
          </table:table-cell>
          <table:table-cell office:value-type="float" office:value="82.6" calcext:value-type="float">
            <text:p>82,6</text:p>
          </table:table-cell>
          <table:table-cell office:value-type="float" office:value="81.4" calcext:value-type="float">
            <text:p>81,4</text:p>
          </table:table-cell>
          <table:table-cell office:value-type="float" office:value="78.6" calcext:value-type="float">
            <text:p>78,6</text:p>
          </table:table-cell>
          <table:table-cell office:value-type="float" office:value="80.3" calcext:value-type="float">
            <text:p>80,3</text:p>
          </table:table-cell>
          <table:table-cell office:value-type="float" office:value="80.7" calcext:value-type="float">
            <text:p>80,7</text:p>
          </table:table-cell>
          <table:table-cell office:value-type="float" office:value="74.6" calcext:value-type="float">
            <text:p>74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9849019080659" calcext:value-type="float">
            <text:p>45,9849019080659</text:p>
          </table:table-cell>
          <table:table-cell office:value-type="float" office:value="47.6520455410377" calcext:value-type="float">
            <text:p>47,6520455410377</text:p>
          </table:table-cell>
          <table:table-cell office:value-type="float" office:value="48.1810879065769" calcext:value-type="float">
            <text:p>48,1810879065769</text:p>
          </table:table-cell>
          <table:table-cell office:value-type="float" office:value="49.3038268399453" calcext:value-type="float">
            <text:p>49,3038268399453</text:p>
          </table:table-cell>
          <table:table-cell office:value-type="float" office:value="47.6953926803441" calcext:value-type="float">
            <text:p>47,6953926803441</text:p>
          </table:table-cell>
          <table:table-cell office:value-type="float" office:value="55.9952652382585" calcext:value-type="float">
            <text:p>55,9952652382585</text:p>
          </table:table-cell>
          <table:table-cell office:value-type="float" office:value="60.463563648251" calcext:value-type="float">
            <text:p>60,463563648251</text:p>
          </table:table-cell>
          <table:table-cell office:value-type="float" office:value="59.1454482883476" calcext:value-type="float">
            <text:p>59,1454482883476</text:p>
          </table:table-cell>
          <table:table-cell office:value-type="float" office:value="53.567055259467" calcext:value-type="float">
            <text:p>53,567055259467</text:p>
          </table:table-cell>
          <table:table-cell office:value-type="float" office:value="58.2408664078325" calcext:value-type="float">
            <text:p>58,2408664078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101" calcext:value-type="float">
            <text:p>101</text:p>
          </table:table-cell>
          <table:table-cell office:value-type="float" office:value="89.6" calcext:value-type="float">
            <text:p>89,6</text:p>
          </table:table-cell>
          <table:table-cell office:value-type="float" office:value="93.8" calcext:value-type="float">
            <text:p>93,8</text:p>
          </table:table-cell>
          <table:table-cell office:value-type="float" office:value="96.9" calcext:value-type="float">
            <text:p>96,9</text:p>
          </table:table-cell>
          <table:table-cell office:value-type="float" office:value="75.3" calcext:value-type="float">
            <text:p>75,3</text:p>
          </table:table-cell>
          <table:table-cell office:value-type="float" office:value="80.1" calcext:value-type="float">
            <text:p>80,1</text:p>
          </table:table-cell>
          <table:table-cell office:value-type="float" office:value="79.3" calcext:value-type="float">
            <text:p>79,3</text:p>
          </table:table-cell>
          <table:table-cell office:value-type="float" office:value="74.8" calcext:value-type="float">
            <text:p>74,8</text:p>
          </table:table-cell>
          <table:table-cell office:value-type="float" office:value="77.4" calcext:value-type="float">
            <text:p>77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4.1052591461514" calcext:value-type="float">
            <text:p>44,1052591461514</text:p>
          </table:table-cell>
          <table:table-cell office:value-type="float" office:value="43.364179892638" calcext:value-type="float">
            <text:p>43,364179892638</text:p>
          </table:table-cell>
          <table:table-cell office:value-type="float" office:value="45.9101650523169" calcext:value-type="float">
            <text:p>45,9101650523169</text:p>
          </table:table-cell>
          <table:table-cell office:value-type="float" office:value="43.6204491111111" calcext:value-type="float">
            <text:p>43,6204491111111</text:p>
          </table:table-cell>
          <table:table-cell office:value-type="float" office:value="45.2860201484288" calcext:value-type="float">
            <text:p>45,2860201484288</text:p>
          </table:table-cell>
          <table:table-cell office:value-type="float" office:value="56.2773602011946" calcext:value-type="float">
            <text:p>56,2773602011946</text:p>
          </table:table-cell>
          <table:table-cell office:value-type="float" office:value="66.3852702543142" calcext:value-type="float">
            <text:p>66,3852702543142</text:p>
          </table:table-cell>
          <table:table-cell office:value-type="float" office:value="60.9433869164619" calcext:value-type="float">
            <text:p>60,9433869164619</text:p>
          </table:table-cell>
          <table:table-cell office:value-type="float" office:value="60.6462842595567" calcext:value-type="float">
            <text:p>60,6462842595567</text:p>
          </table:table-cell>
          <table:table-cell office:value-type="float" office:value="61.7295220652856" calcext:value-type="float">
            <text:p>61,72952206528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.6" calcext:value-type="float">
            <text:p>73,6</text:p>
          </table:table-cell>
          <table:table-cell office:value-type="float" office:value="75.4" calcext:value-type="float">
            <text:p>75,4</text:p>
          </table:table-cell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73.7" calcext:value-type="float">
            <text:p>73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75.8" calcext:value-type="float">
            <text:p>75,8</text:p>
          </table:table-cell>
          <table:table-cell office:value-type="float" office:value="73" calcext:value-type="float">
            <text:p>73</text:p>
          </table:table-cell>
          <table:table-cell office:value-type="float" office:value="74.4" calcext:value-type="float">
            <text:p>74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84386285276" calcext:value-type="float">
            <text:p>45,8684386285276</text:p>
          </table:table-cell>
          <table:table-cell office:value-type="float" office:value="49.6168791678073" calcext:value-type="float">
            <text:p>49,6168791678073</text:p>
          </table:table-cell>
          <table:table-cell office:value-type="float" office:value="48.3695185308183" calcext:value-type="float">
            <text:p>48,3695185308183</text:p>
          </table:table-cell>
          <table:table-cell office:value-type="float" office:value="48.5912577060932" calcext:value-type="float">
            <text:p>48,5912577060932</text:p>
          </table:table-cell>
          <table:table-cell office:value-type="float" office:value="50.8385525623458" calcext:value-type="float">
            <text:p>50,8385525623458</text:p>
          </table:table-cell>
          <table:table-cell office:value-type="float" office:value="58.0722321750509" calcext:value-type="float">
            <text:p>58,0722321750509</text:p>
          </table:table-cell>
          <table:table-cell office:value-type="float" office:value="69.980486215018" calcext:value-type="float">
            <text:p>69,980486215018</text:p>
          </table:table-cell>
          <table:table-cell office:value-type="float" office:value="66.5772101008666" calcext:value-type="float">
            <text:p>66,5772101008666</text:p>
          </table:table-cell>
          <table:table-cell office:value-type="float" office:value="62.0300225988701" calcext:value-type="float">
            <text:p>62,0300225988701</text:p>
          </table:table-cell>
          <table:table-cell office:value-type="float" office:value="58.6521335054504" calcext:value-type="float">
            <text:p>58,65213350545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,4</text:p>
          </table:table-cell>
          <table:table-cell office:value-type="float" office:value="76.7" calcext:value-type="float">
            <text:p>76,7</text:p>
          </table:table-cell>
          <table:table-cell office:value-type="float" office:value="79.1" calcext:value-type="float">
            <text:p>79,1</text:p>
          </table:table-cell>
          <table:table-cell office:value-type="float" office:value="76.4" calcext:value-type="float">
            <text:p>76,4</text:p>
          </table:table-cell>
          <table:table-cell office:value-type="float" office:value="79.7" calcext:value-type="float">
            <text:p>79,7</text:p>
          </table:table-cell>
          <table:table-cell office:value-type="float" office:value="71.2" calcext:value-type="float">
            <text:p>71,2</text:p>
          </table:table-cell>
          <table:table-cell office:value-type="float" office:value="77.1" calcext:value-type="float">
            <text:p>77,1</text:p>
          </table:table-cell>
          <table:table-cell office:value-type="float" office:value="74.5" calcext:value-type="float">
            <text:p>74,5</text:p>
          </table:table-cell>
          <table:table-cell office:value-type="float" office:value="71.4" calcext:value-type="float">
            <text:p>71,4</text:p>
          </table:table-cell>
          <table:table-cell office:value-type="float" office:value="73.6" calcext:value-type="float">
            <text:p>73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.0040490091901" calcext:value-type="float">
            <text:p>46,0040490091901</text:p>
          </table:table-cell>
          <table:table-cell office:value-type="float" office:value="47.2133198603789" calcext:value-type="float">
            <text:p>47,2133198603789</text:p>
          </table:table-cell>
          <table:table-cell office:value-type="float" office:value="51.5916866713189" calcext:value-type="float">
            <text:p>51,5916866713189</text:p>
          </table:table-cell>
          <table:table-cell office:value-type="float" office:value="47.6564972176217" calcext:value-type="float">
            <text:p>47,6564972176217</text:p>
          </table:table-cell>
          <table:table-cell office:value-type="float" office:value="51.3833189979727" calcext:value-type="float">
            <text:p>51,3833189979727</text:p>
          </table:table-cell>
          <table:table-cell office:value-type="float" office:value="57.1313603972136" calcext:value-type="float">
            <text:p>57,1313603972136</text:p>
          </table:table-cell>
          <table:table-cell office:value-type="float" office:value="67.2435728696134" calcext:value-type="float">
            <text:p>67,2435728696134</text:p>
          </table:table-cell>
          <table:table-cell office:value-type="float" office:value="67.3641031885269" calcext:value-type="float">
            <text:p>67,3641031885269</text:p>
          </table:table-cell>
          <table:table-cell office:value-type="float" office:value="60.5730957635156" calcext:value-type="float">
            <text:p>60,5730957635156</text:p>
          </table:table-cell>
          <table:table-cell office:value-type="float" office:value="62.7242792241946" calcext:value-type="float">
            <text:p>62,724279224194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72.9" calcext:value-type="float">
            <text:p>72,9</text:p>
          </table:table-cell>
          <table:table-cell table:style-name="ce25" office:value-type="float" office:value="74.6" calcext:value-type="float">
            <text:p>74,6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0.5" calcext:value-type="float">
            <text:p>70,5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6.2" calcext:value-type="float">
            <text:p>76,2</text:p>
          </table:table-cell>
          <table:table-cell table:style-name="ce29" office:value-type="float" office:value="73.2" calcext:value-type="float">
            <text:p>7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8:21:35.9726696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2-16T18:26:20.073269505</dc:date>
    <meta:editing-duration>PT1H40M46S</meta:editing-duration>
    <meta:editing-cycles>11</meta:editing-cycles>
    <meta:generator>LibreOffice/6.3.4.2$Linux_X86_64 LibreOffice_project/30$Build-2</meta:generator>
    <meta:document-statistic meta:table-count="6" meta:cell-count="1452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1:'1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1'.B2:'1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1'.C2:'1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1'.D2:'1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1'.E2:'1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1'.F2:'1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9.6194760121238">
                <text:p>39.6194760121238</text:p>
                <draw:g>
                  <svg:desc>'1'.B2:'1'.B11</svg:desc>
                </draw:g>
              </table:table-cell>
              <table:table-cell office:value-type="float" office:value="39.2466611232042">
                <text:p>39.2466611232042</text:p>
                <draw:g>
                  <svg:desc>'1'.C2:'1'.C11</svg:desc>
                </draw:g>
              </table:table-cell>
              <table:table-cell office:value-type="float" office:value="39.2466611232042">
                <text:p>39.2466611232042</text:p>
                <draw:g>
                  <svg:desc>'1'.D2:'1'.D11</svg:desc>
                </draw:g>
              </table:table-cell>
              <table:table-cell office:value-type="float" office:value="39.2466611232042">
                <text:p>39.2466611232042</text:p>
                <draw:g>
                  <svg:desc>'1'.E2:'1'.E11</svg:desc>
                </draw:g>
              </table:table-cell>
              <table:table-cell office:value-type="float" office:value="39.2466611232042">
                <text:p>39.2466611232042</text:p>
                <draw:g>
                  <svg:desc>'1'.F2:'1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.1581404527741">
                <text:p>40.1581404527741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.3708804643922">
                <text:p>37.3708804643922</text:p>
              </table:table-cell>
              <table:table-cell office:value-type="float" office:value="39.0569289762095">
                <text:p>39.0569289762095</text:p>
              </table:table-cell>
              <table:table-cell office:value-type="float" office:value="41.5087376408307">
                <text:p>41.5087376408307</text:p>
              </table:table-cell>
              <table:table-cell office:value-type="float" office:value="39.5961503635346">
                <text:p>39.5961503635346</text:p>
              </table:table-cell>
              <table:table-cell office:value-type="float" office:value="40.9578121030043">
                <text:p>40.95781210300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308935830872">
                <text:p>39.308935830872</text:p>
              </table:table-cell>
              <table:table-cell office:value-type="float" office:value="40.6630934182869">
                <text:p>40.6630934182869</text:p>
              </table:table-cell>
              <table:table-cell office:value-type="float" office:value="43.7548654026354">
                <text:p>43.7548654026354</text:p>
              </table:table-cell>
              <table:table-cell office:value-type="float" office:value="39.4880551250343">
                <text:p>39.4880551250343</text:p>
              </table:table-cell>
              <table:table-cell office:value-type="float" office:value="44.0460658376768">
                <text:p>44.04606583767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7511142180629">
                <text:p>42.7511142180629</text:p>
              </table:table-cell>
              <table:table-cell office:value-type="float" office:value="42.456384489378">
                <text:p>42.456384489378</text:p>
              </table:table-cell>
              <table:table-cell office:value-type="float" office:value="42.5223969780564">
                <text:p>42.5223969780564</text:p>
              </table:table-cell>
              <table:table-cell office:value-type="float" office:value="43.2420075810473">
                <text:p>43.2420075810473</text:p>
              </table:table-cell>
              <table:table-cell office:value-type="float" office:value="43.3201997547302">
                <text:p>43.32019975473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9123979374543">
                <text:p>45.9123979374543</text:p>
              </table:table-cell>
              <table:table-cell office:value-type="float" office:value="46.6877676285751">
                <text:p>46.6877676285751</text:p>
              </table:table-cell>
              <table:table-cell office:value-type="float" office:value="46.4344569168065">
                <text:p>46.4344569168065</text:p>
              </table:table-cell>
              <table:table-cell office:value-type="float" office:value="48.2751240963855">
                <text:p>48.2751240963855</text:p>
              </table:table-cell>
              <table:table-cell office:value-type="float" office:value="48.625016087437">
                <text:p>48.6250160874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.5927785706515">
                <text:p>42.5927785706515</text:p>
              </table:table-cell>
              <table:table-cell office:value-type="float" office:value="44.4148065556267">
                <text:p>44.4148065556267</text:p>
              </table:table-cell>
              <table:table-cell office:value-type="float" office:value="43.5546407372201">
                <text:p>43.5546407372201</text:p>
              </table:table-cell>
              <table:table-cell office:value-type="float" office:value="41.9375074857608">
                <text:p>41.9375074857608</text:p>
              </table:table-cell>
              <table:table-cell office:value-type="float" office:value="43.8311335042735">
                <text:p>43.83113350427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852300173027">
                <text:p>45.852300173027</text:p>
              </table:table-cell>
              <table:table-cell office:value-type="float" office:value="44.1436838371316">
                <text:p>44.1436838371316</text:p>
              </table:table-cell>
              <table:table-cell office:value-type="float" office:value="45.8297840797546">
                <text:p>45.8297840797546</text:p>
              </table:table-cell>
              <table:table-cell office:value-type="float" office:value="44.2570101678747">
                <text:p>44.2570101678747</text:p>
              </table:table-cell>
              <table:table-cell office:value-type="float" office:value="44.5992940926521">
                <text:p>44.59929409265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867833081571">
                <text:p>45.867833081571</text:p>
              </table:table-cell>
              <table:table-cell office:value-type="float" office:value="47.7473529840916">
                <text:p>47.7473529840916</text:p>
              </table:table-cell>
              <table:table-cell office:value-type="float" office:value="46.9537595138718">
                <text:p>46.9537595138718</text:p>
              </table:table-cell>
              <table:table-cell office:value-type="float" office:value="46.8564409271752">
                <text:p>46.8564409271752</text:p>
              </table:table-cell>
              <table:table-cell office:value-type="float" office:value="47.9038491647494">
                <text:p>47.90384916474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.0900431867481">
                <text:p>45.0900431867481</text:p>
              </table:table-cell>
              <table:table-cell office:value-type="float" office:value="46.6192586964618">
                <text:p>46.6192586964618</text:p>
              </table:table-cell>
              <table:table-cell office:value-type="float" office:value="47.3961962445573">
                <text:p>47.3961962445573</text:p>
              </table:table-cell>
              <table:table-cell office:value-type="float" office:value="45.4193179741379">
                <text:p>45.4193179741379</text:p>
              </table:table-cell>
              <table:table-cell office:value-type="float" office:value="47.0944571085264">
                <text:p>47.0944571085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4'.G2:'4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4'.G2:'4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4'.H2:'4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4'.I2:'4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4'.J2:'4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4'.K2:'4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52.7722083417086">
                <text:p>52.7722083417086</text:p>
                <draw:g>
                  <svg:desc>'4'.G2:'4'.G11</svg:desc>
                </draw:g>
              </table:table-cell>
              <table:table-cell office:value-type="float" office:value="52.7722083417086">
                <text:p>52.7722083417086</text:p>
                <draw:g>
                  <svg:desc>'4'.H2:'4'.H11</svg:desc>
                </draw:g>
              </table:table-cell>
              <table:table-cell office:value-type="float" office:value="52.7245077503775">
                <text:p>52.7245077503775</text:p>
                <draw:g>
                  <svg:desc>'4'.I2:'4'.I11</svg:desc>
                </draw:g>
              </table:table-cell>
              <table:table-cell office:value-type="float" office:value="52.7722083417086">
                <text:p>52.7722083417086</text:p>
                <draw:g>
                  <svg:desc>'4'.J2:'4'.J11</svg:desc>
                </draw:g>
              </table:table-cell>
              <table:table-cell office:value-type="float" office:value="52.7722083417086">
                <text:p>52.7722083417086</text:p>
                <draw:g>
                  <svg:desc>'4'.K2:'4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  <table:table-cell office:value-type="float" office:value="51.4994225352113">
                <text:p>51.49942253521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.080235968243">
                <text:p>59.080235968243</text:p>
              </table:table-cell>
              <table:table-cell office:value-type="float" office:value="59.3647579040853">
                <text:p>59.3647579040853</text:p>
              </table:table-cell>
              <table:table-cell office:value-type="float" office:value="59.5657416485113">
                <text:p>59.5657416485113</text:p>
              </table:table-cell>
              <table:table-cell office:value-type="float" office:value="58.9769423213022">
                <text:p>58.9769423213022</text:p>
              </table:table-cell>
              <table:table-cell office:value-type="float" office:value="59.4879526766596">
                <text:p>59.48795267665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.3312332620778">
                <text:p>70.3312332620778</text:p>
              </table:table-cell>
              <table:table-cell office:value-type="float" office:value="71.7622392681839">
                <text:p>71.7622392681839</text:p>
              </table:table-cell>
              <table:table-cell office:value-type="float" office:value="71.5399338041002">
                <text:p>71.5399338041002</text:p>
              </table:table-cell>
              <table:table-cell office:value-type="float" office:value="71.5614802709569">
                <text:p>71.5614802709569</text:p>
              </table:table-cell>
              <table:table-cell office:value-type="float" office:value="71.7232189090909">
                <text:p>71.72321890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2.5798013682471">
                <text:p>62.5798013682471</text:p>
              </table:table-cell>
              <table:table-cell office:value-type="float" office:value="63.4023352584388">
                <text:p>63.4023352584388</text:p>
              </table:table-cell>
              <table:table-cell office:value-type="float" office:value="63.8518480379246">
                <text:p>63.8518480379246</text:p>
              </table:table-cell>
              <table:table-cell office:value-type="float" office:value="65.6348038399134">
                <text:p>65.6348038399134</text:p>
              </table:table-cell>
              <table:table-cell office:value-type="float" office:value="66.6997206975414">
                <text:p>66.69972069754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.4723345021916">
                <text:p>81.4723345021916</text:p>
              </table:table-cell>
              <table:table-cell office:value-type="float" office:value="81.6333732321601">
                <text:p>81.6333732321601</text:p>
              </table:table-cell>
              <table:table-cell office:value-type="float" office:value="78.8978869016817">
                <text:p>78.8978869016817</text:p>
              </table:table-cell>
              <table:table-cell office:value-type="float" office:value="68.1695538273117">
                <text:p>68.1695538273117</text:p>
              </table:table-cell>
              <table:table-cell office:value-type="float" office:value="70.2365959898154">
                <text:p>70.2365959898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6244095871559">
                <text:p>75.6244095871559</text:p>
              </table:table-cell>
              <table:table-cell office:value-type="float" office:value="73.9247732348523">
                <text:p>73.9247732348523</text:p>
              </table:table-cell>
              <table:table-cell office:value-type="float" office:value="69.1186185785537">
                <text:p>69.1186185785537</text:p>
              </table:table-cell>
              <table:table-cell office:value-type="float" office:value="74.2856790352505">
                <text:p>74.2856790352505</text:p>
              </table:table-cell>
              <table:table-cell office:value-type="float" office:value="70.8790561574074">
                <text:p>70.87905615740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5.0957039148765">
                <text:p>75.0957039148765</text:p>
              </table:table-cell>
              <table:table-cell office:value-type="float" office:value="75.8491197769829">
                <text:p>75.8491197769829</text:p>
              </table:table-cell>
              <table:table-cell office:value-type="float" office:value="70.0338547794118">
                <text:p>70.0338547794118</text:p>
              </table:table-cell>
              <table:table-cell office:value-type="float" office:value="71.7406667778241">
                <text:p>71.7406667778241</text:p>
              </table:table-cell>
              <table:table-cell office:value-type="float" office:value="75.0441592931393">
                <text:p>75.0441592931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.7088070900123">
                <text:p>70.7088070900123</text:p>
              </table:table-cell>
              <table:table-cell office:value-type="float" office:value="74.831152520102">
                <text:p>74.831152520102</text:p>
              </table:table-cell>
              <table:table-cell office:value-type="float" office:value="68.4351099798793">
                <text:p>68.4351099798793</text:p>
              </table:table-cell>
              <table:table-cell office:value-type="float" office:value="70.2118675113464">
                <text:p>70.2118675113464</text:p>
              </table:table-cell>
              <table:table-cell office:value-type="float" office:value="64.3401872626582">
                <text:p>64.34018726265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8.3732291762733">
                <text:p>68.3732291762733</text:p>
              </table:table-cell>
              <table:table-cell office:value-type="float" office:value="69.3847312975529">
                <text:p>69.3847312975529</text:p>
              </table:table-cell>
              <table:table-cell office:value-type="float" office:value="61.81476039783">
                <text:p>61.81476039783</text:p>
              </table:table-cell>
              <table:table-cell office:value-type="float" office:value="66.3046616386554">
                <text:p>66.3046616386554</text:p>
              </table:table-cell>
              <table:table-cell office:value-type="float" office:value="60.5013128548473">
                <text:p>60.50131285484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5'.G2:'5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G2:'5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5'.H2:'5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5'.I2:'5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5'.J2:'5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5'.K2:'5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6.855768095952">
                <text:p>36.855768095952</text:p>
                <draw:g>
                  <svg:desc>'5'.G2:'5'.G11</svg:desc>
                </draw:g>
              </table:table-cell>
              <table:table-cell office:value-type="float" office:value="36.855768095952">
                <text:p>36.855768095952</text:p>
                <draw:g>
                  <svg:desc>'5'.H2:'5'.H11</svg:desc>
                </draw:g>
              </table:table-cell>
              <table:table-cell office:value-type="float" office:value="36.815640619742">
                <text:p>36.815640619742</text:p>
                <draw:g>
                  <svg:desc>'5'.I2:'5'.I11</svg:desc>
                </draw:g>
              </table:table-cell>
              <table:table-cell office:value-type="float" office:value="36.855768095952">
                <text:p>36.855768095952</text:p>
                <draw:g>
                  <svg:desc>'5'.J2:'5'.J11</svg:desc>
                </draw:g>
              </table:table-cell>
              <table:table-cell office:value-type="float" office:value="36.855768095952">
                <text:p>36.855768095952</text:p>
                <draw:g>
                  <svg:desc>'5'.K2:'5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6503973984883">
                <text:p>38.6503973984883</text:p>
              </table:table-cell>
              <table:table-cell office:value-type="float" office:value="38.6503973984883">
                <text:p>38.6503973984883</text:p>
              </table:table-cell>
              <table:table-cell office:value-type="float" office:value="38.6971162263477">
                <text:p>38.6971162263477</text:p>
              </table:table-cell>
              <table:table-cell office:value-type="float" office:value="38.6503973984883">
                <text:p>38.6503973984883</text:p>
              </table:table-cell>
              <table:table-cell office:value-type="float" office:value="38.6503973984883">
                <text:p>38.65039739848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.0829073273745">
                <text:p>43.0829073273745</text:p>
              </table:table-cell>
              <table:table-cell office:value-type="float" office:value="42.6780801128624">
                <text:p>42.6780801128624</text:p>
              </table:table-cell>
              <table:table-cell office:value-type="float" office:value="42.8578030587765">
                <text:p>42.8578030587765</text:p>
              </table:table-cell>
              <table:table-cell office:value-type="float" office:value="42.8477505024588">
                <text:p>42.8477505024588</text:p>
              </table:table-cell>
              <table:table-cell office:value-type="float" office:value="42.3109146486701">
                <text:p>42.31091464867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9239742166813">
                <text:p>41.9239742166813</text:p>
              </table:table-cell>
              <table:table-cell office:value-type="float" office:value="42.4573705436871">
                <text:p>42.4573705436871</text:p>
              </table:table-cell>
              <table:table-cell office:value-type="float" office:value="42.6336816227132">
                <text:p>42.6336816227132</text:p>
              </table:table-cell>
              <table:table-cell office:value-type="float" office:value="42.8075151598804">
                <text:p>42.8075151598804</text:p>
              </table:table-cell>
              <table:table-cell office:value-type="float" office:value="42.3227085062713">
                <text:p>42.32270850627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1229207025714">
                <text:p>45.1229207025714</text:p>
              </table:table-cell>
              <table:table-cell office:value-type="float" office:value="44.7530695770392">
                <text:p>44.7530695770392</text:p>
              </table:table-cell>
              <table:table-cell office:value-type="float" office:value="44.9363814818518">
                <text:p>44.9363814818518</text:p>
              </table:table-cell>
              <table:table-cell office:value-type="float" office:value="44.3490765257279">
                <text:p>44.3490765257279</text:p>
              </table:table-cell>
              <table:table-cell office:value-type="float" office:value="44.4599004440856">
                <text:p>44.45990044408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.060744651705">
                <text:p>47.060744651705</text:p>
              </table:table-cell>
              <table:table-cell office:value-type="float" office:value="47.4990934217679">
                <text:p>47.4990934217679</text:p>
              </table:table-cell>
              <table:table-cell office:value-type="float" office:value="48.5804410720382">
                <text:p>48.5804410720382</text:p>
              </table:table-cell>
              <table:table-cell office:value-type="float" office:value="47.3505271855011">
                <text:p>47.3505271855011</text:p>
              </table:table-cell>
              <table:table-cell office:value-type="float" office:value="47.2233729063019">
                <text:p>47.2233729063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0.0174388766032">
                <text:p>60.0174388766032</text:p>
              </table:table-cell>
              <table:table-cell office:value-type="float" office:value="59.5342303461399">
                <text:p>59.5342303461399</text:p>
              </table:table-cell>
              <table:table-cell office:value-type="float" office:value="59.8749467976544">
                <text:p>59.8749467976544</text:p>
              </table:table-cell>
              <table:table-cell office:value-type="float" office:value="61.2852502526234">
                <text:p>61.2852502526234</text:p>
              </table:table-cell>
              <table:table-cell office:value-type="float" office:value="60.5616907577175">
                <text:p>60.56169075771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.7845636494563">
                <text:p>58.7845636494563</text:p>
              </table:table-cell>
              <table:table-cell office:value-type="float" office:value="60.5686206912372">
                <text:p>60.5686206912372</text:p>
              </table:table-cell>
              <table:table-cell office:value-type="float" office:value="60.7098110100091">
                <text:p>60.7098110100091</text:p>
              </table:table-cell>
              <table:table-cell office:value-type="float" office:value="63.1269557364692">
                <text:p>63.1269557364692</text:p>
              </table:table-cell>
              <table:table-cell office:value-type="float" office:value="61.655984073777">
                <text:p>61.6559840737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.2610822101791">
                <text:p>59.2610822101791</text:p>
              </table:table-cell>
              <table:table-cell office:value-type="float" office:value="62.011039299554">
                <text:p>62.011039299554</text:p>
              </table:table-cell>
              <table:table-cell office:value-type="float" office:value="61.6985728058459">
                <text:p>61.6985728058459</text:p>
              </table:table-cell>
              <table:table-cell office:value-type="float" office:value="64.4457603034526">
                <text:p>64.4457603034526</text:p>
              </table:table-cell>
              <table:table-cell office:value-type="float" office:value="63.2610553617659">
                <text:p>63.26105536176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6383261396118">
                <text:p>65.6383261396118</text:p>
              </table:table-cell>
              <table:table-cell office:value-type="float" office:value="69.4512934428634">
                <text:p>69.4512934428634</text:p>
              </table:table-cell>
              <table:table-cell office:value-type="float" office:value="68.4399886759449">
                <text:p>68.4399886759449</text:p>
              </table:table-cell>
              <table:table-cell office:value-type="float" office:value="72.3189351563896">
                <text:p>72.3189351563896</text:p>
              </table:table-cell>
              <table:table-cell office:value-type="float" office:value="70.5251896601591">
                <text:p>70.52518966015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6'.G2:'6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G2:'6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6'.H2:'6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6'.I2:'6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6'.J2:'6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6'.K2:'6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2.2525338461538">
                <text:p>42.2525338461538</text:p>
                <draw:g>
                  <svg:desc>'6'.G2:'6'.G11</svg:desc>
                </draw:g>
              </table:table-cell>
              <table:table-cell office:value-type="float" office:value="42.2525338461538">
                <text:p>42.2525338461538</text:p>
                <draw:g>
                  <svg:desc>'6'.H2:'6'.H11</svg:desc>
                </draw:g>
              </table:table-cell>
              <table:table-cell office:value-type="float" office:value="42.3182632009926">
                <text:p>42.3182632009926</text:p>
                <draw:g>
                  <svg:desc>'6'.I2:'6'.I11</svg:desc>
                </draw:g>
              </table:table-cell>
              <table:table-cell office:value-type="float" office:value="42.2525338461538">
                <text:p>42.2525338461538</text:p>
                <draw:g>
                  <svg:desc>'6'.J2:'6'.J11</svg:desc>
                </draw:g>
              </table:table-cell>
              <table:table-cell office:value-type="float" office:value="42.2525338461538">
                <text:p>42.2525338461538</text:p>
                <draw:g>
                  <svg:desc>'6'.K2:'6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0782083267457">
                <text:p>43.0782083267457</text:p>
              </table:table-cell>
              <table:table-cell office:value-type="float" office:value="43.0782083267457">
                <text:p>43.0782083267457</text:p>
              </table:table-cell>
              <table:table-cell office:value-type="float" office:value="43.2198702606635">
                <text:p>43.2198702606635</text:p>
              </table:table-cell>
              <table:table-cell office:value-type="float" office:value="43.0782083267457">
                <text:p>43.0782083267457</text:p>
              </table:table-cell>
              <table:table-cell office:value-type="float" office:value="43.0782083267457">
                <text:p>43.07820832674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.9505587199553">
                <text:p>45.9505587199553</text:p>
              </table:table-cell>
              <table:table-cell office:value-type="float" office:value="45.9584962163678">
                <text:p>45.9584962163678</text:p>
              </table:table-cell>
              <table:table-cell office:value-type="float" office:value="45.624008018868">
                <text:p>45.624008018868</text:p>
              </table:table-cell>
              <table:table-cell office:value-type="float" office:value="45.8871075450451">
                <text:p>45.8871075450451</text:p>
              </table:table-cell>
              <table:table-cell office:value-type="float" office:value="45.482846258875">
                <text:p>45.482846258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.2774415725156">
                <text:p>47.2774415725156</text:p>
              </table:table-cell>
              <table:table-cell office:value-type="float" office:value="46.3565989580974">
                <text:p>46.3565989580974</text:p>
              </table:table-cell>
              <table:table-cell office:value-type="float" office:value="46.8257494031221">
                <text:p>46.8257494031221</text:p>
              </table:table-cell>
              <table:table-cell office:value-type="float" office:value="46.619981780822">
                <text:p>46.619981780822</text:p>
              </table:table-cell>
              <table:table-cell office:value-type="float" office:value="47.0117995786517">
                <text:p>47.01179957865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.4106307708119">
                <text:p>48.4106307708119</text:p>
              </table:table-cell>
              <table:table-cell office:value-type="float" office:value="49.3740373813674">
                <text:p>49.3740373813674</text:p>
              </table:table-cell>
              <table:table-cell office:value-type="float" office:value="47.7795750815269">
                <text:p>47.7795750815269</text:p>
              </table:table-cell>
              <table:table-cell office:value-type="float" office:value="50.0732659111111">
                <text:p>50.0732659111111</text:p>
              </table:table-cell>
              <table:table-cell office:value-type="float" office:value="47.5891389384117">
                <text:p>47.58913893841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.4215184693113">
                <text:p>53.4215184693113</text:p>
              </table:table-cell>
              <table:table-cell office:value-type="float" office:value="53.3738584468919">
                <text:p>53.3738584468919</text:p>
              </table:table-cell>
              <table:table-cell office:value-type="float" office:value="57.2604699556541">
                <text:p>57.2604699556541</text:p>
              </table:table-cell>
              <table:table-cell office:value-type="float" office:value="49.778926621297">
                <text:p>49.778926621297</text:p>
              </table:table-cell>
              <table:table-cell office:value-type="float" office:value="49.8626011209896">
                <text:p>49.86260112098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9952652382585">
                <text:p>55.9952652382585</text:p>
              </table:table-cell>
              <table:table-cell office:value-type="float" office:value="60.463563648251">
                <text:p>60.463563648251</text:p>
              </table:table-cell>
              <table:table-cell office:value-type="float" office:value="59.1454482883476">
                <text:p>59.1454482883476</text:p>
              </table:table-cell>
              <table:table-cell office:value-type="float" office:value="53.567055259467">
                <text:p>53.567055259467</text:p>
              </table:table-cell>
              <table:table-cell office:value-type="float" office:value="58.2408664078325">
                <text:p>58.2408664078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2773602011946">
                <text:p>56.2773602011946</text:p>
              </table:table-cell>
              <table:table-cell office:value-type="float" office:value="66.3852702543142">
                <text:p>66.3852702543142</text:p>
              </table:table-cell>
              <table:table-cell office:value-type="float" office:value="60.9433869164619">
                <text:p>60.9433869164619</text:p>
              </table:table-cell>
              <table:table-cell office:value-type="float" office:value="60.6462842595567">
                <text:p>60.6462842595567</text:p>
              </table:table-cell>
              <table:table-cell office:value-type="float" office:value="61.7295220652856">
                <text:p>61.7295220652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.0722321750509">
                <text:p>58.0722321750509</text:p>
              </table:table-cell>
              <table:table-cell office:value-type="float" office:value="69.980486215018">
                <text:p>69.980486215018</text:p>
              </table:table-cell>
              <table:table-cell office:value-type="float" office:value="66.5772101008666">
                <text:p>66.5772101008666</text:p>
              </table:table-cell>
              <table:table-cell office:value-type="float" office:value="62.0300225988701">
                <text:p>62.0300225988701</text:p>
              </table:table-cell>
              <table:table-cell office:value-type="float" office:value="58.6521335054504">
                <text:p>58.65213350545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7.1313603972136">
                <text:p>57.1313603972136</text:p>
              </table:table-cell>
              <table:table-cell office:value-type="float" office:value="67.2435728696134">
                <text:p>67.2435728696134</text:p>
              </table:table-cell>
              <table:table-cell office:value-type="float" office:value="67.3641031885269">
                <text:p>67.3641031885269</text:p>
              </table:table-cell>
              <table:table-cell office:value-type="float" office:value="60.5730957635156">
                <text:p>60.5730957635156</text:p>
              </table:table-cell>
              <table:table-cell office:value-type="float" office:value="62.7242792241946">
                <text:p>62.72427922419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549cm" svg:height="9.067cm" xlink:href=".." xlink:type="simple" chart:class="chart:bar" chart:style-name="ch1">
        <chart:title svg:x="12.41cm" svg:y="0.317cm" chart:style-name="ch2">
          <text:p>PB step</text:p>
        </chart:title>
        <chart:legend chart:legend-position="end" svg:x="20.548cm" svg:y="2.74cm" style:legend-expansion="high" chart:style-name="ch3"/>
        <chart:plot-area chart:style-name="ch4" table:cell-range-address="'1'.M2:'1'.R11 '1'.N1:'1'.R1" chart:data-source-has-labels="both" svg:x="1.541cm" svg:y="1.277cm" svg:width="18.477cm" svg:height="6.628cm">
          <chartooo:coordinate-region svg:x="2.348cm" svg:y="1.477cm" svg:width="17.67cm" svg:height="5.781cm"/>
          <chart:axis chart:dimension="x" chart:name="primary-x" chart:style-name="ch5" chartooo:axis-type="auto">
            <chartooo:date-scale/>
            <chart:title svg:x="10.404cm" svg:y="8.086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79cm" chart:style-name="ch8">
              <text:p>Step</text:p>
            </chart:title>
            <chart:grid chart:style-name="ch9" chart:class="major"/>
          </chart:axis>
          <chart:series chart:style-name="ch10" chart:values-cell-range-address="'1'.N2:'1'.N11" chart:label-cell-address="'1'.N1:'1'.N1" chart:class="chart:bar">
            <chart:regression-curve chart:style-name="ch11"/>
            <chart:data-point chart:repeated="10"/>
          </chart:series>
          <chart:series chart:style-name="ch12" chart:values-cell-range-address="'1'.O2:'1'.O11" chart:label-cell-address="'1'.O1:'1'.O1" chart:class="chart:bar">
            <chart:data-point chart:repeated="10"/>
          </chart:series>
          <chart:series chart:style-name="ch13" chart:values-cell-range-address="'1'.P2:'1'.P11" chart:label-cell-address="'1'.P1:'1'.P1" chart:class="chart:bar">
            <chart:data-point chart:repeated="10"/>
          </chart:series>
          <chart:series chart:style-name="ch14" chart:values-cell-range-address="'1'.Q2:'1'.Q11" chart:label-cell-address="'1'.Q1:'1'.Q1" chart:class="chart:bar">
            <chart:data-point chart:repeated="10"/>
          </chart:series>
          <chart:series chart:style-name="ch15" chart:values-cell-range-address="'1'.R2:'1'.R11" chart:label-cell-address="'1'.R1:'1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1'.N1:'1'.N1</svg:desc>
                </draw:g>
              </table:table-cell>
              <table:table-cell office:value-type="string">
                <text:p>Media - PB V C1</text:p>
                <draw:g>
                  <svg:desc>'1'.O1:'1'.O1</svg:desc>
                </draw:g>
              </table:table-cell>
              <table:table-cell office:value-type="string">
                <text:p>Media - PB V B1</text:p>
                <draw:g>
                  <svg:desc>'1'.P1:'1'.P1</svg:desc>
                </draw:g>
              </table:table-cell>
              <table:table-cell office:value-type="string">
                <text:p>Media - PB T C1</text:p>
                <draw:g>
                  <svg:desc>'1'.Q1:'1'.Q1</svg:desc>
                </draw:g>
              </table:table-cell>
              <table:table-cell office:value-type="string">
                <text:p>Media - PB T B1</text:p>
                <draw:g>
                  <svg:desc>'1'.R1:'1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0.6">
                <text:p>240.6</text:p>
                <draw:g>
                  <svg:desc>'1'.N2:'1'.N11</svg:desc>
                </draw:g>
              </table:table-cell>
              <table:table-cell office:value-type="float" office:value="240.6">
                <text:p>240.6</text:p>
                <draw:g>
                  <svg:desc>'1'.O2:'1'.O11</svg:desc>
                </draw:g>
              </table:table-cell>
              <table:table-cell office:value-type="float" office:value="240.6">
                <text:p>240.6</text:p>
                <draw:g>
                  <svg:desc>'1'.P2:'1'.P11</svg:desc>
                </draw:g>
              </table:table-cell>
              <table:table-cell office:value-type="float" office:value="240.6">
                <text:p>240.6</text:p>
                <draw:g>
                  <svg:desc>'1'.Q2:'1'.Q11</svg:desc>
                </draw:g>
              </table:table-cell>
              <table:table-cell office:value-type="float" office:value="240.6">
                <text:p>240.6</text:p>
                <draw:g>
                  <svg:desc>'1'.R2:'1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4.8">
                <text:p>194.8</text:p>
              </table:table-cell>
              <table:table-cell office:value-type="float" office:value="191.5">
                <text:p>191.5</text:p>
              </table:table-cell>
              <table:table-cell office:value-type="float" office:value="186.9">
                <text:p>186.9</text:p>
              </table:table-cell>
              <table:table-cell office:value-type="float" office:value="183">
                <text:p>183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.7">
                <text:p>130.7</text:p>
              </table:table-cell>
              <table:table-cell office:value-type="float" office:value="156.4">
                <text:p>156.4</text:p>
              </table:table-cell>
              <table:table-cell office:value-type="float" office:value="139.2">
                <text:p>139.2</text:p>
              </table:table-cell>
              <table:table-cell office:value-type="float" office:value="149.8">
                <text:p>149.8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.3">
                <text:p>150.3</text:p>
              </table:table-cell>
              <table:table-cell office:value-type="float" office:value="133.9">
                <text:p>133.9</text:p>
              </table:table-cell>
              <table:table-cell office:value-type="float" office:value="143.4">
                <text:p>143.4</text:p>
              </table:table-cell>
              <table:table-cell office:value-type="float" office:value="137.8">
                <text:p>137.8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1">
                <text:p>123.1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8">
                <text:p>116.8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4">
                <text:p>117.4</text:p>
              </table:table-cell>
              <table:table-cell office:value-type="float" office:value="120.7">
                <text:p>120.7</text:p>
              </table:table-cell>
              <table:table-cell office:value-type="float" office:value="126.4">
                <text:p>126.4</text:p>
              </table:table-cell>
              <table:table-cell office:value-type="float" office:value="127.2">
                <text:p>127.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.9">
                <text:p>117.9</text:p>
              </table:table-cell>
              <table:table-cell office:value-type="float" office:value="119.9">
                <text:p>119.9</text:p>
              </table:table-cell>
              <table:table-cell office:value-type="float" office:value="111.8">
                <text:p>111.8</text:p>
              </table:table-cell>
              <table:table-cell office:value-type="float" office:value="119.6">
                <text:p>119.6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.4">
                <text:p>128.4</text:p>
              </table:table-cell>
              <table:table-cell office:value-type="float" office:value="102.5">
                <text:p>102.5</text:p>
              </table:table-cell>
              <table:table-cell office:value-type="float" office:value="128.3">
                <text:p>128.3</text:p>
              </table:table-cell>
              <table:table-cell office:value-type="float" office:value="119.8">
                <text:p>119.8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">
                <text:p>104.7</text:p>
              </table:table-cell>
              <table:table-cell office:value-type="float" office:value="112.7">
                <text:p>112.7</text:p>
              </table:table-cell>
              <table:table-cell office:value-type="float" office:value="108">
                <text:p>108</text:p>
              </table:table-cell>
              <table:table-cell office:value-type="float" office:value="108.4">
                <text:p>108.4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24cm" svg:height="9.002cm" xlink:href=".." xlink:type="simple" chart:class="chart:bar" chart:style-name="ch1">
        <chart:title svg:x="12.285cm" svg:y="0.316cm" chart:style-name="ch2">
          <text:p>PR step</text:p>
        </chart:title>
        <chart:legend chart:legend-position="end" svg:x="20.297cm" svg:y="2.708cm" style:legend-expansion="high" chart:style-name="ch3"/>
        <chart:plot-area chart:style-name="ch4" table:cell-range-address="'1'.M2:'1'.M11 '1'.S1:'1'.W11" chart:data-source-has-labels="both" svg:x="1.537cm" svg:y="1.275cm" svg:width="18.234cm" svg:height="6.566cm">
          <chartooo:coordinate-region svg:x="2.344cm" svg:y="1.475cm" svg:width="17.427cm" svg:height="5.719cm"/>
          <chart:axis chart:dimension="x" chart:name="primary-x" chart:style-name="ch5" chartooo:axis-type="auto">
            <chartooo:date-scale/>
            <chart:title svg:x="10.279cm" svg:y="8.021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46cm" chart:style-name="ch8">
              <text:p>Step</text:p>
            </chart:title>
            <chart:grid chart:style-name="ch9" chart:class="major"/>
          </chart:axis>
          <chart:series chart:style-name="ch10" chart:values-cell-range-address="'1'.S2:'1'.S11" chart:label-cell-address="'1'.S1:'1'.S1" chart:class="chart:bar">
            <chart:regression-curve chart:style-name="ch11"/>
            <chart:data-point chart:repeated="10"/>
          </chart:series>
          <chart:series chart:style-name="ch12" chart:values-cell-range-address="'1'.T2:'1'.T11" chart:label-cell-address="'1'.T1:'1'.T1" chart:class="chart:bar">
            <chart:data-point chart:repeated="10"/>
          </chart:series>
          <chart:series chart:style-name="ch13" chart:values-cell-range-address="'1'.U2:'1'.U11" chart:label-cell-address="'1'.U1:'1'.U1" chart:class="chart:bar">
            <chart:regression-curve chart:style-name="ch14"/>
            <chart:data-point chart:repeated="10"/>
          </chart:series>
          <chart:series chart:style-name="ch15" chart:values-cell-range-address="'1'.V2:'1'.V11" chart:label-cell-address="'1'.V1:'1'.V1" chart:class="chart:bar">
            <chart:data-point chart:repeated="10"/>
          </chart:series>
          <chart:series chart:style-name="ch16" chart:values-cell-range-address="'1'.W2:'1'.W11" chart:label-cell-address="'1'.W1:'1'.W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1'.S1:'1'.S1</svg:desc>
                </draw:g>
              </table:table-cell>
              <table:table-cell office:value-type="string">
                <text:p>Media - PR V C1 </text:p>
                <draw:g>
                  <svg:desc>'1'.T1:'1'.T1</svg:desc>
                </draw:g>
              </table:table-cell>
              <table:table-cell office:value-type="string">
                <text:p>Media - PR V B1</text:p>
                <draw:g>
                  <svg:desc>'1'.U1:'1'.U1</svg:desc>
                </draw:g>
              </table:table-cell>
              <table:table-cell office:value-type="string">
                <text:p>Media - PR T C1</text:p>
                <draw:g>
                  <svg:desc>'1'.V1:'1'.V1</svg:desc>
                </draw:g>
              </table:table-cell>
              <table:table-cell office:value-type="string">
                <text:p>Media - PR T B1</text:p>
                <draw:g>
                  <svg:desc>'1'.W1:'1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2.3">
                <text:p>242.3</text:p>
                <draw:g>
                  <svg:desc>'1'.S2:'1'.S11</svg:desc>
                </draw:g>
              </table:table-cell>
              <table:table-cell office:value-type="float" office:value="249.4">
                <text:p>249.4</text:p>
                <draw:g>
                  <svg:desc>'1'.T2:'1'.T11</svg:desc>
                </draw:g>
              </table:table-cell>
              <table:table-cell office:value-type="float" office:value="245.8">
                <text:p>245.8</text:p>
                <draw:g>
                  <svg:desc>'1'.U2:'1'.U11</svg:desc>
                </draw:g>
              </table:table-cell>
              <table:table-cell office:value-type="float" office:value="242.3">
                <text:p>242.3</text:p>
                <draw:g>
                  <svg:desc>'1'.V2:'1'.V11</svg:desc>
                </draw:g>
              </table:table-cell>
              <table:table-cell office:value-type="float" office:value="242.3">
                <text:p>242.3</text:p>
                <draw:g>
                  <svg:desc>'1'.W2:'1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.6">
                <text:p>200.6</text:p>
              </table:table-cell>
              <table:table-cell office:value-type="float" office:value="203">
                <text:p>203</text:p>
              </table:table-cell>
              <table:table-cell office:value-type="float" office:value="203.6">
                <text:p>203.6</text:p>
              </table:table-cell>
              <table:table-cell office:value-type="float" office:value="200.6">
                <text:p>200.6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77.1">
                <text:p>177.1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.4">
                <text:p>136.4</text:p>
              </table:table-cell>
              <table:table-cell office:value-type="float" office:value="154.1">
                <text:p>154.1</text:p>
              </table:table-cell>
              <table:table-cell office:value-type="float" office:value="153.1">
                <text:p>153.1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.8">
                <text:p>156.8</text:p>
              </table:table-cell>
              <table:table-cell office:value-type="float" office:value="147">
                <text:p>147</text:p>
              </table:table-cell>
              <table:table-cell office:value-type="float" office:value="135.3">
                <text:p>135.3</text:p>
              </table:table-cell>
              <table:table-cell office:value-type="float" office:value="128.4">
                <text:p>128.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6">
                <text:p>118.6</text:p>
              </table:table-cell>
              <table:table-cell office:value-type="float" office:value="127.2">
                <text:p>127.2</text:p>
              </table:table-cell>
              <table:table-cell office:value-type="float" office:value="126.1">
                <text:p>126.1</text:p>
              </table:table-cell>
              <table:table-cell office:value-type="float" office:value="125.2">
                <text:p>125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5">
                <text:p>105.5</text:p>
              </table:table-cell>
              <table:table-cell office:value-type="float" office:value="121.5">
                <text:p>121.5</text:p>
              </table:table-cell>
              <table:table-cell office:value-type="float" office:value="126.6">
                <text:p>126.6</text:p>
              </table:table-cell>
              <table:table-cell office:value-type="float" office:value="124.4">
                <text:p>12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15.9">
                <text:p>115.9</text:p>
              </table:table-cell>
              <table:table-cell office:value-type="float" office:value="118.7">
                <text:p>118.7</text:p>
              </table:table-cell>
              <table:table-cell office:value-type="float" office:value="123">
                <text:p>12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6">
                <text:p>121.6</text:p>
              </table:table-cell>
              <table:table-cell office:value-type="float" office:value="119.1">
                <text:p>119.1</text:p>
              </table:table-cell>
              <table:table-cell office:value-type="float" office:value="123.2">
                <text:p>123.2</text:p>
              </table:table-cell>
              <table:table-cell office:value-type="float" office:value="120.2">
                <text:p>12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120.8">
                <text:p>120.8</text:p>
              </table:table-cell>
              <table:table-cell office:value-type="float" office:value="115.8">
                <text:p>115.8</text:p>
              </table:table-cell>
              <table:table-cell office:value-type="float" office:value="116">
                <text:p>116</text:p>
              </table:table-cell>
              <table:table-cell office:value-type="float" office:value="123.4">
                <text:p>123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61cm" svg:height="8.983cm" xlink:href=".." xlink:type="simple" chart:class="chart:bar" chart:style-name="ch1">
        <chart:title svg:x="10.266cm" svg:y="0.315cm" chart:style-name="ch2">
          <text:p>PB step</text:p>
        </chart:title>
        <chart:legend chart:legend-position="end" svg:x="16.234cm" svg:y="2.449cm" style:legend-expansion="high" chart:style-name="ch3"/>
        <chart:plot-area chart:style-name="ch4" table:cell-range-address="'2'.M2:'2'.R11 '2'.N1:'2'.R1" chart:data-source-has-labels="both" svg:x="1.456cm" svg:y="1.273cm" svg:width="14.333cm" svg:height="6.55cm">
          <chartooo:coordinate-region svg:x="2.263cm" svg:y="1.472cm" svg:width="13.526cm" svg:height="5.704cm"/>
          <chart:axis chart:dimension="x" chart:name="primary-x" chart:style-name="ch5" chartooo:axis-type="auto">
            <chartooo:date-scale/>
            <chart:title svg:x="8.247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N2:'2'.N11" chart:label-cell-address="'2'.N1:'2'.N1" chart:class="chart:bar">
            <chart:regression-curve chart:style-name="ch11"/>
            <chart:data-point chart:repeated="10"/>
          </chart:series>
          <chart:series chart:style-name="ch12" chart:values-cell-range-address="'2'.O2:'2'.O11" chart:label-cell-address="'2'.O1:'2'.O1" chart:class="chart:bar">
            <chart:regression-curve chart:style-name="ch13"/>
            <chart:data-point chart:repeated="10"/>
          </chart:series>
          <chart:series chart:style-name="ch14" chart:values-cell-range-address="'2'.P2:'2'.P11" chart:label-cell-address="'2'.P1:'2'.P1" chart:class="chart:bar">
            <chart:regression-curve chart:style-name="ch15"/>
            <chart:data-point chart:repeated="10"/>
          </chart:series>
          <chart:series chart:style-name="ch16" chart:values-cell-range-address="'2'.Q2:'2'.Q11" chart:label-cell-address="'2'.Q1:'2'.Q1" chart:class="chart:bar">
            <chart:data-point chart:repeated="10"/>
          </chart:series>
          <chart:series chart:style-name="ch17" chart:values-cell-range-address="'2'.R2:'2'.R11" chart:label-cell-address="'2'.R1:'2'.R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2'.N1:'2'.N1</svg:desc>
                </draw:g>
              </table:table-cell>
              <table:table-cell office:value-type="string">
                <text:p>Media - PB V C1</text:p>
                <draw:g>
                  <svg:desc>'2'.O1:'2'.O1</svg:desc>
                </draw:g>
              </table:table-cell>
              <table:table-cell office:value-type="string">
                <text:p>Media - PB V B1</text:p>
                <draw:g>
                  <svg:desc>'2'.P1:'2'.P1</svg:desc>
                </draw:g>
              </table:table-cell>
              <table:table-cell office:value-type="string">
                <text:p>Media - PB T C1</text:p>
                <draw:g>
                  <svg:desc>'2'.Q1:'2'.Q1</svg:desc>
                </draw:g>
              </table:table-cell>
              <table:table-cell office:value-type="string">
                <text:p>Media - PB T B1</text:p>
                <draw:g>
                  <svg:desc>'2'.R1:'2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179.4">
                <text:p>179.4</text:p>
                <draw:g>
                  <svg:desc>'2'.N2:'2'.N11</svg:desc>
                </draw:g>
              </table:table-cell>
              <table:table-cell office:value-type="float" office:value="179.4">
                <text:p>179.4</text:p>
                <draw:g>
                  <svg:desc>'2'.O2:'2'.O11</svg:desc>
                </draw:g>
              </table:table-cell>
              <table:table-cell office:value-type="float" office:value="179.4">
                <text:p>179.4</text:p>
                <draw:g>
                  <svg:desc>'2'.P2:'2'.P11</svg:desc>
                </draw:g>
              </table:table-cell>
              <table:table-cell office:value-type="float" office:value="179.4">
                <text:p>179.4</text:p>
                <draw:g>
                  <svg:desc>'2'.Q2:'2'.Q11</svg:desc>
                </draw:g>
              </table:table-cell>
              <table:table-cell office:value-type="float" office:value="179.4">
                <text:p>179.4</text:p>
                <draw:g>
                  <svg:desc>'2'.R2:'2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6.6">
                <text:p>166.6</text:p>
              </table:table-cell>
              <table:table-cell office:value-type="float" office:value="166">
                <text:p>166</text:p>
              </table:table-cell>
              <table:table-cell office:value-type="float" office:value="171.1">
                <text:p>171.1</text:p>
              </table:table-cell>
              <table:table-cell office:value-type="float" office:value="168.4">
                <text:p>168.4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8">
                <text:p>129.8</text:p>
              </table:table-cell>
              <table:table-cell office:value-type="float" office:value="131">
                <text:p>131</text:p>
              </table:table-cell>
              <table:table-cell office:value-type="float" office:value="133.3">
                <text:p>133.3</text:p>
              </table:table-cell>
              <table:table-cell office:value-type="float" office:value="130.6">
                <text:p>130.6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">
                <text:p>129.4</text:p>
              </table:table-cell>
              <table:table-cell office:value-type="float" office:value="131.7">
                <text:p>131.7</text:p>
              </table:table-cell>
              <table:table-cell office:value-type="float" office:value="129.6">
                <text:p>129.6</text:p>
              </table:table-cell>
              <table:table-cell office:value-type="float" office:value="133.2">
                <text:p>133.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.6">
                <text:p>142.6</text:p>
              </table:table-cell>
              <table:table-cell office:value-type="float" office:value="139.4">
                <text:p>139.4</text:p>
              </table:table-cell>
              <table:table-cell office:value-type="float" office:value="140.2">
                <text:p>140.2</text:p>
              </table:table-cell>
              <table:table-cell office:value-type="float" office:value="145">
                <text:p>145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137.2">
                <text:p>137.2</text:p>
              </table:table-cell>
              <table:table-cell office:value-type="float" office:value="138.6">
                <text:p>138.6</text:p>
              </table:table-cell>
              <table:table-cell office:value-type="float" office:value="142.2">
                <text:p>142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.6">
                <text:p>136.6</text:p>
              </table:table-cell>
              <table:table-cell office:value-type="float" office:value="141">
                <text:p>141</text:p>
              </table:table-cell>
              <table:table-cell office:value-type="float" office:value="141.7">
                <text:p>141.7</text:p>
              </table:table-cell>
              <table:table-cell office:value-type="float" office:value="147.2">
                <text:p>14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.7">
                <text:p>138.7</text:p>
              </table:table-cell>
              <table:table-cell office:value-type="float" office:value="137.9">
                <text:p>137.9</text:p>
              </table:table-cell>
              <table:table-cell office:value-type="float" office:value="141.1">
                <text:p>141.1</text:p>
              </table:table-cell>
              <table:table-cell office:value-type="float" office:value="138.4">
                <text:p>138.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9">
                <text:p>131.9</text:p>
              </table:table-cell>
              <table:table-cell office:value-type="float" office:value="131.7">
                <text:p>131.7</text:p>
              </table:table-cell>
              <table:table-cell office:value-type="float" office:value="136">
                <text:p>136</text:p>
              </table:table-cell>
              <table:table-cell office:value-type="float" office:value="136.6">
                <text:p>136.6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9cm" svg:height="8.983cm" xlink:href=".." xlink:type="simple" chart:class="chart:bar" chart:style-name="ch1">
        <chart:title svg:x="10.268cm" svg:y="0.315cm" chart:style-name="ch2">
          <text:p>PR step</text:p>
        </chart:title>
        <chart:legend chart:legend-position="end" svg:x="16.157cm" svg:y="2.449cm" style:legend-expansion="high" chart:style-name="ch3"/>
        <chart:plot-area chart:style-name="ch4" table:cell-range-address="'2'.M2:'2'.M11 '2'.S1:'2'.W11" chart:data-source-has-labels="both" svg:x="1.456cm" svg:y="1.273cm" svg:width="14.256cm" svg:height="6.55cm">
          <chartooo:coordinate-region svg:x="2.263cm" svg:y="1.472cm" svg:width="13.449cm" svg:height="5.704cm"/>
          <chart:axis chart:dimension="x" chart:name="primary-x" chart:style-name="ch5" chartooo:axis-type="auto">
            <chartooo:date-scale/>
            <chart:title svg:x="8.209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S2:'2'.S11" chart:label-cell-address="'2'.S1:'2'.S1" chart:class="chart:bar">
            <chart:regression-curve chart:style-name="ch11"/>
            <chart:data-point chart:repeated="10"/>
          </chart:series>
          <chart:series chart:style-name="ch12" chart:values-cell-range-address="'2'.T2:'2'.T11" chart:label-cell-address="'2'.T1:'2'.T1" chart:class="chart:bar">
            <chart:regression-curve chart:style-name="ch13"/>
            <chart:data-point chart:repeated="10"/>
          </chart:series>
          <chart:series chart:style-name="ch14" chart:values-cell-range-address="'2'.U2:'2'.U11" chart:label-cell-address="'2'.U1:'2'.U1" chart:class="chart:bar">
            <chart:regression-curve chart:style-name="ch15"/>
            <chart:data-point chart:repeated="10"/>
          </chart:series>
          <chart:series chart:style-name="ch16" chart:values-cell-range-address="'2'.V2:'2'.V11" chart:label-cell-address="'2'.V1:'2'.V1" chart:class="chart:bar">
            <chart:data-point chart:repeated="10"/>
          </chart:series>
          <chart:series chart:style-name="ch17" chart:values-cell-range-address="'2'.W2:'2'.W11" chart:label-cell-address="'2'.W1:'2'.W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2'.S1:'2'.S1</svg:desc>
                </draw:g>
              </table:table-cell>
              <table:table-cell office:value-type="string">
                <text:p>Media - PR V C1 </text:p>
                <draw:g>
                  <svg:desc>'2'.T1:'2'.T1</svg:desc>
                </draw:g>
              </table:table-cell>
              <table:table-cell office:value-type="string">
                <text:p>Media - PR V B1</text:p>
                <draw:g>
                  <svg:desc>'2'.U1:'2'.U1</svg:desc>
                </draw:g>
              </table:table-cell>
              <table:table-cell office:value-type="string">
                <text:p>Media - PR T C1</text:p>
                <draw:g>
                  <svg:desc>'2'.V1:'2'.V1</svg:desc>
                </draw:g>
              </table:table-cell>
              <table:table-cell office:value-type="string">
                <text:p>Media - PR T B1</text:p>
                <draw:g>
                  <svg:desc>'2'.W1:'2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289">
                <text:p>289</text:p>
                <draw:g>
                  <svg:desc>'2'.S2:'2'.S11</svg:desc>
                </draw:g>
              </table:table-cell>
              <table:table-cell office:value-type="float" office:value="289">
                <text:p>289</text:p>
                <draw:g>
                  <svg:desc>'2'.T2:'2'.T11</svg:desc>
                </draw:g>
              </table:table-cell>
              <table:table-cell office:value-type="float" office:value="289">
                <text:p>289</text:p>
                <draw:g>
                  <svg:desc>'2'.U2:'2'.U11</svg:desc>
                </draw:g>
              </table:table-cell>
              <table:table-cell office:value-type="float" office:value="289">
                <text:p>289</text:p>
                <draw:g>
                  <svg:desc>'2'.V2:'2'.V11</svg:desc>
                </draw:g>
              </table:table-cell>
              <table:table-cell office:value-type="float" office:value="289">
                <text:p>289</text:p>
                <draw:g>
                  <svg:desc>'2'.W2:'2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152.1">
                <text:p>152.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9.2">
                <text:p>159.2</text:p>
              </table:table-cell>
              <table:table-cell office:value-type="float" office:value="168.5">
                <text:p>168.5</text:p>
              </table:table-cell>
              <table:table-cell office:value-type="float" office:value="172.6">
                <text:p>172.6</text:p>
              </table:table-cell>
              <table:table-cell office:value-type="float" office:value="187.2">
                <text:p>187.2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5.8">
                <text:p>135.8</text:p>
              </table:table-cell>
              <table:table-cell office:value-type="float" office:value="133.2">
                <text:p>133.2</text:p>
              </table:table-cell>
              <table:table-cell office:value-type="float" office:value="135.2">
                <text:p>13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7">
                <text:p>152.7</text:p>
              </table:table-cell>
              <table:table-cell office:value-type="float" office:value="146.9">
                <text:p>146.9</text:p>
              </table:table-cell>
              <table:table-cell office:value-type="float" office:value="152.2">
                <text:p>152.2</text:p>
              </table:table-cell>
              <table:table-cell office:value-type="float" office:value="165.6">
                <text:p>165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3">
                <text:p>138.3</text:p>
              </table:table-cell>
              <table:table-cell office:value-type="float" office:value="157.9">
                <text:p>157.9</text:p>
              </table:table-cell>
              <table:table-cell office:value-type="float" office:value="149.7">
                <text:p>149.7</text:p>
              </table:table-cell>
              <table:table-cell office:value-type="float" office:value="151.4">
                <text:p>151.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1.6">
                <text:p>131.6</text:p>
              </table:table-cell>
              <table:table-cell office:value-type="float" office:value="136">
                <text:p>136</text:p>
              </table:table-cell>
              <table:table-cell office:value-type="float" office:value="145.3">
                <text:p>145.3</text:p>
              </table:table-cell>
              <table:table-cell office:value-type="float" office:value="134.4">
                <text:p>134.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.7">
                <text:p>132.7</text:p>
              </table:table-cell>
              <table:table-cell office:value-type="float" office:value="135.8">
                <text:p>135.8</text:p>
              </table:table-cell>
              <table:table-cell office:value-type="float" office:value="143.4">
                <text:p>143.4</text:p>
              </table:table-cell>
              <table:table-cell office:value-type="float" office:value="136.8">
                <text:p>136.8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.1">
                <text:p>164.1</text:p>
              </table:table-cell>
              <table:table-cell office:value-type="float" office:value="141.2">
                <text:p>141.2</text:p>
              </table:table-cell>
              <table:table-cell office:value-type="float" office:value="146">
                <text:p>146</text:p>
              </table:table-cell>
              <table:table-cell office:value-type="float" office:value="161.6">
                <text:p>16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42.6">
                <text:p>142.6</text:p>
              </table:table-cell>
              <table:table-cell office:value-type="float" office:value="141">
                <text:p>141</text:p>
              </table:table-cell>
              <table:table-cell office:value-type="float" office:value="141.4">
                <text:p>141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2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3'.M2:'3'.R11 '3'.N1:'3'.R1" chart:data-source-has-labels="both" svg:x="1.503cm" svg:y="1.273cm" svg:width="16.583cm" svg:height="6.549cm">
          <chartooo:coordinate-region svg:x="2.31cm" svg:y="1.472cm" svg:width="15.776cm" svg:height="5.703cm"/>
          <chart:axis chart:dimension="x" chart:name="primary-x" chart:style-name="ch5" chartooo:axis-type="auto">
            <chartooo:date-scale/>
            <chart:title svg:x="9.419cm" svg:y="8.001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3'.N2:'3'.N11" chart:label-cell-address="'3'.N1:'3'.N1" chart:class="chart:bar">
            <chart:regression-curve chart:style-name="ch11"/>
            <chart:data-point chart:repeated="10"/>
          </chart:series>
          <chart:series chart:style-name="ch12" chart:values-cell-range-address="'3'.O2:'3'.O11" chart:label-cell-address="'3'.O1:'3'.O1" chart:class="chart:bar">
            <chart:regression-curve chart:style-name="ch13"/>
            <chart:data-point chart:repeated="10"/>
          </chart:series>
          <chart:series chart:style-name="ch14" chart:values-cell-range-address="'3'.P2:'3'.P11" chart:label-cell-address="'3'.P1:'3'.P1" chart:class="chart:bar">
            <chart:regression-curve chart:style-name="ch15"/>
            <chart:data-point chart:repeated="10"/>
          </chart:series>
          <chart:series chart:style-name="ch16" chart:values-cell-range-address="'3'.Q2:'3'.Q11" chart:label-cell-address="'3'.Q1:'3'.Q1" chart:class="chart:bar">
            <chart:regression-curve chart:style-name="ch17"/>
            <chart:data-point chart:repeated="10"/>
          </chart:series>
          <chart:series chart:style-name="ch18" chart:values-cell-range-address="'3'.R2:'3'.R11" chart:label-cell-address="'3'.R1:'3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3'.N1:'3'.N1</svg:desc>
                </draw:g>
              </table:table-cell>
              <table:table-cell office:value-type="string">
                <text:p>Media - PB V C1</text:p>
                <draw:g>
                  <svg:desc>'3'.O1:'3'.O1</svg:desc>
                </draw:g>
              </table:table-cell>
              <table:table-cell office:value-type="string">
                <text:p>Media - PB V B1</text:p>
                <draw:g>
                  <svg:desc>'3'.P1:'3'.P1</svg:desc>
                </draw:g>
              </table:table-cell>
              <table:table-cell office:value-type="string">
                <text:p>Media - PB T C1</text:p>
                <draw:g>
                  <svg:desc>'3'.Q1:'3'.Q1</svg:desc>
                </draw:g>
              </table:table-cell>
              <table:table-cell office:value-type="string">
                <text:p>Media - PB T B1</text:p>
                <draw:g>
                  <svg:desc>'3'.R1:'3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82.6">
                <text:p>182.6</text:p>
                <draw:g>
                  <svg:desc>'3'.N2:'3'.N11</svg:desc>
                </draw:g>
              </table:table-cell>
              <table:table-cell office:value-type="float" office:value="182.6">
                <text:p>182.6</text:p>
                <draw:g>
                  <svg:desc>'3'.O2:'3'.O11</svg:desc>
                </draw:g>
              </table:table-cell>
              <table:table-cell office:value-type="float" office:value="182.6">
                <text:p>182.6</text:p>
                <draw:g>
                  <svg:desc>'3'.P2:'3'.P11</svg:desc>
                </draw:g>
              </table:table-cell>
              <table:table-cell office:value-type="float" office:value="182.6">
                <text:p>182.6</text:p>
                <draw:g>
                  <svg:desc>'3'.Q2:'3'.Q11</svg:desc>
                </draw:g>
              </table:table-cell>
              <table:table-cell office:value-type="float" office:value="182.6">
                <text:p>182.6</text:p>
                <draw:g>
                  <svg:desc>'3'.R2:'3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2">
                <text:p>152</text:p>
              </table:table-cell>
              <table:table-cell office:value-type="float" office:value="151.4">
                <text:p>151.4</text:p>
              </table:table-cell>
              <table:table-cell office:value-type="float" office:value="153.3">
                <text:p>153.3</text:p>
              </table:table-cell>
              <table:table-cell office:value-type="float" office:value="138.2">
                <text:p>138.2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6">
                <text:p>112.6</text:p>
              </table:table-cell>
              <table:table-cell office:value-type="float" office:value="104.1">
                <text:p>104.1</text:p>
              </table:table-cell>
              <table:table-cell office:value-type="float" office:value="104.1">
                <text:p>104.1</text:p>
              </table:table-cell>
              <table:table-cell office:value-type="float" office:value="104.8">
                <text:p>104.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.1">
                <text:p>123.1</text:p>
              </table:table-cell>
              <table:table-cell office:value-type="float" office:value="123.2">
                <text:p>123.2</text:p>
              </table:table-cell>
              <table:table-cell office:value-type="float" office:value="123">
                <text:p>123</text:p>
              </table:table-cell>
              <table:table-cell office:value-type="float" office:value="126.2">
                <text:p>126.2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.6">
                <text:p>100.6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  <table:table-cell office:value-type="float" office:value="100.6">
                <text:p>100.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5">
                <text:p>100.5</text:p>
              </table:table-cell>
              <table:table-cell office:value-type="float" office:value="102.7">
                <text:p>102.7</text:p>
              </table:table-cell>
              <table:table-cell office:value-type="float" office:value="120.2">
                <text:p>120.2</text:p>
              </table:table-cell>
              <table:table-cell office:value-type="float" office:value="102.2">
                <text:p>102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6">
                <text:p>80.6</text:p>
              </table:table-cell>
              <table:table-cell office:value-type="float" office:value="80.5">
                <text:p>80.5</text:p>
              </table:table-cell>
              <table:table-cell office:value-type="float" office:value="89.8">
                <text:p>89.8</text:p>
              </table:table-cell>
              <table:table-cell office:value-type="float" office:value="89.2">
                <text:p>89.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86">
                <text:p>86</text:p>
              </table:table-cell>
              <table:table-cell office:value-type="float" office:value="84.6">
                <text:p>84.6</text:p>
              </table:table-cell>
              <table:table-cell office:value-type="float" office:value="84.8">
                <text:p>84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.7">
                <text:p>81.7</text:p>
              </table:table-cell>
              <table:table-cell office:value-type="float" office:value="86.8">
                <text:p>86.8</text:p>
              </table:table-cell>
              <table:table-cell office:value-type="float" office:value="84.5">
                <text:p>84.5</text:p>
              </table:table-cell>
              <table:table-cell office:value-type="float" office:value="83">
                <text:p>83</text:p>
              </table:table-cell>
              <table:table-cell office:value-type="float" office:value="79.9">
                <text:p>79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443cm" svg:y="1.951cm" style:legend-expansion="high" chart:style-name="ch3"/>
        <chart:plot-area chart:style-name="ch4" table:cell-range-address="'3'.M2:'3'.M11 '3'.S1:'3'.W11" chart:data-source-has-labels="both" svg:x="1.502cm" svg:y="1.273cm" svg:width="16.45cm" svg:height="6.55cm">
          <chartooo:coordinate-region svg:x="2.309cm" svg:y="1.472cm" svg:width="15.643cm" svg:height="5.704cm"/>
          <chart:axis chart:dimension="x" chart:name="primary-x" chart:style-name="ch5" chartooo:axis-type="auto">
            <chartooo:date-scale/>
            <chart:title svg:x="9.352cm" svg:y="8.002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3'.S2:'3'.S11" chart:label-cell-address="'3'.S1:'3'.S1" chart:class="chart:bar">
            <chart:regression-curve chart:style-name="ch11"/>
            <chart:data-point chart:repeated="10"/>
          </chart:series>
          <chart:series chart:style-name="ch12" chart:values-cell-range-address="'3'.T2:'3'.T11" chart:label-cell-address="'3'.T1:'3'.T1" chart:class="chart:bar">
            <chart:regression-curve chart:style-name="ch13"/>
            <chart:data-point chart:repeated="10"/>
          </chart:series>
          <chart:series chart:style-name="ch14" chart:values-cell-range-address="'3'.U2:'3'.U11" chart:label-cell-address="'3'.U1:'3'.U1" chart:class="chart:bar">
            <chart:regression-curve chart:style-name="ch15"/>
            <chart:data-point chart:repeated="10"/>
          </chart:series>
          <chart:series chart:style-name="ch16" chart:values-cell-range-address="'3'.V2:'3'.V11" chart:label-cell-address="'3'.V1:'3'.V1" chart:class="chart:bar">
            <chart:regression-curve chart:style-name="ch17"/>
            <chart:data-point chart:repeated="10"/>
          </chart:series>
          <chart:series chart:style-name="ch18" chart:values-cell-range-address="'3'.W2:'3'.W11" chart:label-cell-address="'3'.W1:'3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3'.S1:'3'.S1</svg:desc>
                </draw:g>
              </table:table-cell>
              <table:table-cell office:value-type="string">
                <text:p>Media - PR V C1 </text:p>
                <draw:g>
                  <svg:desc>'3'.T1:'3'.T1</svg:desc>
                </draw:g>
              </table:table-cell>
              <table:table-cell office:value-type="string">
                <text:p>Media - PR V B1</text:p>
                <draw:g>
                  <svg:desc>'3'.U1:'3'.U1</svg:desc>
                </draw:g>
              </table:table-cell>
              <table:table-cell office:value-type="string">
                <text:p>Media - PR T C1</text:p>
                <draw:g>
                  <svg:desc>'3'.V1:'3'.V1</svg:desc>
                </draw:g>
              </table:table-cell>
              <table:table-cell office:value-type="string">
                <text:p>Media - PR T B1</text:p>
                <draw:g>
                  <svg:desc>'3'.W1:'3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67.8">
                <text:p>167.8</text:p>
                <draw:g>
                  <svg:desc>'3'.S2:'3'.S11</svg:desc>
                </draw:g>
              </table:table-cell>
              <table:table-cell office:value-type="float" office:value="167.9">
                <text:p>167.9</text:p>
                <draw:g>
                  <svg:desc>'3'.T2:'3'.T11</svg:desc>
                </draw:g>
              </table:table-cell>
              <table:table-cell office:value-type="float" office:value="168.5">
                <text:p>168.5</text:p>
                <draw:g>
                  <svg:desc>'3'.U2:'3'.U11</svg:desc>
                </draw:g>
              </table:table-cell>
              <table:table-cell office:value-type="float" office:value="167.8">
                <text:p>167.8</text:p>
                <draw:g>
                  <svg:desc>'3'.V2:'3'.V11</svg:desc>
                </draw:g>
              </table:table-cell>
              <table:table-cell office:value-type="float" office:value="167.8">
                <text:p>167.8</text:p>
                <draw:g>
                  <svg:desc>'3'.W2:'3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  <table:table-cell office:value-type="float" office:value="139.6">
                <text:p>139.6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1.3">
                <text:p>111.3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.4">
                <text:p>111.4</text:p>
              </table:table-cell>
              <table:table-cell office:value-type="float" office:value="105.6">
                <text:p>105.6</text:p>
              </table:table-cell>
              <table:table-cell office:value-type="float" office:value="116">
                <text:p>116</text:p>
              </table:table-cell>
              <table:table-cell office:value-type="float" office:value="101.4">
                <text:p>101.4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.2">
                <text:p>92.2</text:p>
              </table:table-cell>
              <table:table-cell office:value-type="float" office:value="94.4">
                <text:p>94.4</text:p>
              </table:table-cell>
              <table:table-cell office:value-type="float" office:value="93.5">
                <text:p>93.5</text:p>
              </table:table-cell>
              <table:table-cell office:value-type="float" office:value="95.2">
                <text:p>95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98.4">
                <text:p>98.4</text:p>
              </table:table-cell>
              <table:table-cell office:value-type="float" office:value="95.8">
                <text:p>95.8</text:p>
              </table:table-cell>
              <table:table-cell office:value-type="float" office:value="92.6">
                <text:p>92.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">
                <text:p>79.8</text:p>
              </table:table-cell>
              <table:table-cell office:value-type="float" office:value="82.2">
                <text:p>82.2</text:p>
              </table:table-cell>
              <table:table-cell office:value-type="float" office:value="88.4">
                <text:p>88.4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79.1">
                <text:p>79.1</text:p>
              </table:table-cell>
              <table:table-cell office:value-type="float" office:value="86.1">
                <text:p>86.1</text:p>
              </table:table-cell>
              <table:table-cell office:value-type="float" office:value="79.8">
                <text:p>7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82.8">
                <text:p>82.8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1">
                <text:p>69.1</text:p>
              </table:table-cell>
              <table:table-cell office:value-type="float" office:value="80.9">
                <text:p>80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1.6">
                <text:p>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63cm" svg:height="8.982cm" xlink:href=".." xlink:type="simple" chart:class="chart:bar" chart:style-name="ch1">
        <chart:title svg:x="11.467cm" svg:y="0.315cm" chart:style-name="ch2">
          <text:p>PB step</text:p>
        </chart:title>
        <chart:legend chart:legend-position="end" svg:x="18.662cm" svg:y="2.698cm" style:legend-expansion="high" chart:style-name="ch3"/>
        <chart:plot-area chart:style-name="ch4" table:cell-range-address="'4'.M1:'4'.R11" chart:data-source-has-labels="both" svg:x="1.504cm" svg:y="1.273cm" svg:width="16.665cm" svg:height="6.549cm">
          <chartooo:coordinate-region svg:x="2.311cm" svg:y="1.472cm" svg:width="15.858cm" svg:height="5.703cm"/>
          <chart:axis chart:dimension="x" chart:name="primary-x" chart:style-name="ch5" chartooo:axis-type="auto">
            <chartooo:date-scale/>
            <chart:title svg:x="9.461cm" svg:y="8.001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4'.N2:'4'.N11" chart:label-cell-address="'4'.N1:'4'.N1" chart:class="chart:bar">
            <chart:regression-curve chart:style-name="ch11"/>
            <chart:data-point chart:repeated="10"/>
          </chart:series>
          <chart:series chart:style-name="ch12" chart:values-cell-range-address="'4'.O2:'4'.O11" chart:label-cell-address="'4'.O1:'4'.O1" chart:class="chart:bar">
            <chart:data-point chart:repeated="10"/>
          </chart:series>
          <chart:series chart:style-name="ch13" chart:values-cell-range-address="'4'.P2:'4'.P11" chart:label-cell-address="'4'.P1:'4'.P1" chart:class="chart:bar">
            <chart:data-point chart:repeated="10"/>
          </chart:series>
          <chart:series chart:style-name="ch14" chart:values-cell-range-address="'4'.Q2:'4'.Q11" chart:label-cell-address="'4'.Q1:'4'.Q1" chart:class="chart:bar">
            <chart:data-point chart:repeated="10"/>
          </chart:series>
          <chart:series chart:style-name="ch15" chart:values-cell-range-address="'4'.R2:'4'.R11" chart:label-cell-address="'4'.R1:'4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4'.N1:'4'.N1</svg:desc>
                </draw:g>
              </table:table-cell>
              <table:table-cell office:value-type="string">
                <text:p>Media - PB V C1</text:p>
                <draw:g>
                  <svg:desc>'4'.O1:'4'.O1</svg:desc>
                </draw:g>
              </table:table-cell>
              <table:table-cell office:value-type="string">
                <text:p>Media - PB V B1</text:p>
                <draw:g>
                  <svg:desc>'4'.P1:'4'.P1</svg:desc>
                </draw:g>
              </table:table-cell>
              <table:table-cell office:value-type="string">
                <text:p>Media - PB T C1</text:p>
                <draw:g>
                  <svg:desc>'4'.Q1:'4'.Q1</svg:desc>
                </draw:g>
              </table:table-cell>
              <table:table-cell office:value-type="string">
                <text:p>Media - PB T B1</text:p>
                <draw:g>
                  <svg:desc>'4'.R1:'4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5">
                <text:p>105</text:p>
                <draw:g>
                  <svg:desc>'4'.N2:'4'.N11</svg:desc>
                </draw:g>
              </table:table-cell>
              <table:table-cell office:value-type="float" office:value="105">
                <text:p>105</text:p>
                <draw:g>
                  <svg:desc>'4'.O2:'4'.O11</svg:desc>
                </draw:g>
              </table:table-cell>
              <table:table-cell office:value-type="float" office:value="105">
                <text:p>105</text:p>
                <draw:g>
                  <svg:desc>'4'.P2:'4'.P11</svg:desc>
                </draw:g>
              </table:table-cell>
              <table:table-cell office:value-type="float" office:value="105">
                <text:p>105</text:p>
                <draw:g>
                  <svg:desc>'4'.Q2:'4'.Q11</svg:desc>
                </draw:g>
              </table:table-cell>
              <table:table-cell office:value-type="float" office:value="105">
                <text:p>105</text:p>
                <draw:g>
                  <svg:desc>'4'.R2:'4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3.5">
                <text:p>83.5</text:p>
              </table:table-cell>
              <table:table-cell office:value-type="float" office:value="82.9">
                <text:p>82.9</text:p>
              </table:table-cell>
              <table:table-cell office:value-type="float" office:value="84.8">
                <text:p>84.8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1">
                <text:p>91.1</text:p>
              </table:table-cell>
              <table:table-cell office:value-type="float" office:value="91.8">
                <text:p>91.8</text:p>
              </table:table-cell>
              <table:table-cell office:value-type="float" office:value="105.9">
                <text:p>105.9</text:p>
              </table:table-cell>
              <table:table-cell office:value-type="float" office:value="91.2">
                <text:p>91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7">
                <text:p>73.7</text:p>
              </table:table-cell>
              <table:table-cell office:value-type="float" office:value="60.8">
                <text:p>60.8</text:p>
              </table:table-cell>
              <table:table-cell office:value-type="float" office:value="65">
                <text:p>65</text:p>
              </table:table-cell>
              <table:table-cell office:value-type="float" office:value="68.2">
                <text:p>68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6">
                <text:p>57.6</text:p>
              </table:table-cell>
              <table:table-cell office:value-type="float" office:value="61.2">
                <text:p>61.2</text:p>
              </table:table-cell>
              <table:table-cell office:value-type="float" office:value="63.4">
                <text:p>63.4</text:p>
              </table:table-cell>
              <table:table-cell office:value-type="float" office:value="78.4">
                <text:p>78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5">
                <text:p>63.5</text:p>
              </table:table-cell>
              <table:table-cell office:value-type="float" office:value="64.5">
                <text:p>64.5</text:p>
              </table:table-cell>
              <table:table-cell office:value-type="float" office:value="67.2">
                <text:p>67.2</text:p>
              </table:table-cell>
              <table:table-cell office:value-type="float" office:value="68.6">
                <text:p>68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0.8">
                <text:p>60.8</text:p>
              </table:table-cell>
              <table:table-cell office:value-type="float" office:value="56.7">
                <text:p>56.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9">
                <text:p>61.9</text:p>
              </table:table-cell>
              <table:table-cell office:value-type="float" office:value="58.1">
                <text:p>58.1</text:p>
              </table:table-cell>
              <table:table-cell office:value-type="float" office:value="54.8">
                <text:p>54.8</text:p>
              </table:table-cell>
              <table:table-cell office:value-type="float" office:value="70.4">
                <text:p>70.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62.8">
                <text:p>62.8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1'.G2:'1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1'.H2:'1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1'.I2:'1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1'.J2:'1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1'.K2:'1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2.5950623725286">
                <text:p>42.5950623725286</text:p>
                <draw:g>
                  <svg:desc>'1'.G2:'1'.G11</svg:desc>
                </draw:g>
              </table:table-cell>
              <table:table-cell office:value-type="float" office:value="41.8682219280518">
                <text:p>41.8682219280518</text:p>
                <draw:g>
                  <svg:desc>'1'.H2:'1'.H11</svg:desc>
                </draw:g>
              </table:table-cell>
              <table:table-cell office:value-type="float" office:value="42.2386970057424">
                <text:p>42.2386970057424</text:p>
                <draw:g>
                  <svg:desc>'1'.I2:'1'.I11</svg:desc>
                </draw:g>
              </table:table-cell>
              <table:table-cell office:value-type="float" office:value="42.5950623725286">
                <text:p>42.5950623725286</text:p>
                <draw:g>
                  <svg:desc>'1'.J2:'1'.J11</svg:desc>
                </draw:g>
              </table:table-cell>
              <table:table-cell office:value-type="float" office:value="42.5950623725286">
                <text:p>42.5950623725286</text:p>
                <draw:g>
                  <svg:desc>'1'.K2:'1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1865147321428">
                <text:p>43.1865147321428</text:p>
              </table:table-cell>
              <table:table-cell office:value-type="float" office:value="43.0276461016949">
                <text:p>43.0276461016949</text:p>
              </table:table-cell>
              <table:table-cell office:value-type="float" office:value="43.2847851808043">
                <text:p>43.2847851808043</text:p>
              </table:table-cell>
              <table:table-cell office:value-type="float" office:value="43.1865147321428">
                <text:p>43.1865147321428</text:p>
              </table:table-cell>
              <table:table-cell office:value-type="float" office:value="43.1865147321428">
                <text:p>43.18651473214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.685879479722">
                <text:p>44.685879479722</text:p>
              </table:table-cell>
              <table:table-cell office:value-type="float" office:value="45.1252412036347">
                <text:p>45.1252412036347</text:p>
              </table:table-cell>
              <table:table-cell office:value-type="float" office:value="44.6533992544949">
                <text:p>44.6533992544949</text:p>
              </table:table-cell>
              <table:table-cell office:value-type="float" office:value="44.7125369334618">
                <text:p>44.7125369334618</text:p>
              </table:table-cell>
              <table:table-cell office:value-type="float" office:value="45.7223382343067">
                <text:p>45.72233823430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.6037929832503">
                <text:p>45.6037929832503</text:p>
              </table:table-cell>
              <table:table-cell office:value-type="float" office:value="47.6321313646711">
                <text:p>47.6321313646711</text:p>
              </table:table-cell>
              <table:table-cell office:value-type="float" office:value="47.7540244222191">
                <text:p>47.7540244222191</text:p>
              </table:table-cell>
              <table:table-cell office:value-type="float" office:value="47.5525955424274">
                <text:p>47.5525955424274</text:p>
              </table:table-cell>
              <table:table-cell office:value-type="float" office:value="46.4121747794498">
                <text:p>46.41217477944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030793128671">
                <text:p>49.030793128671</text:p>
              </table:table-cell>
              <table:table-cell office:value-type="float" office:value="52.3408484356482">
                <text:p>52.3408484356482</text:p>
              </table:table-cell>
              <table:table-cell office:value-type="float" office:value="48.5306978297161">
                <text:p>48.5306978297161</text:p>
              </table:table-cell>
              <table:table-cell office:value-type="float" office:value="51.9318467338051">
                <text:p>51.9318467338051</text:p>
              </table:table-cell>
              <table:table-cell office:value-type="float" office:value="52.1259532635774">
                <text:p>52.1259532635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8345090324972">
                <text:p>51.8345090324972</text:p>
              </table:table-cell>
              <table:table-cell office:value-type="float" office:value="50.8748192807777">
                <text:p>50.8748192807777</text:p>
              </table:table-cell>
              <table:table-cell office:value-type="float" office:value="52.9097973724339">
                <text:p>52.9097973724339</text:p>
              </table:table-cell>
              <table:table-cell office:value-type="float" office:value="50.4220204260354">
                <text:p>50.4220204260354</text:p>
              </table:table-cell>
              <table:table-cell office:value-type="float" office:value="53.2954528670609">
                <text:p>53.29545286706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7492721075138">
                <text:p>56.7492721075138</text:p>
              </table:table-cell>
              <table:table-cell office:value-type="float" office:value="54.9916104960382">
                <text:p>54.9916104960382</text:p>
              </table:table-cell>
              <table:table-cell office:value-type="float" office:value="54.4311778739184">
                <text:p>54.4311778739184</text:p>
              </table:table-cell>
              <table:table-cell office:value-type="float" office:value="54.5250057757167">
                <text:p>54.5250057757167</text:p>
              </table:table-cell>
              <table:table-cell office:value-type="float" office:value="53.68335009996">
                <text:p>53.683350099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.1154256015587">
                <text:p>49.1154256015587</text:p>
              </table:table-cell>
              <table:table-cell office:value-type="float" office:value="54.0895874835709">
                <text:p>54.0895874835709</text:p>
              </table:table-cell>
              <table:table-cell office:value-type="float" office:value="55.2887307722616">
                <text:p>55.2887307722616</text:p>
              </table:table-cell>
              <table:table-cell office:value-type="float" office:value="54.4334572214841">
                <text:p>54.4334572214841</text:p>
              </table:table-cell>
              <table:table-cell office:value-type="float" office:value="54.6222941222417">
                <text:p>54.62229412224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4994138313983">
                <text:p>49.4994138313983</text:p>
              </table:table-cell>
              <table:table-cell office:value-type="float" office:value="53.5744225442261">
                <text:p>53.5744225442261</text:p>
              </table:table-cell>
              <table:table-cell office:value-type="float" office:value="55.0310614168568">
                <text:p>55.0310614168568</text:p>
              </table:table-cell>
              <table:table-cell office:value-type="float" office:value="52.4060252192214">
                <text:p>52.4060252192214</text:p>
              </table:table-cell>
              <table:table-cell office:value-type="float" office:value="53.6465649293448">
                <text:p>53.64656492934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.1719798798529">
                <text:p>43.1719798798529</text:p>
              </table:table-cell>
              <table:table-cell office:value-type="float" office:value="47.6127532761241">
                <text:p>47.6127532761241</text:p>
              </table:table-cell>
              <table:table-cell office:value-type="float" office:value="48.7996364691678">
                <text:p>48.7996364691678</text:p>
              </table:table-cell>
              <table:table-cell office:value-type="float" office:value="46.5911971751412">
                <text:p>46.5911971751412</text:p>
              </table:table-cell>
              <table:table-cell office:value-type="float" office:value="47.6633732184353">
                <text:p>47.6633732184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549cm" svg:y="2.449cm" style:legend-expansion="high" chart:style-name="ch3"/>
        <chart:plot-area chart:style-name="ch4" table:cell-range-address="'4'.M2:'4'.M11 '4'.S1:'4'.W11" chart:data-source-has-labels="both" svg:x="1.502cm" svg:y="1.273cm" svg:width="16.556cm" svg:height="6.55cm">
          <chartooo:coordinate-region svg:x="2.309cm" svg:y="1.472cm" svg:width="15.749cm" svg:height="5.704cm"/>
          <chart:axis chart:dimension="x" chart:name="primary-x" chart:style-name="ch5" chartooo:axis-type="auto">
            <chartooo:date-scale/>
            <chart:title svg:x="9.405cm" svg:y="8.002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4'.S2:'4'.S11" chart:label-cell-address="'4'.S1:'4'.S1" chart:class="chart:bar">
            <chart:regression-curve chart:style-name="ch11"/>
            <chart:data-point chart:repeated="10"/>
          </chart:series>
          <chart:series chart:style-name="ch12" chart:values-cell-range-address="'4'.T2:'4'.T11" chart:label-cell-address="'4'.T1:'4'.T1" chart:class="chart:bar">
            <chart:data-point chart:repeated="10"/>
          </chart:series>
          <chart:series chart:style-name="ch13" chart:values-cell-range-address="'4'.U2:'4'.U11" chart:label-cell-address="'4'.U1:'4'.U1" chart:class="chart:bar">
            <chart:regression-curve chart:style-name="ch14"/>
            <chart:data-point chart:repeated="10"/>
          </chart:series>
          <chart:series chart:style-name="ch15" chart:values-cell-range-address="'4'.V2:'4'.V11" chart:label-cell-address="'4'.V1:'4'.V1" chart:class="chart:bar">
            <chart:data-point chart:repeated="10"/>
          </chart:series>
          <chart:series chart:style-name="ch16" chart:values-cell-range-address="'4'.W2:'4'.W11" chart:label-cell-address="'4'.W1:'4'.W1" chart:class="chart:bar">
            <chart:regression-curve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4'.S1:'4'.S1</svg:desc>
                </draw:g>
              </table:table-cell>
              <table:table-cell office:value-type="string">
                <text:p>Media - PR V C1 </text:p>
                <draw:g>
                  <svg:desc>'4'.T1:'4'.T1</svg:desc>
                </draw:g>
              </table:table-cell>
              <table:table-cell office:value-type="string">
                <text:p>Media - PR V B1</text:p>
                <draw:g>
                  <svg:desc>'4'.U1:'4'.U1</svg:desc>
                </draw:g>
              </table:table-cell>
              <table:table-cell office:value-type="string">
                <text:p>Media - PR T C1</text:p>
                <draw:g>
                  <svg:desc>'4'.V1:'4'.V1</svg:desc>
                </draw:g>
              </table:table-cell>
              <table:table-cell office:value-type="string">
                <text:p>Media - PR T B1</text:p>
                <draw:g>
                  <svg:desc>'4'.W1:'4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1">
                <text:p>101</text:p>
                <draw:g>
                  <svg:desc>'4'.S2:'4'.S11</svg:desc>
                </draw:g>
              </table:table-cell>
              <table:table-cell office:value-type="float" office:value="101">
                <text:p>101</text:p>
                <draw:g>
                  <svg:desc>'4'.T2:'4'.T11</svg:desc>
                </draw:g>
              </table:table-cell>
              <table:table-cell office:value-type="float" office:value="100.9">
                <text:p>100.9</text:p>
                <draw:g>
                  <svg:desc>'4'.U2:'4'.U11</svg:desc>
                </draw:g>
              </table:table-cell>
              <table:table-cell office:value-type="float" office:value="101">
                <text:p>101</text:p>
                <draw:g>
                  <svg:desc>'4'.V2:'4'.V11</svg:desc>
                </draw:g>
              </table:table-cell>
              <table:table-cell office:value-type="float" office:value="101">
                <text:p>101</text:p>
                <draw:g>
                  <svg:desc>'4'.W2:'4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4">
                <text:p>78.4</text:p>
              </table:table-cell>
              <table:table-cell office:value-type="float" office:value="76.3">
                <text:p>76.3</text:p>
              </table:table-cell>
              <table:table-cell office:value-type="float" office:value="74.9">
                <text:p>74.9</text:p>
              </table:table-cell>
              <table:table-cell office:value-type="float" office:value="76.6">
                <text:p>76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1">
                <text:p>53.1</text:p>
              </table:table-cell>
              <table:table-cell office:value-type="float" office:value="51">
                <text:p>51</text:p>
              </table:table-cell>
              <table:table-cell office:value-type="float" office:value="50.1">
                <text:p>50.1</text:p>
              </table:table-cell>
              <table:table-cell office:value-type="float" office:value="53.4">
                <text:p>53.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7">
                <text:p>77.7</text:p>
              </table:table-cell>
              <table:table-cell office:value-type="float" office:value="69.9">
                <text:p>69.9</text:p>
              </table:table-cell>
              <table:table-cell office:value-type="float" office:value="70.1">
                <text:p>70.1</text:p>
              </table:table-cell>
              <table:table-cell office:value-type="float" office:value="68.4">
                <text:p>68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52.4">
                <text:p>52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">
                <text:p>57.7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5.7">
                <text:p>55.7</text:p>
              </table:table-cell>
              <table:table-cell office:value-type="float" office:value="54.3">
                <text:p>54.3</text:p>
              </table:table-cell>
              <table:table-cell office:value-type="float" office:value="57.2">
                <text:p>5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8">
                <text:p>50.8</text:p>
              </table:table-cell>
              <table:table-cell office:value-type="float" office:value="54.4">
                <text:p>54.4</text:p>
              </table:table-cell>
              <table:table-cell office:value-type="float" office:value="54.6">
                <text:p>54.6</text:p>
              </table:table-cell>
              <table:table-cell office:value-type="float" office:value="60.4">
                <text:p>60.4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5'.M2:'5'.R11 '5'.N1:'5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N2:'5'.N11" chart:label-cell-address="'5'.N1:'5'.N1" chart:class="chart:bar">
            <chart:regression-curve chart:style-name="ch11"/>
            <chart:data-point chart:repeated="10"/>
          </chart:series>
          <chart:series chart:style-name="ch12" chart:values-cell-range-address="'5'.O2:'5'.O11" chart:label-cell-address="'5'.O1:'5'.O1" chart:class="chart:bar">
            <chart:regression-curve chart:style-name="ch13"/>
            <chart:data-point chart:repeated="10"/>
          </chart:series>
          <chart:series chart:style-name="ch14" chart:values-cell-range-address="'5'.P2:'5'.P11" chart:label-cell-address="'5'.P1:'5'.P1" chart:class="chart:bar">
            <chart:regression-curve chart:style-name="ch15"/>
            <chart:data-point chart:repeated="10"/>
          </chart:series>
          <chart:series chart:style-name="ch16" chart:values-cell-range-address="'5'.Q2:'5'.Q11" chart:label-cell-address="'5'.Q1:'5'.Q1" chart:class="chart:bar">
            <chart:regression-curve chart:style-name="ch17"/>
            <chart:data-point chart:repeated="10"/>
          </chart:series>
          <chart:series chart:style-name="ch18" chart:values-cell-range-address="'5'.R2:'5'.R11" chart:label-cell-address="'5'.R1:'5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5'.N1:'5'.N1</svg:desc>
                </draw:g>
              </table:table-cell>
              <table:table-cell office:value-type="string">
                <text:p>Media - PB V C1</text:p>
                <draw:g>
                  <svg:desc>'5'.O1:'5'.O1</svg:desc>
                </draw:g>
              </table:table-cell>
              <table:table-cell office:value-type="string">
                <text:p>Media - PB V B1</text:p>
                <draw:g>
                  <svg:desc>'5'.P1:'5'.P1</svg:desc>
                </draw:g>
              </table:table-cell>
              <table:table-cell office:value-type="string">
                <text:p>Media - PB T C1</text:p>
                <draw:g>
                  <svg:desc>'5'.Q1:'5'.Q1</svg:desc>
                </draw:g>
              </table:table-cell>
              <table:table-cell office:value-type="string">
                <text:p>Media - PB T B1</text:p>
                <draw:g>
                  <svg:desc>'5'.R1:'5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392.6">
                <text:p>392.6</text:p>
                <draw:g>
                  <svg:desc>'5'.N2:'5'.N11</svg:desc>
                </draw:g>
              </table:table-cell>
              <table:table-cell office:value-type="float" office:value="392.6">
                <text:p>392.6</text:p>
                <draw:g>
                  <svg:desc>'5'.O2:'5'.O11</svg:desc>
                </draw:g>
              </table:table-cell>
              <table:table-cell office:value-type="float" office:value="392.6">
                <text:p>392.6</text:p>
                <draw:g>
                  <svg:desc>'5'.P2:'5'.P11</svg:desc>
                </draw:g>
              </table:table-cell>
              <table:table-cell office:value-type="float" office:value="392.6">
                <text:p>392.6</text:p>
                <draw:g>
                  <svg:desc>'5'.Q2:'5'.Q11</svg:desc>
                </draw:g>
              </table:table-cell>
              <table:table-cell office:value-type="float" office:value="392.6">
                <text:p>392.6</text:p>
                <draw:g>
                  <svg:desc>'5'.R2:'5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9.4">
                <text:p>249.4</text:p>
              </table:table-cell>
              <table:table-cell office:value-type="float" office:value="273.8">
                <text:p>273.8</text:p>
              </table:table-cell>
              <table:table-cell office:value-type="float" office:value="266.1">
                <text:p>266.1</text:p>
              </table:table-cell>
              <table:table-cell office:value-type="float" office:value="243.2">
                <text:p>243.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299.6">
                <text:p>299.6</text:p>
              </table:table-cell>
              <table:table-cell office:value-type="float" office:value="301">
                <text:p>301</text:p>
              </table:table-cell>
              <table:table-cell office:value-type="float" office:value="256.4">
                <text:p>256.4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.7">
                <text:p>234.7</text:p>
              </table:table-cell>
              <table:table-cell office:value-type="float" office:value="206.9">
                <text:p>206.9</text:p>
              </table:table-cell>
              <table:table-cell office:value-type="float" office:value="242.9">
                <text:p>242.9</text:p>
              </table:table-cell>
              <table:table-cell office:value-type="float" office:value="208.6">
                <text:p>208.6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2">
                <text:p>159.2</text:p>
              </table:table-cell>
              <table:table-cell office:value-type="float" office:value="155.4">
                <text:p>155.4</text:p>
              </table:table-cell>
              <table:table-cell office:value-type="float" office:value="155.6">
                <text:p>155.6</text:p>
              </table:table-cell>
              <table:table-cell office:value-type="float" office:value="158.2">
                <text:p>158.2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7">
                <text:p>260.7</text:p>
              </table:table-cell>
              <table:table-cell office:value-type="float" office:value="233.2">
                <text:p>233.2</text:p>
              </table:table-cell>
              <table:table-cell office:value-type="float" office:value="232.2">
                <text:p>232.2</text:p>
              </table:table-cell>
              <table:table-cell office:value-type="float" office:value="226.6">
                <text:p>226.6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6">
                <text:p>155.6</text:p>
              </table:table-cell>
              <table:table-cell office:value-type="float" office:value="135.7">
                <text:p>135.7</text:p>
              </table:table-cell>
              <table:table-cell office:value-type="float" office:value="138.6">
                <text:p>138.6</text:p>
              </table:table-cell>
              <table:table-cell office:value-type="float" office:value="137.6">
                <text:p>137.6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.7">
                <text:p>160.7</text:p>
              </table:table-cell>
              <table:table-cell office:value-type="float" office:value="189.1">
                <text:p>189.1</text:p>
              </table:table-cell>
              <table:table-cell office:value-type="float" office:value="183.3">
                <text:p>183.3</text:p>
              </table:table-cell>
              <table:table-cell office:value-type="float" office:value="203.8">
                <text:p>203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.3">
                <text:p>139.3</text:p>
              </table:table-cell>
              <table:table-cell office:value-type="float" office:value="147">
                <text:p>147</text:p>
              </table:table-cell>
              <table:table-cell office:value-type="float" office:value="134.1">
                <text:p>134.1</text:p>
              </table:table-cell>
              <table:table-cell office:value-type="float" office:value="141.8">
                <text:p>141.8</text:p>
              </table:table-cell>
              <table:table-cell office:value-type="float" office:value="143.1">
                <text:p>143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8cm" svg:height="8.983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5cm" svg:y="1.951cm" style:legend-expansion="high" chart:style-name="ch3"/>
        <chart:plot-area chart:style-name="ch4" table:cell-range-address="'5'.M2:'5'.M11 '5'.S1:'5'.W11" chart:data-source-has-labels="both" svg:x="1.501cm" svg:y="1.273cm" svg:width="16.394cm" svg:height="6.55cm">
          <chartooo:coordinate-region svg:x="2.308cm" svg:y="1.472cm" svg:width="15.587cm" svg:height="5.704cm"/>
          <chart:axis chart:dimension="x" chart:name="primary-x" chart:style-name="ch5" chartooo:axis-type="auto">
            <chartooo:date-scale/>
            <chart:title svg:x="9.323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S2:'5'.S11" chart:label-cell-address="'5'.S1:'5'.S1" chart:class="chart:bar">
            <chart:regression-curve chart:style-name="ch11"/>
            <chart:data-point chart:repeated="10"/>
          </chart:series>
          <chart:series chart:style-name="ch12" chart:values-cell-range-address="'5'.T2:'5'.T11" chart:label-cell-address="'5'.T1:'5'.T1" chart:class="chart:bar">
            <chart:regression-curve chart:style-name="ch13"/>
            <chart:data-point chart:repeated="10"/>
          </chart:series>
          <chart:series chart:style-name="ch14" chart:values-cell-range-address="'5'.U2:'5'.U11" chart:label-cell-address="'5'.U1:'5'.U1" chart:class="chart:bar">
            <chart:regression-curve chart:style-name="ch15"/>
            <chart:data-point chart:repeated="10"/>
          </chart:series>
          <chart:series chart:style-name="ch16" chart:values-cell-range-address="'5'.V2:'5'.V11" chart:label-cell-address="'5'.V1:'5'.V1" chart:class="chart:bar">
            <chart:regression-curve chart:style-name="ch17"/>
            <chart:data-point chart:repeated="10"/>
          </chart:series>
          <chart:series chart:style-name="ch18" chart:values-cell-range-address="'5'.W2:'5'.W11" chart:label-cell-address="'5'.W1:'5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5'.S1:'5'.S1</svg:desc>
                </draw:g>
              </table:table-cell>
              <table:table-cell office:value-type="string">
                <text:p>Media - PR V C1 </text:p>
                <draw:g>
                  <svg:desc>'5'.T1:'5'.T1</svg:desc>
                </draw:g>
              </table:table-cell>
              <table:table-cell office:value-type="string">
                <text:p>Media - PR V B1</text:p>
                <draw:g>
                  <svg:desc>'5'.U1:'5'.U1</svg:desc>
                </draw:g>
              </table:table-cell>
              <table:table-cell office:value-type="string">
                <text:p>Media - PR T C1</text:p>
                <draw:g>
                  <svg:desc>'5'.V1:'5'.V1</svg:desc>
                </draw:g>
              </table:table-cell>
              <table:table-cell office:value-type="string">
                <text:p>Media - PR T B1</text:p>
                <draw:g>
                  <svg:desc>'5'.W1:'5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402.3">
                <text:p>402.3</text:p>
                <draw:g>
                  <svg:desc>'5'.S2:'5'.S11</svg:desc>
                </draw:g>
              </table:table-cell>
              <table:table-cell office:value-type="float" office:value="402.3">
                <text:p>402.3</text:p>
                <draw:g>
                  <svg:desc>'5'.T2:'5'.T11</svg:desc>
                </draw:g>
              </table:table-cell>
              <table:table-cell office:value-type="float" office:value="382.4">
                <text:p>382.4</text:p>
                <draw:g>
                  <svg:desc>'5'.U2:'5'.U11</svg:desc>
                </draw:g>
              </table:table-cell>
              <table:table-cell office:value-type="float" office:value="402.3">
                <text:p>402.3</text:p>
                <draw:g>
                  <svg:desc>'5'.V2:'5'.V11</svg:desc>
                </draw:g>
              </table:table-cell>
              <table:table-cell office:value-type="float" office:value="402.3">
                <text:p>402.3</text:p>
                <draw:g>
                  <svg:desc>'5'.W2:'5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  <table:table-cell office:value-type="float" office:value="188.4">
                <text:p>188.4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6.7">
                <text:p>256.7</text:p>
              </table:table-cell>
              <table:table-cell office:value-type="float" office:value="259.2">
                <text:p>259.2</text:p>
              </table:table-cell>
              <table:table-cell office:value-type="float" office:value="252.2">
                <text:p>252.2</text:p>
              </table:table-cell>
              <table:table-cell office:value-type="float" office:value="236">
                <text:p>236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5">
                <text:p>183.5</text:p>
              </table:table-cell>
              <table:table-cell office:value-type="float" office:value="179.1">
                <text:p>179.1</text:p>
              </table:table-cell>
              <table:table-cell office:value-type="float" office:value="170.6">
                <text:p>170.6</text:p>
              </table:table-cell>
              <table:table-cell office:value-type="float" office:value="176.2">
                <text:p>176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  <table:table-cell office:value-type="float" office:value="169.1">
                <text:p>169.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3">
                <text:p>149.3</text:p>
              </table:table-cell>
              <table:table-cell office:value-type="float" office:value="134.6">
                <text:p>134.6</text:p>
              </table:table-cell>
              <table:table-cell office:value-type="float" office:value="128.7">
                <text:p>128.7</text:p>
              </table:table-cell>
              <table:table-cell office:value-type="float" office:value="137">
                <text:p>137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3.7">
                <text:p>143.7</text:p>
              </table:table-cell>
              <table:table-cell office:value-type="float" office:value="142.4">
                <text:p>142.4</text:p>
              </table:table-cell>
              <table:table-cell office:value-type="float" office:value="167.5">
                <text:p>167.5</text:p>
              </table:table-cell>
              <table:table-cell office:value-type="float" office:value="133">
                <text:p>13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.7">
                <text:p>156.7</text:p>
              </table:table-cell>
              <table:table-cell office:value-type="float" office:value="150">
                <text:p>150</text:p>
              </table:table-cell>
              <table:table-cell office:value-type="float" office:value="150.3">
                <text:p>150.3</text:p>
              </table:table-cell>
              <table:table-cell office:value-type="float" office:value="151.6">
                <text:p>151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7">
                <text:p>130.7</text:p>
              </table:table-cell>
              <table:table-cell office:value-type="float" office:value="142.2">
                <text:p>142.2</text:p>
              </table:table-cell>
              <table:table-cell office:value-type="float" office:value="131.5">
                <text:p>131.5</text:p>
              </table:table-cell>
              <table:table-cell office:value-type="float" office:value="134.8">
                <text:p>134.8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">
                <text:p>138.2</text:p>
              </table:table-cell>
              <table:table-cell office:value-type="float" office:value="142.6">
                <text:p>142.6</text:p>
              </table:table-cell>
              <table:table-cell office:value-type="float" office:value="137.9">
                <text:p>137.9</text:p>
              </table:table-cell>
              <table:table-cell office:value-type="float" office:value="135.2">
                <text:p>135.2</text:p>
              </table:table-cell>
              <table:table-cell office:value-type="float" office:value="132.4">
                <text:p>132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6'.M2:'6'.R11 '6'.N1:'6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6'.N2:'6'.N11" chart:label-cell-address="'6'.N1:'6'.N1" chart:class="chart:bar">
            <chart:regression-curve chart:style-name="ch11"/>
            <chart:data-point chart:repeated="10"/>
          </chart:series>
          <chart:series chart:style-name="ch12" chart:values-cell-range-address="'6'.O2:'6'.O11" chart:label-cell-address="'6'.O1:'6'.O1" chart:class="chart:bar">
            <chart:regression-curve chart:style-name="ch13"/>
            <chart:data-point chart:repeated="10"/>
          </chart:series>
          <chart:series chart:style-name="ch14" chart:values-cell-range-address="'6'.P2:'6'.P11" chart:label-cell-address="'6'.P1:'6'.P1" chart:class="chart:bar">
            <chart:regression-curve chart:style-name="ch15"/>
            <chart:data-point chart:repeated="10"/>
          </chart:series>
          <chart:series chart:style-name="ch16" chart:values-cell-range-address="'6'.Q2:'6'.Q11" chart:label-cell-address="'6'.Q1:'6'.Q1" chart:class="chart:bar">
            <chart:regression-curve chart:style-name="ch17"/>
            <chart:data-point chart:repeated="10"/>
          </chart:series>
          <chart:series chart:style-name="ch18" chart:values-cell-range-address="'6'.R2:'6'.R11" chart:label-cell-address="'6'.R1:'6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6'.N1:'6'.N1</svg:desc>
                </draw:g>
              </table:table-cell>
              <table:table-cell office:value-type="string">
                <text:p>Media - PB V C1</text:p>
                <draw:g>
                  <svg:desc>'6'.O1:'6'.O1</svg:desc>
                </draw:g>
              </table:table-cell>
              <table:table-cell office:value-type="string">
                <text:p>Media - PB V B1</text:p>
                <draw:g>
                  <svg:desc>'6'.P1:'6'.P1</svg:desc>
                </draw:g>
              </table:table-cell>
              <table:table-cell office:value-type="string">
                <text:p>Media - PB T C1</text:p>
                <draw:g>
                  <svg:desc>'6'.Q1:'6'.Q1</svg:desc>
                </draw:g>
              </table:table-cell>
              <table:table-cell office:value-type="string">
                <text:p>Media - PB T B1</text:p>
                <draw:g>
                  <svg:desc>'6'.R1:'6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183.6">
                <text:p>183.6</text:p>
                <draw:g>
                  <svg:desc>'6'.N2:'6'.N11</svg:desc>
                </draw:g>
              </table:table-cell>
              <table:table-cell office:value-type="float" office:value="183.6">
                <text:p>183.6</text:p>
                <draw:g>
                  <svg:desc>'6'.O2:'6'.O11</svg:desc>
                </draw:g>
              </table:table-cell>
              <table:table-cell office:value-type="float" office:value="183.6">
                <text:p>183.6</text:p>
                <draw:g>
                  <svg:desc>'6'.P2:'6'.P11</svg:desc>
                </draw:g>
              </table:table-cell>
              <table:table-cell office:value-type="float" office:value="183.6">
                <text:p>183.6</text:p>
                <draw:g>
                  <svg:desc>'6'.Q2:'6'.Q11</svg:desc>
                </draw:g>
              </table:table-cell>
              <table:table-cell office:value-type="float" office:value="183.6">
                <text:p>183.6</text:p>
                <draw:g>
                  <svg:desc>'6'.R2:'6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5.1">
                <text:p>115.1</text:p>
              </table:table-cell>
              <table:table-cell office:value-type="float" office:value="113.9">
                <text:p>113.9</text:p>
              </table:table-cell>
              <table:table-cell office:value-type="float" office:value="113.1">
                <text:p>113.1</text:p>
              </table:table-cell>
              <table:table-cell office:value-type="float" office:value="114.6">
                <text:p>114.6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8">
                <text:p>103.8</text:p>
              </table:table-cell>
              <table:table-cell office:value-type="float" office:value="106.9">
                <text:p>106.9</text:p>
              </table:table-cell>
              <table:table-cell office:value-type="float" office:value="104.9">
                <text:p>104.9</text:p>
              </table:table-cell>
              <table:table-cell office:value-type="float" office:value="111.6">
                <text:p>111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1">
                <text:p>93.1</text:p>
              </table:table-cell>
              <table:table-cell office:value-type="float" office:value="91.3">
                <text:p>91.3</text:p>
              </table:table-cell>
              <table:table-cell office:value-type="float" office:value="90.6">
                <text:p>90.6</text:p>
              </table:table-cell>
              <table:table-cell office:value-type="float" office:value="89.2">
                <text:p>89.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7">
                <text:p>82.7</text:p>
              </table:table-cell>
              <table:table-cell office:value-type="float" office:value="81.3">
                <text:p>81.3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1">
                <text:p>101</text:p>
              </table:table-cell>
              <table:table-cell office:value-type="float" office:value="89.6">
                <text:p>89.6</text:p>
              </table:table-cell>
              <table:table-cell office:value-type="float" office:value="93.8">
                <text:p>93.8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6">
                <text:p>73.6</text:p>
              </table:table-cell>
              <table:table-cell office:value-type="float" office:value="75.4">
                <text:p>75.4</text:p>
              </table:table-cell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4">
                <text:p>80.4</text:p>
              </table:table-cell>
              <table:table-cell office:value-type="float" office:value="76.7">
                <text:p>76.7</text:p>
              </table:table-cell>
              <table:table-cell office:value-type="float" office:value="79.1">
                <text:p>79.1</text:p>
              </table:table-cell>
              <table:table-cell office:value-type="float" office:value="76.4">
                <text:p>76.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2.9">
                <text:p>72.9</text:p>
              </table:table-cell>
              <table:table-cell office:value-type="float" office:value="74.6">
                <text:p>74.6</text:p>
              </table:table-cell>
              <table:table-cell office:value-type="float" office:value="75.7">
                <text:p>75.7</text:p>
              </table:table-cell>
              <table:table-cell office:value-type="float" office:value="71.8">
                <text:p>71.8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9cm" svg:height="8.982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6cm" svg:y="1.951cm" style:legend-expansion="high" chart:style-name="ch3"/>
        <chart:plot-area chart:style-name="ch4" table:cell-range-address="'6'.M2:'6'.M11 '6'.S1:'6'.W11" chart:data-source-has-labels="both" svg:x="1.501cm" svg:y="1.273cm" svg:width="16.395cm" svg:height="6.549cm">
          <chartooo:coordinate-region svg:x="2.308cm" svg:y="1.472cm" svg:width="15.588cm" svg:height="5.703cm"/>
          <chart:axis chart:dimension="x" chart:name="primary-x" chart:style-name="ch5" chartooo:axis-type="auto">
            <chartooo:date-scale/>
            <chart:title svg:x="9.323cm" svg:y="8.001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6'.S2:'6'.S11" chart:label-cell-address="'6'.S1:'6'.S1" chart:class="chart:bar">
            <chart:regression-curve chart:style-name="ch11"/>
            <chart:data-point chart:repeated="10"/>
          </chart:series>
          <chart:series chart:style-name="ch12" chart:values-cell-range-address="'6'.T2:'6'.T11" chart:label-cell-address="'6'.T1:'6'.T1" chart:class="chart:bar">
            <chart:regression-curve chart:style-name="ch13"/>
            <chart:data-point chart:repeated="10"/>
          </chart:series>
          <chart:series chart:style-name="ch14" chart:values-cell-range-address="'6'.U2:'6'.U11" chart:label-cell-address="'6'.U1:'6'.U1" chart:class="chart:bar">
            <chart:regression-curve chart:style-name="ch15"/>
            <chart:data-point chart:repeated="10"/>
          </chart:series>
          <chart:series chart:style-name="ch16" chart:values-cell-range-address="'6'.V2:'6'.V11" chart:label-cell-address="'6'.V1:'6'.V1" chart:class="chart:bar">
            <chart:regression-curve chart:style-name="ch17"/>
            <chart:data-point chart:repeated="10"/>
          </chart:series>
          <chart:series chart:style-name="ch18" chart:values-cell-range-address="'6'.W2:'6'.W11" chart:label-cell-address="'6'.W1:'6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6'.S1:'6'.S1</svg:desc>
                </draw:g>
              </table:table-cell>
              <table:table-cell office:value-type="string">
                <text:p>Media - PR V C1 </text:p>
                <draw:g>
                  <svg:desc>'6'.T1:'6'.T1</svg:desc>
                </draw:g>
              </table:table-cell>
              <table:table-cell office:value-type="string">
                <text:p>Media - PR V B1</text:p>
                <draw:g>
                  <svg:desc>'6'.U1:'6'.U1</svg:desc>
                </draw:g>
              </table:table-cell>
              <table:table-cell office:value-type="string">
                <text:p>Media - PR T C1</text:p>
                <draw:g>
                  <svg:desc>'6'.V1:'6'.V1</svg:desc>
                </draw:g>
              </table:table-cell>
              <table:table-cell office:value-type="string">
                <text:p>Media - PR T B1</text:p>
                <draw:g>
                  <svg:desc>'6'.W1:'6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203">
                <text:p>203</text:p>
                <draw:g>
                  <svg:desc>'6'.S2:'6'.S11</svg:desc>
                </draw:g>
              </table:table-cell>
              <table:table-cell office:value-type="float" office:value="203">
                <text:p>203</text:p>
                <draw:g>
                  <svg:desc>'6'.T2:'6'.T11</svg:desc>
                </draw:g>
              </table:table-cell>
              <table:table-cell office:value-type="float" office:value="203">
                <text:p>203</text:p>
                <draw:g>
                  <svg:desc>'6'.U2:'6'.U11</svg:desc>
                </draw:g>
              </table:table-cell>
              <table:table-cell office:value-type="float" office:value="203">
                <text:p>203</text:p>
                <draw:g>
                  <svg:desc>'6'.V2:'6'.V11</svg:desc>
                </draw:g>
              </table:table-cell>
              <table:table-cell office:value-type="float" office:value="203">
                <text:p>203</text:p>
                <draw:g>
                  <svg:desc>'6'.W2:'6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  <table:table-cell office:value-type="float" office:value="114.4">
                <text:p>114.4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.5">
                <text:p>91.5</text:p>
              </table:table-cell>
              <table:table-cell office:value-type="float" office:value="90.8">
                <text:p>90.8</text:p>
              </table:table-cell>
              <table:table-cell office:value-type="float" office:value="92.1">
                <text:p>92.1</text:p>
              </table:table-cell>
              <table:table-cell office:value-type="float" office:value="90.8">
                <text:p>90.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1">
                <text:p>89.1</text:p>
              </table:table-cell>
              <table:table-cell office:value-type="float" office:value="91.1">
                <text:p>91.1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.4">
                <text:p>83.4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77.8">
                <text:p>77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0.7">
                <text:p>80.7</text:p>
              </table:table-cell>
              <table:table-cell office:value-type="float" office:value="74.6">
                <text:p>74.6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">
                <text:p>75.3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74.8">
                <text:p>74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3">
                <text:p>73.3</text:p>
              </table:table-cell>
              <table:table-cell office:value-type="float" office:value="77.3">
                <text:p>77.3</text:p>
              </table:table-cell>
              <table:table-cell office:value-type="float" office:value="75.8">
                <text:p>75.8</text:p>
              </table:table-cell>
              <table:table-cell office:value-type="float" office:value="73">
                <text:p>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77.1">
                <text:p>77.1</text:p>
              </table:table-cell>
              <table:table-cell office:value-type="float" office:value="74.5">
                <text:p>74.5</text:p>
              </table:table-cell>
              <table:table-cell office:value-type="float" office:value="71.4">
                <text:p>71.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5">
                <text:p>70.5</text:p>
              </table:table-cell>
              <table:table-cell office:value-type="float" office:value="77.7">
                <text:p>77.7</text:p>
              </table:table-cell>
              <table:table-cell office:value-type="float" office:value="76.4">
                <text:p>76.4</text:p>
              </table:table-cell>
              <table:table-cell office:value-type="float" office:value="76.2">
                <text:p>76.2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2'.B2:'2'.F11" chart:data-source-has-labels="both" svg:x="1.502cm" svg:y="1.275cm" svg:width="17.802cm" svg:height="6.566cm">
          <chartooo:coordinate-region svg:x="2.123cm" svg:y="1.475cm" svg:width="17.181cm" svg:height="5.719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B2:'2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2'.C2:'2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2'.D2:'2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2'.E2:'2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2'.F2:'2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7.8198567849099">
                <text:p>47.8198567849099</text:p>
                <draw:g>
                  <svg:desc>'2'.B2:'2'.B11</svg:desc>
                </draw:g>
              </table:table-cell>
              <table:table-cell office:value-type="float" office:value="47.8198567849099">
                <text:p>47.8198567849099</text:p>
                <draw:g>
                  <svg:desc>'2'.C2:'2'.C11</svg:desc>
                </draw:g>
              </table:table-cell>
              <table:table-cell office:value-type="float" office:value="47.8198567849099">
                <text:p>47.8198567849099</text:p>
                <draw:g>
                  <svg:desc>'2'.D2:'2'.D11</svg:desc>
                </draw:g>
              </table:table-cell>
              <table:table-cell office:value-type="float" office:value="47.8198567849099">
                <text:p>47.8198567849099</text:p>
                <draw:g>
                  <svg:desc>'2'.E2:'2'.E11</svg:desc>
                </draw:g>
              </table:table-cell>
              <table:table-cell office:value-type="float" office:value="47.8198567849099">
                <text:p>47.8198567849099</text:p>
                <draw:g>
                  <svg:desc>'2'.F2:'2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  <table:table-cell office:value-type="float" office:value="47.8016760260148">
                <text:p>47.8016760260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.7234716780562">
                <text:p>49.7234716780562</text:p>
              </table:table-cell>
              <table:table-cell office:value-type="float" office:value="49.8372898917518">
                <text:p>49.8372898917518</text:p>
              </table:table-cell>
              <table:table-cell office:value-type="float" office:value="48.7331338174274">
                <text:p>48.7331338174274</text:p>
              </table:table-cell>
              <table:table-cell office:value-type="float" office:value="49.5082426426426">
                <text:p>49.5082426426426</text:p>
              </table:table-cell>
              <table:table-cell office:value-type="float" office:value="49.291483721284">
                <text:p>49.2914837212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1.9092152248594">
                <text:p>51.9092152248594</text:p>
              </table:table-cell>
              <table:table-cell office:value-type="float" office:value="51.9875347522137">
                <text:p>51.9875347522137</text:p>
              </table:table-cell>
              <table:table-cell office:value-type="float" office:value="51.2814447091159">
                <text:p>51.2814447091159</text:p>
              </table:table-cell>
              <table:table-cell office:value-type="float" office:value="51.8264414588529">
                <text:p>51.8264414588529</text:p>
              </table:table-cell>
              <table:table-cell office:value-type="float" office:value="52.3434216551507">
                <text:p>52.3434216551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8094957674722">
                <text:p>52.8094957674722</text:p>
              </table:table-cell>
              <table:table-cell office:value-type="float" office:value="51.2085545902489">
                <text:p>51.2085545902489</text:p>
              </table:table-cell>
              <table:table-cell office:value-type="float" office:value="51.9257439358063">
                <text:p>51.9257439358063</text:p>
              </table:table-cell>
              <table:table-cell office:value-type="float" office:value="50.9500201435161">
                <text:p>50.9500201435161</text:p>
              </table:table-cell>
              <table:table-cell office:value-type="float" office:value="51.455205156893">
                <text:p>51.4552051568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7365991259274">
                <text:p>52.7365991259274</text:p>
              </table:table-cell>
              <table:table-cell office:value-type="float" office:value="53.0598927946908">
                <text:p>53.0598927946908</text:p>
              </table:table-cell>
              <table:table-cell office:value-type="float" office:value="52.5200990108288">
                <text:p>52.5200990108288</text:p>
              </table:table-cell>
              <table:table-cell office:value-type="float" office:value="51.8591296951219">
                <text:p>51.8591296951219</text:p>
              </table:table-cell>
              <table:table-cell office:value-type="float" office:value="52.9943643572534">
                <text:p>52.99436435725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.3064136739293">
                <text:p>51.3064136739293</text:p>
              </table:table-cell>
              <table:table-cell office:value-type="float" office:value="51.3667037778193">
                <text:p>51.3667037778193</text:p>
              </table:table-cell>
              <table:table-cell office:value-type="float" office:value="53.9837850013861">
                <text:p>53.9837850013861</text:p>
              </table:table-cell>
              <table:table-cell office:value-type="float" office:value="54.1447478378866">
                <text:p>54.1447478378866</text:p>
              </table:table-cell>
              <table:table-cell office:value-type="float" office:value="52.9254282979112">
                <text:p>52.92542829791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.9663825403392">
                <text:p>51.9663825403392</text:p>
              </table:table-cell>
              <table:table-cell office:value-type="float" office:value="54.3884822753036">
                <text:p>54.3884822753036</text:p>
              </table:table-cell>
              <table:table-cell office:value-type="float" office:value="54.9976278020731">
                <text:p>54.9976278020731</text:p>
              </table:table-cell>
              <table:table-cell office:value-type="float" office:value="52.9867341744548">
                <text:p>52.9867341744548</text:p>
              </table:table-cell>
              <table:table-cell office:value-type="float" office:value="52.5149483048729">
                <text:p>52.5149483048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4087149029659">
                <text:p>51.4087149029659</text:p>
              </table:table-cell>
              <table:table-cell office:value-type="float" office:value="56.8214409264959">
                <text:p>56.8214409264959</text:p>
              </table:table-cell>
              <table:table-cell office:value-type="float" office:value="60.535782881629">
                <text:p>60.535782881629</text:p>
              </table:table-cell>
              <table:table-cell office:value-type="float" office:value="54.729482181168">
                <text:p>54.729482181168</text:p>
              </table:table-cell>
              <table:table-cell office:value-type="float" office:value="55.941863113974">
                <text:p>55.9418631139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1.8669348208038">
                <text:p>51.8669348208038</text:p>
              </table:table-cell>
              <table:table-cell office:value-type="float" office:value="57.9622523729491">
                <text:p>57.9622523729491</text:p>
              </table:table-cell>
              <table:table-cell office:value-type="float" office:value="56.9044447816912">
                <text:p>56.9044447816912</text:p>
              </table:table-cell>
              <table:table-cell office:value-type="float" office:value="56.6484763116336">
                <text:p>56.6484763116336</text:p>
              </table:table-cell>
              <table:table-cell office:value-type="float" office:value="55.3431789486279">
                <text:p>55.3431789486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3'.B2:'3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B2:'3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3'.C2:'3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3'.D2:'3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3'.E2:'3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3'.F2:'3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5.5751202762431">
                <text:p>45.5751202762431</text:p>
                <draw:g>
                  <svg:desc>'3'.B2:'3'.B11</svg:desc>
                </draw:g>
              </table:table-cell>
              <table:table-cell office:value-type="float" office:value="45.5751202762431">
                <text:p>45.5751202762431</text:p>
                <draw:g>
                  <svg:desc>'3'.C2:'3'.C11</svg:desc>
                </draw:g>
              </table:table-cell>
              <table:table-cell office:value-type="float" office:value="45.5751202762431">
                <text:p>45.5751202762431</text:p>
                <draw:g>
                  <svg:desc>'3'.D2:'3'.D11</svg:desc>
                </draw:g>
              </table:table-cell>
              <table:table-cell office:value-type="float" office:value="45.5751202762431">
                <text:p>45.5751202762431</text:p>
                <draw:g>
                  <svg:desc>'3'.E2:'3'.E11</svg:desc>
                </draw:g>
              </table:table-cell>
              <table:table-cell office:value-type="float" office:value="45.5751202762431">
                <text:p>45.5751202762431</text:p>
                <draw:g>
                  <svg:desc>'3'.F2:'3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  <table:table-cell office:value-type="float" office:value="46.1002153477614">
                <text:p>46.10021534776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.2073095467446">
                <text:p>42.2073095467446</text:p>
              </table:table-cell>
              <table:table-cell office:value-type="float" office:value="45.076104301798">
                <text:p>45.076104301798</text:p>
              </table:table-cell>
              <table:table-cell office:value-type="float" office:value="44.6363058627025">
                <text:p>44.6363058627025</text:p>
              </table:table-cell>
              <table:table-cell office:value-type="float" office:value="44.0266516141001">
                <text:p>44.0266516141001</text:p>
              </table:table-cell>
              <table:table-cell office:value-type="float" office:value="44.7208248923187">
                <text:p>44.72082489231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.1788232591788">
                <text:p>48.1788232591788</text:p>
              </table:table-cell>
              <table:table-cell office:value-type="float" office:value="52.2128425327852">
                <text:p>52.2128425327852</text:p>
              </table:table-cell>
              <table:table-cell office:value-type="float" office:value="51.6685579174006">
                <text:p>51.6685579174006</text:p>
              </table:table-cell>
              <table:table-cell office:value-type="float" office:value="52.1249462315462">
                <text:p>52.1249462315462</text:p>
              </table:table-cell>
              <table:table-cell office:value-type="float" office:value="49.777674746917">
                <text:p>49.7776747469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6006868906637">
                <text:p>52.6006868906637</text:p>
              </table:table-cell>
              <table:table-cell office:value-type="float" office:value="55.577880038626">
                <text:p>55.577880038626</text:p>
              </table:table-cell>
              <table:table-cell office:value-type="float" office:value="56.5253407294833">
                <text:p>56.5253407294833</text:p>
              </table:table-cell>
              <table:table-cell office:value-type="float" office:value="56.4577727493261">
                <text:p>56.4577727493261</text:p>
              </table:table-cell>
              <table:table-cell office:value-type="float" office:value="53.4315154974846">
                <text:p>53.43151549748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.7850422876196">
                <text:p>47.7850422876196</text:p>
              </table:table-cell>
              <table:table-cell office:value-type="float" office:value="51.4941465236686">
                <text:p>51.4941465236686</text:p>
              </table:table-cell>
              <table:table-cell office:value-type="float" office:value="51.8107760135135">
                <text:p>51.8107760135135</text:p>
              </table:table-cell>
              <table:table-cell office:value-type="float" office:value="51.0415922491957">
                <text:p>51.0415922491957</text:p>
              </table:table-cell>
              <table:table-cell office:value-type="float" office:value="49.3607531862745">
                <text:p>49.36075318627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.7185450514547">
                <text:p>48.7185450514547</text:p>
              </table:table-cell>
              <table:table-cell office:value-type="float" office:value="49.8470520506329">
                <text:p>49.8470520506329</text:p>
              </table:table-cell>
              <table:table-cell office:value-type="float" office:value="50.5224333655914">
                <text:p>50.5224333655914</text:p>
              </table:table-cell>
              <table:table-cell office:value-type="float" office:value="51.585143972533">
                <text:p>51.585143972533</text:p>
              </table:table-cell>
              <table:table-cell office:value-type="float" office:value="50.0321364993534">
                <text:p>50.03213649935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.081216782621">
                <text:p>54.081216782621</text:p>
              </table:table-cell>
              <table:table-cell office:value-type="float" office:value="53.9720293989862">
                <text:p>53.9720293989862</text:p>
              </table:table-cell>
              <table:table-cell office:value-type="float" office:value="51.94320590449">
                <text:p>51.94320590449</text:p>
              </table:table-cell>
              <table:table-cell office:value-type="float" office:value="51.7456752329192">
                <text:p>51.7456752329192</text:p>
              </table:table-cell>
              <table:table-cell office:value-type="float" office:value="51.2232015780623">
                <text:p>51.22320157806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8573048771407">
                <text:p>49.8573048771407</text:p>
              </table:table-cell>
              <table:table-cell office:value-type="float" office:value="51.7158101884498">
                <text:p>51.7158101884498</text:p>
              </table:table-cell>
              <table:table-cell office:value-type="float" office:value="54.2935993326742">
                <text:p>54.2935993326742</text:p>
              </table:table-cell>
              <table:table-cell office:value-type="float" office:value="54.6648853863243">
                <text:p>54.6648853863243</text:p>
              </table:table-cell>
              <table:table-cell office:value-type="float" office:value="53.7135610538922">
                <text:p>53.71356105389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5027928481649">
                <text:p>50.5027928481649</text:p>
              </table:table-cell>
              <table:table-cell office:value-type="float" office:value="55.9158592313306">
                <text:p>55.9158592313306</text:p>
              </table:table-cell>
              <table:table-cell office:value-type="float" office:value="54.992709759157">
                <text:p>54.992709759157</text:p>
              </table:table-cell>
              <table:table-cell office:value-type="float" office:value="54.5750223107569">
                <text:p>54.5750223107569</text:p>
              </table:table-cell>
              <table:table-cell office:value-type="float" office:value="53.3756652486041">
                <text:p>53.3756652486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0.79cm" svg:y="0.315cm" chart:style-name="ch2">
          <text:p>PB Availability</text:p>
        </chart:title>
        <chart:legend chart:legend-position="end" svg:x="19.821cm" svg:y="1.951cm" style:legend-expansion="high" chart:style-name="ch3"/>
        <chart:plot-area chart:style-name="ch4" table:cell-range-address="'4'.A1:'4'.F11" chart:data-source-has-labels="both" svg:x="1.503cm" svg:y="1.273cm" svg:width="17.826cm" svg:height="6.55cm">
          <chartooo:coordinate-region svg:x="2.124cm" svg:y="1.472cm" svg:width="17.205cm" svg:height="5.704cm"/>
          <chart:axis chart:dimension="x" chart:name="primary-x" chart:style-name="ch5" chartooo:axis-type="auto">
            <chartooo:date-scale/>
            <chart:title svg:x="10.041cm" svg:y="8.002cm" chart:style-name="ch6">
              <text:p>Size</text:p>
            </chart:title>
            <chart:categories table:cell-range-address="'4'.A2:'4'.A11"/>
          </chart:axis>
          <chart:axis chart:dimension="y" chart:name="primary-y" chart:style-name="ch7">
            <chart:title svg:x="0.451cm" svg:y="4.79cm" chart:style-name="ch8">
              <text:p>Av</text:p>
            </chart:title>
            <chart:grid chart:style-name="ch9" chart:class="major"/>
          </chart:axis>
          <chart:series chart:style-name="ch10" chart:values-cell-range-address="'4'.B2:'4'.B11" chart:label-cell-address="'4'.B1:'4'.B1" chart:class="chart:bar">
            <chart:regression-curve chart:style-name="ch11"/>
            <chart:data-point chart:repeated="10"/>
          </chart:series>
          <chart:series chart:style-name="ch12" chart:values-cell-range-address="'4'.C2:'4'.C11" chart:label-cell-address="'4'.C1:'4'.C1" chart:class="chart:bar">
            <chart:regression-curve chart:style-name="ch13"/>
            <chart:data-point chart:repeated="10"/>
          </chart:series>
          <chart:series chart:style-name="ch14" chart:values-cell-range-address="'4'.D2:'4'.D11" chart:label-cell-address="'4'.D1:'4'.D1" chart:class="chart:bar">
            <chart:regression-curve chart:style-name="ch15"/>
            <chart:data-point chart:repeated="10"/>
          </chart:series>
          <chart:series chart:style-name="ch16" chart:values-cell-range-address="'4'.E2:'4'.E11" chart:label-cell-address="'4'.E1:'4'.E1" chart:class="chart:bar">
            <chart:regression-curve chart:style-name="ch17"/>
            <chart:data-point chart:repeated="10"/>
          </chart:series>
          <chart:series chart:style-name="ch18" chart:values-cell-range-address="'4'.F2:'4'.F11" chart:label-cell-address="'4'.F1:'4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4'.B1:'4'.B1</svg:desc>
                </draw:g>
              </table:table-cell>
              <table:table-cell office:value-type="string">
                <text:p>PB V C1</text:p>
                <draw:g>
                  <svg:desc>'4'.C1:'4'.C1</svg:desc>
                </draw:g>
              </table:table-cell>
              <table:table-cell office:value-type="string">
                <text:p>PB V B1</text:p>
                <draw:g>
                  <svg:desc>'4'.D1:'4'.D1</svg:desc>
                </draw:g>
              </table:table-cell>
              <table:table-cell office:value-type="string">
                <text:p>PB T C1</text:p>
                <draw:g>
                  <svg:desc>'4'.E1:'4'.E1</svg:desc>
                </draw:g>
              </table:table-cell>
              <table:table-cell office:value-type="string">
                <text:p>PB T B1</text:p>
                <draw:g>
                  <svg:desc>'4'.F1:'4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A2:'4'.A11</svg:desc>
                </draw:g>
              </table:table-cell>
              <table:table-cell office:value-type="float" office:value="48.4613806063523">
                <text:p>48.4613806063523</text:p>
                <draw:g>
                  <svg:desc>'4'.B2:'4'.B11</svg:desc>
                </draw:g>
              </table:table-cell>
              <table:table-cell office:value-type="float" office:value="48.4613806063523">
                <text:p>48.4613806063523</text:p>
                <draw:g>
                  <svg:desc>'4'.C2:'4'.C11</svg:desc>
                </draw:g>
              </table:table-cell>
              <table:table-cell office:value-type="float" office:value="48.4613806063523">
                <text:p>48.4613806063523</text:p>
                <draw:g>
                  <svg:desc>'4'.D2:'4'.D11</svg:desc>
                </draw:g>
              </table:table-cell>
              <table:table-cell office:value-type="float" office:value="48.4613806063523">
                <text:p>48.4613806063523</text:p>
                <draw:g>
                  <svg:desc>'4'.E2:'4'.E11</svg:desc>
                </draw:g>
              </table:table-cell>
              <table:table-cell office:value-type="float" office:value="48.4613806063523">
                <text:p>48.4613806063523</text:p>
                <draw:g>
                  <svg:desc>'4'.F2:'4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  <table:table-cell office:value-type="float" office:value="60.3752358572989">
                <text:p>60.37523585729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4192111188568">
                <text:p>56.4192111188568</text:p>
              </table:table-cell>
              <table:table-cell office:value-type="float" office:value="57.0397195625385">
                <text:p>57.0397195625385</text:p>
              </table:table-cell>
              <table:table-cell office:value-type="float" office:value="56.9075357809209">
                <text:p>56.9075357809209</text:p>
              </table:table-cell>
              <table:table-cell office:value-type="float" office:value="57.4956023316062">
                <text:p>57.4956023316062</text:p>
              </table:table-cell>
              <table:table-cell office:value-type="float" office:value="56.8067854333129">
                <text:p>56.8067854333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9257028664647">
                <text:p>53.9257028664647</text:p>
              </table:table-cell>
              <table:table-cell office:value-type="float" office:value="54.5002716103656">
                <text:p>54.5002716103656</text:p>
              </table:table-cell>
              <table:table-cell office:value-type="float" office:value="53.8766431423437">
                <text:p>53.8766431423437</text:p>
              </table:table-cell>
              <table:table-cell office:value-type="float" office:value="55.8357868592731">
                <text:p>55.8357868592731</text:p>
              </table:table-cell>
              <table:table-cell office:value-type="float" office:value="54.4681355747005">
                <text:p>54.46813557470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.9132939889396">
                <text:p>53.9132939889396</text:p>
              </table:table-cell>
              <table:table-cell office:value-type="float" office:value="57.7645447802198">
                <text:p>57.7645447802198</text:p>
              </table:table-cell>
              <table:table-cell office:value-type="float" office:value="57.6150557601116">
                <text:p>57.6150557601116</text:p>
              </table:table-cell>
              <table:table-cell office:value-type="float" office:value="57.133709680851">
                <text:p>57.133709680851</text:p>
              </table:table-cell>
              <table:table-cell office:value-type="float" office:value="56.7694594056779">
                <text:p>56.769459405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.0858358762887">
                <text:p>54.0858358762887</text:p>
              </table:table-cell>
              <table:table-cell office:value-type="float" office:value="58.0580353363007">
                <text:p>58.0580353363007</text:p>
              </table:table-cell>
              <table:table-cell office:value-type="float" office:value="58.8895461009718">
                <text:p>58.8895461009718</text:p>
              </table:table-cell>
              <table:table-cell office:value-type="float" office:value="55.0552732447818">
                <text:p>55.0552732447818</text:p>
              </table:table-cell>
              <table:table-cell office:value-type="float" office:value="56.7394805153322">
                <text:p>56.73948051533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6481170771423">
                <text:p>56.6481170771423</text:p>
              </table:table-cell>
              <table:table-cell office:value-type="float" office:value="61.0219298621116">
                <text:p>61.0219298621116</text:p>
              </table:table-cell>
              <table:table-cell office:value-type="float" office:value="57.039558151854">
                <text:p>57.039558151854</text:p>
              </table:table-cell>
              <table:table-cell office:value-type="float" office:value="57.5150474008471">
                <text:p>57.5150474008471</text:p>
              </table:table-cell>
              <table:table-cell office:value-type="float" office:value="55.7785199221285">
                <text:p>55.77851992212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.4109677149964">
                <text:p>62.4109677149964</text:p>
              </table:table-cell>
              <table:table-cell office:value-type="float" office:value="61.6804116583301">
                <text:p>61.6804116583301</text:p>
              </table:table-cell>
              <table:table-cell office:value-type="float" office:value="62.3796074279835">
                <text:p>62.3796074279835</text:p>
              </table:table-cell>
              <table:table-cell office:value-type="float" office:value="62.4991892080427">
                <text:p>62.4991892080427</text:p>
              </table:table-cell>
              <table:table-cell office:value-type="float" office:value="61.5129967091732">
                <text:p>61.51299670917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0784298489933">
                <text:p>64.0784298489933</text:p>
              </table:table-cell>
              <table:table-cell office:value-type="float" office:value="59.7072246022563">
                <text:p>59.7072246022563</text:p>
              </table:table-cell>
              <table:table-cell office:value-type="float" office:value="60.2043984478075">
                <text:p>60.2043984478075</text:p>
              </table:table-cell>
              <table:table-cell office:value-type="float" office:value="62.545316069295">
                <text:p>62.545316069295</text:p>
              </table:table-cell>
              <table:table-cell office:value-type="float" office:value="63.296980845719">
                <text:p>63.2969808457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.905695203141">
                <text:p>63.905695203141</text:p>
              </table:table-cell>
              <table:table-cell office:value-type="float" office:value="64.1098247574805">
                <text:p>64.1098247574805</text:p>
              </table:table-cell>
              <table:table-cell office:value-type="float" office:value="60.2864848942597">
                <text:p>60.2864848942597</text:p>
              </table:table-cell>
              <table:table-cell office:value-type="float" office:value="61.8985664362519">
                <text:p>61.8985664362519</text:p>
              </table:table-cell>
              <table:table-cell office:value-type="float" office:value="61.3383126884963">
                <text:p>61.3383126884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5'.B2:'5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B2:'5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5'.C2:'5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5'.D2:'5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5'.E2:'5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5'.F2:'5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9.176204369723">
                <text:p>39.176204369723</text:p>
                <draw:g>
                  <svg:desc>'5'.B2:'5'.B11</svg:desc>
                </draw:g>
              </table:table-cell>
              <table:table-cell office:value-type="float" office:value="39.176204369723">
                <text:p>39.176204369723</text:p>
                <draw:g>
                  <svg:desc>'5'.C2:'5'.C11</svg:desc>
                </draw:g>
              </table:table-cell>
              <table:table-cell office:value-type="float" office:value="39.176204369723">
                <text:p>39.176204369723</text:p>
                <draw:g>
                  <svg:desc>'5'.D2:'5'.D11</svg:desc>
                </draw:g>
              </table:table-cell>
              <table:table-cell office:value-type="float" office:value="39.176204369723">
                <text:p>39.176204369723</text:p>
                <draw:g>
                  <svg:desc>'5'.E2:'5'.E11</svg:desc>
                </draw:g>
              </table:table-cell>
              <table:table-cell office:value-type="float" office:value="39.176204369723">
                <text:p>39.176204369723</text:p>
                <draw:g>
                  <svg:desc>'5'.F2:'5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  <table:table-cell office:value-type="float" office:value="41.1011109776304">
                <text:p>41.10111097763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.6156928788185">
                <text:p>41.6156928788185</text:p>
              </table:table-cell>
              <table:table-cell office:value-type="float" office:value="40.9784053088357">
                <text:p>40.9784053088357</text:p>
              </table:table-cell>
              <table:table-cell office:value-type="float" office:value="41.6348766846744">
                <text:p>41.6348766846744</text:p>
              </table:table-cell>
              <table:table-cell office:value-type="float" office:value="41.859180875337">
                <text:p>41.859180875337</text:p>
              </table:table-cell>
              <table:table-cell office:value-type="float" office:value="41.4123926829268">
                <text:p>41.41239268292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.3681918390887">
                <text:p>42.3681918390887</text:p>
              </table:table-cell>
              <table:table-cell office:value-type="float" office:value="42.3218254245283">
                <text:p>42.3218254245283</text:p>
              </table:table-cell>
              <table:table-cell office:value-type="float" office:value="42.0043435155988">
                <text:p>42.0043435155988</text:p>
              </table:table-cell>
              <table:table-cell office:value-type="float" office:value="42.0736335434063">
                <text:p>42.0736335434063</text:p>
              </table:table-cell>
              <table:table-cell office:value-type="float" office:value="42.4710046199701">
                <text:p>42.47100461997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.7959786047178">
                <text:p>40.7959786047178</text:p>
              </table:table-cell>
              <table:table-cell office:value-type="float" office:value="42.6764165441777">
                <text:p>42.6764165441777</text:p>
              </table:table-cell>
              <table:table-cell office:value-type="float" office:value="42.4327221091205">
                <text:p>42.4327221091205</text:p>
              </table:table-cell>
              <table:table-cell office:value-type="float" office:value="40.4470900542495">
                <text:p>40.4470900542495</text:p>
              </table:table-cell>
              <table:table-cell office:value-type="float" office:value="42.5312996571268">
                <text:p>42.53129965712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7052271144732">
                <text:p>45.7052271144732</text:p>
              </table:table-cell>
              <table:table-cell office:value-type="float" office:value="46.8787395242537">
                <text:p>46.8787395242537</text:p>
              </table:table-cell>
              <table:table-cell office:value-type="float" office:value="46.7220900586974">
                <text:p>46.7220900586974</text:p>
              </table:table-cell>
              <table:table-cell office:value-type="float" office:value="46.8147443467106">
                <text:p>46.8147443467106</text:p>
              </table:table-cell>
              <table:table-cell office:value-type="float" office:value="45.6198365545847">
                <text:p>45.6198365545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7317633676776">
                <text:p>45.7317633676776</text:p>
              </table:table-cell>
              <table:table-cell office:value-type="float" office:value="47.0855639630836">
                <text:p>47.0855639630836</text:p>
              </table:table-cell>
              <table:table-cell office:value-type="float" office:value="47.3895125933598">
                <text:p>47.3895125933598</text:p>
              </table:table-cell>
              <table:table-cell office:value-type="float" office:value="47.4373560531605">
                <text:p>47.4373560531605</text:p>
              </table:table-cell>
              <table:table-cell office:value-type="float" office:value="46.8373753273825">
                <text:p>46.83737532738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.1274718704723">
                <text:p>46.1274718704723</text:p>
              </table:table-cell>
              <table:table-cell office:value-type="float" office:value="46.8149752108208">
                <text:p>46.8149752108208</text:p>
              </table:table-cell>
              <table:table-cell office:value-type="float" office:value="45.6406372176759">
                <text:p>45.6406372176759</text:p>
              </table:table-cell>
              <table:table-cell office:value-type="float" office:value="46.5973114991763">
                <text:p>46.5973114991763</text:p>
              </table:table-cell>
              <table:table-cell office:value-type="float" office:value="46.6649765322246">
                <text:p>46.66497653222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3337060017652">
                <text:p>47.3337060017652</text:p>
              </table:table-cell>
              <table:table-cell office:value-type="float" office:value="45.287006638104">
                <text:p>45.287006638104</text:p>
              </table:table-cell>
              <table:table-cell office:value-type="float" office:value="45.7279563787153">
                <text:p>45.7279563787153</text:p>
              </table:table-cell>
              <table:table-cell office:value-type="float" office:value="44.6415447945345">
                <text:p>44.6415447945345</text:p>
              </table:table-cell>
              <table:table-cell office:value-type="float" office:value="44.2797362788788">
                <text:p>44.27973627887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.9080889377612">
                <text:p>44.9080889377612</text:p>
              </table:table-cell>
              <table:table-cell office:value-type="float" office:value="46.2577605280011">
                <text:p>46.2577605280011</text:p>
              </table:table-cell>
              <table:table-cell office:value-type="float" office:value="46.5970804830843">
                <text:p>46.5970804830843</text:p>
              </table:table-cell>
              <table:table-cell office:value-type="float" office:value="45.1770871988988">
                <text:p>45.1770871988988</text:p>
              </table:table-cell>
              <table:table-cell office:value-type="float" office:value="46.4978905350403">
                <text:p>46.4978905350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PB Availability</text:p>
        </chart:title>
        <chart:legend chart:legend-position="end" svg:x="19.795cm" svg:y="1.961cm" style:legend-expansion="high" chart:style-name="ch3"/>
        <chart:plot-area chart:style-name="ch4" table:cell-range-address="'1'.A2:'1'.A11 '1'.B1:'1'.F1 '6'.B2:'6'.F11" chart:data-source-has-labels="both" svg:x="1.502cm" svg:y="1.275cm" svg:width="17.802cm" svg:height="6.566cm">
          <chartooo:coordinate-region svg:x="2.123cm" svg:y="1.474cm" svg:width="17.181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B2:'6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6'.C2:'6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6'.D2:'6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6'.E2:'6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6'.F2:'6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5.2534834296724">
                <text:p>35.2534834296724</text:p>
                <draw:g>
                  <svg:desc>'6'.B2:'6'.B11</svg:desc>
                </draw:g>
              </table:table-cell>
              <table:table-cell office:value-type="float" office:value="35.2534834296724">
                <text:p>35.2534834296724</text:p>
                <draw:g>
                  <svg:desc>'6'.C2:'6'.C11</svg:desc>
                </draw:g>
              </table:table-cell>
              <table:table-cell office:value-type="float" office:value="35.2534834296724">
                <text:p>35.2534834296724</text:p>
                <draw:g>
                  <svg:desc>'6'.D2:'6'.D11</svg:desc>
                </draw:g>
              </table:table-cell>
              <table:table-cell office:value-type="float" office:value="35.2534834296724">
                <text:p>35.2534834296724</text:p>
                <draw:g>
                  <svg:desc>'6'.E2:'6'.E11</svg:desc>
                </draw:g>
              </table:table-cell>
              <table:table-cell office:value-type="float" office:value="35.2534834296724">
                <text:p>35.2534834296724</text:p>
                <draw:g>
                  <svg:desc>'6'.F2:'6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  <table:table-cell office:value-type="float" office:value="40.5298232857143">
                <text:p>40.5298232857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2284526793623">
                <text:p>36.2284526793623</text:p>
              </table:table-cell>
              <table:table-cell office:value-type="float" office:value="37.8195152295633">
                <text:p>37.8195152295633</text:p>
              </table:table-cell>
              <table:table-cell office:value-type="float" office:value="37.9265554285714">
                <text:p>37.9265554285714</text:p>
              </table:table-cell>
              <table:table-cell office:value-type="float" office:value="38.1433506233303">
                <text:p>38.1433506233303</text:p>
              </table:table-cell>
              <table:table-cell office:value-type="float" office:value="37.4549553863898">
                <text:p>37.45495538638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9008334712372">
                <text:p>39.9008334712372</text:p>
              </table:table-cell>
              <table:table-cell office:value-type="float" office:value="40.6271906345566">
                <text:p>40.6271906345566</text:p>
              </table:table-cell>
              <table:table-cell office:value-type="float" office:value="40.5732913856948">
                <text:p>40.5732913856948</text:p>
              </table:table-cell>
              <table:table-cell office:value-type="float" office:value="41.211784114202">
                <text:p>41.211784114202</text:p>
              </table:table-cell>
              <table:table-cell office:value-type="float" office:value="40.3074545152463">
                <text:p>40.3074545152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790643314432">
                <text:p>42.790643314432</text:p>
              </table:table-cell>
              <table:table-cell office:value-type="float" office:value="42.7086699644661">
                <text:p>42.7086699644661</text:p>
              </table:table-cell>
              <table:table-cell office:value-type="float" office:value="42.827067873986">
                <text:p>42.827067873986</text:p>
              </table:table-cell>
              <table:table-cell office:value-type="float" office:value="41.7206007321773">
                <text:p>41.7206007321773</text:p>
              </table:table-cell>
              <table:table-cell office:value-type="float" office:value="43.2131380738425">
                <text:p>43.21313807384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.997095254177">
                <text:p>43.997095254177</text:p>
              </table:table-cell>
              <table:table-cell office:value-type="float" office:value="43.2299033624137">
                <text:p>43.2299033624137</text:p>
              </table:table-cell>
              <table:table-cell office:value-type="float" office:value="43.7763697888948">
                <text:p>43.7763697888948</text:p>
              </table:table-cell>
              <table:table-cell office:value-type="float" office:value="43.6729826861418">
                <text:p>43.6729826861418</text:p>
              </table:table-cell>
              <table:table-cell office:value-type="float" office:value="43.7977374250953">
                <text:p>43.79773742509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9849019080659">
                <text:p>45.9849019080659</text:p>
              </table:table-cell>
              <table:table-cell office:value-type="float" office:value="47.6520455410377">
                <text:p>47.6520455410377</text:p>
              </table:table-cell>
              <table:table-cell office:value-type="float" office:value="48.1810879065769">
                <text:p>48.1810879065769</text:p>
              </table:table-cell>
              <table:table-cell office:value-type="float" office:value="49.3038268399453">
                <text:p>49.3038268399453</text:p>
              </table:table-cell>
              <table:table-cell office:value-type="float" office:value="47.6953926803441">
                <text:p>47.69539268034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.1052591461514">
                <text:p>44.1052591461514</text:p>
              </table:table-cell>
              <table:table-cell office:value-type="float" office:value="43.364179892638">
                <text:p>43.364179892638</text:p>
              </table:table-cell>
              <table:table-cell office:value-type="float" office:value="45.9101650523169">
                <text:p>45.9101650523169</text:p>
              </table:table-cell>
              <table:table-cell office:value-type="float" office:value="43.6204491111111">
                <text:p>43.6204491111111</text:p>
              </table:table-cell>
              <table:table-cell office:value-type="float" office:value="45.2860201484288">
                <text:p>45.2860201484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8684386285276">
                <text:p>45.8684386285276</text:p>
              </table:table-cell>
              <table:table-cell office:value-type="float" office:value="49.6168791678073">
                <text:p>49.6168791678073</text:p>
              </table:table-cell>
              <table:table-cell office:value-type="float" office:value="48.3695185308183">
                <text:p>48.3695185308183</text:p>
              </table:table-cell>
              <table:table-cell office:value-type="float" office:value="48.5912577060932">
                <text:p>48.5912577060932</text:p>
              </table:table-cell>
              <table:table-cell office:value-type="float" office:value="50.8385525623458">
                <text:p>50.83855256234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.0040490091901">
                <text:p>46.0040490091901</text:p>
              </table:table-cell>
              <table:table-cell office:value-type="float" office:value="47.2133198603789">
                <text:p>47.2133198603789</text:p>
              </table:table-cell>
              <table:table-cell office:value-type="float" office:value="51.5916866713189">
                <text:p>51.5916866713189</text:p>
              </table:table-cell>
              <table:table-cell office:value-type="float" office:value="47.6564972176217">
                <text:p>47.6564972176217</text:p>
              </table:table-cell>
              <table:table-cell office:value-type="float" office:value="51.3833189979727">
                <text:p>51.38331899797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2'.G2:'2'.K11" chart:data-source-has-labels="both" svg:x="1.498cm" svg:y="1.275cm" svg:width="17.511cm" svg:height="6.566cm">
          <chartooo:coordinate-region svg:x="2.119cm" svg:y="1.474cm" svg:width="16.89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G2:'2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2'.H2:'2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2'.I2:'2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2'.J2:'2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2'.K2:'2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9.4946516521739">
                <text:p>49.4946516521739</text:p>
                <draw:g>
                  <svg:desc>'2'.G2:'2'.G11</svg:desc>
                </draw:g>
              </table:table-cell>
              <table:table-cell office:value-type="float" office:value="49.4946516521739">
                <text:p>49.4946516521739</text:p>
                <draw:g>
                  <svg:desc>'2'.H2:'2'.H11</svg:desc>
                </draw:g>
              </table:table-cell>
              <table:table-cell office:value-type="float" office:value="49.4946516521739">
                <text:p>49.4946516521739</text:p>
                <draw:g>
                  <svg:desc>'2'.I2:'2'.I11</svg:desc>
                </draw:g>
              </table:table-cell>
              <table:table-cell office:value-type="float" office:value="49.4946516521739">
                <text:p>49.4946516521739</text:p>
                <draw:g>
                  <svg:desc>'2'.J2:'2'.J11</svg:desc>
                </draw:g>
              </table:table-cell>
              <table:table-cell office:value-type="float" office:value="49.4946516521739">
                <text:p>49.4946516521739</text:p>
                <draw:g>
                  <svg:desc>'2'.K2:'2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1972337264151">
                <text:p>57.1972337264151</text:p>
              </table:table-cell>
              <table:table-cell office:value-type="float" office:value="56.6836711910726">
                <text:p>56.6836711910726</text:p>
              </table:table-cell>
              <table:table-cell office:value-type="float" office:value="57.1972337264151">
                <text:p>57.1972337264151</text:p>
              </table:table-cell>
              <table:table-cell office:value-type="float" office:value="57.1972337264151">
                <text:p>57.1972337264151</text:p>
              </table:table-cell>
              <table:table-cell office:value-type="float" office:value="57.1972337264151">
                <text:p>57.19723372641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.5523411387197">
                <text:p>59.5523411387197</text:p>
              </table:table-cell>
              <table:table-cell office:value-type="float" office:value="58.2548168167702">
                <text:p>58.2548168167702</text:p>
              </table:table-cell>
              <table:table-cell office:value-type="float" office:value="57.9713525287704">
                <text:p>57.9713525287704</text:p>
              </table:table-cell>
              <table:table-cell office:value-type="float" office:value="57.1954390203172">
                <text:p>57.1954390203172</text:p>
              </table:table-cell>
              <table:table-cell office:value-type="float" office:value="58.3691944791324">
                <text:p>58.36919447913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.9043536741213">
                <text:p>61.9043536741213</text:p>
              </table:table-cell>
              <table:table-cell office:value-type="float" office:value="67.6526455310366">
                <text:p>67.6526455310366</text:p>
              </table:table-cell>
              <table:table-cell office:value-type="float" office:value="63.5741931151241">
                <text:p>63.5741931151241</text:p>
              </table:table-cell>
              <table:table-cell office:value-type="float" office:value="60.5005787954829">
                <text:p>60.5005787954829</text:p>
              </table:table-cell>
              <table:table-cell office:value-type="float" office:value="62.9987873548387">
                <text:p>62.99878735483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5.2171523631417">
                <text:p>55.2171523631417</text:p>
              </table:table-cell>
              <table:table-cell office:value-type="float" office:value="61.9529049614243">
                <text:p>61.9529049614243</text:p>
              </table:table-cell>
              <table:table-cell office:value-type="float" office:value="63.7573344945355">
                <text:p>63.7573344945355</text:p>
              </table:table-cell>
              <table:table-cell office:value-type="float" office:value="55.8720849446648">
                <text:p>55.8720849446648</text:p>
              </table:table-cell>
              <table:table-cell office:value-type="float" office:value="55.1482932703946">
                <text:p>55.14829327039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0929153895754">
                <text:p>57.0929153895754</text:p>
              </table:table-cell>
              <table:table-cell office:value-type="float" office:value="62.3485669251867">
                <text:p>62.3485669251867</text:p>
              </table:table-cell>
              <table:table-cell office:value-type="float" office:value="66.1846494608625">
                <text:p>66.1846494608625</text:p>
              </table:table-cell>
              <table:table-cell office:value-type="float" office:value="65.3043017686804">
                <text:p>65.3043017686804</text:p>
              </table:table-cell>
              <table:table-cell office:value-type="float" office:value="67.7460676440643">
                <text:p>67.74606764406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3301918003387">
                <text:p>54.3301918003387</text:p>
              </table:table-cell>
              <table:table-cell office:value-type="float" office:value="69.5153259888114">
                <text:p>69.5153259888114</text:p>
              </table:table-cell>
              <table:table-cell office:value-type="float" office:value="76.2763238164735">
                <text:p>76.2763238164735</text:p>
              </table:table-cell>
              <table:table-cell office:value-type="float" office:value="64.3793035073891">
                <text:p>64.3793035073891</text:p>
              </table:table-cell>
              <table:table-cell office:value-type="float" office:value="63.1523745610612">
                <text:p>63.15237456106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.6201069726545">
                <text:p>55.6201069726545</text:p>
              </table:table-cell>
              <table:table-cell office:value-type="float" office:value="70.1631763692306">
                <text:p>70.1631763692306</text:p>
              </table:table-cell>
              <table:table-cell office:value-type="float" office:value="72.8241497608838">
                <text:p>72.8241497608838</text:p>
              </table:table-cell>
              <table:table-cell office:value-type="float" office:value="63.8294049183146">
                <text:p>63.8294049183146</text:p>
              </table:table-cell>
              <table:table-cell office:value-type="float" office:value="65.2774657359957">
                <text:p>65.27746573599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.7975381185822">
                <text:p>66.7975381185822</text:p>
              </table:table-cell>
              <table:table-cell office:value-type="float" office:value="57.8073891429485">
                <text:p>57.8073891429485</text:p>
              </table:table-cell>
              <table:table-cell office:value-type="float" office:value="62.9816304716765">
                <text:p>62.9816304716765</text:p>
              </table:table-cell>
              <table:table-cell office:value-type="float" office:value="71.9996869233965">
                <text:p>71.9996869233965</text:p>
              </table:table-cell>
              <table:table-cell office:value-type="float" office:value="70.0237527152955">
                <text:p>70.02375271529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.725321661812">
                <text:p>58.725321661812</text:p>
              </table:table-cell>
              <table:table-cell office:value-type="float" office:value="61.9869435408299">
                <text:p>61.9869435408299</text:p>
              </table:table-cell>
              <table:table-cell office:value-type="float" office:value="61.0151547568208">
                <text:p>61.0151547568208</text:p>
              </table:table-cell>
              <table:table-cell office:value-type="float" office:value="62.829793290441">
                <text:p>62.829793290441</text:p>
              </table:table-cell>
              <table:table-cell office:value-type="float" office:value="66.716108895818">
                <text:p>66.7161088958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PR Availability</text:p>
        </chart:title>
        <chart:legend chart:legend-position="end" svg:x="19.496cm" svg:y="1.961cm" style:legend-expansion="high" chart:style-name="ch3"/>
        <chart:plot-area chart:style-name="ch4" table:cell-range-address="'1'.A2:'1'.A11 '1'.G1:'1'.K1 '3'.G2:'3'.K11" chart:data-source-has-labels="both" svg:x="1.498cm" svg:y="1.275cm" svg:width="17.511cm" svg:height="6.566cm">
          <chartooo:coordinate-region svg:x="2.119cm" svg:y="1.475cm" svg:width="16.89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G2:'3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3'.H2:'3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3'.I2:'3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3'.J2:'3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3'.K2:'3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43.5206789473684">
                <text:p>43.5206789473684</text:p>
                <draw:g>
                  <svg:desc>'3'.G2:'3'.G11</svg:desc>
                </draw:g>
              </table:table-cell>
              <table:table-cell office:value-type="float" office:value="43.5206789473684">
                <text:p>43.5206789473684</text:p>
                <draw:g>
                  <svg:desc>'3'.H2:'3'.H11</svg:desc>
                </draw:g>
              </table:table-cell>
              <table:table-cell office:value-type="float" office:value="43.7513589874176">
                <text:p>43.7513589874176</text:p>
                <draw:g>
                  <svg:desc>'3'.I2:'3'.I11</svg:desc>
                </draw:g>
              </table:table-cell>
              <table:table-cell office:value-type="float" office:value="43.5206789473684">
                <text:p>43.5206789473684</text:p>
                <draw:g>
                  <svg:desc>'3'.J2:'3'.J11</svg:desc>
                </draw:g>
              </table:table-cell>
              <table:table-cell office:value-type="float" office:value="43.5206789473684">
                <text:p>43.5206789473684</text:p>
                <draw:g>
                  <svg:desc>'3'.K2:'3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.8592542906746">
                <text:p>47.8592542906746</text:p>
              </table:table-cell>
              <table:table-cell office:value-type="float" office:value="47.8592542906746">
                <text:p>47.8592542906746</text:p>
              </table:table-cell>
              <table:table-cell office:value-type="float" office:value="47.7221671742809">
                <text:p>47.7221671742809</text:p>
              </table:table-cell>
              <table:table-cell office:value-type="float" office:value="47.8592542906746">
                <text:p>47.8592542906746</text:p>
              </table:table-cell>
              <table:table-cell office:value-type="float" office:value="47.8592542906746">
                <text:p>47.85925429067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.0453782057417">
                <text:p>49.0453782057417</text:p>
              </table:table-cell>
              <table:table-cell office:value-type="float" office:value="49.7252453646192">
                <text:p>49.7252453646192</text:p>
              </table:table-cell>
              <table:table-cell office:value-type="float" office:value="47.1284931289641">
                <text:p>47.1284931289641</text:p>
              </table:table-cell>
              <table:table-cell office:value-type="float" office:value="46.8431710021322">
                <text:p>46.8431710021322</text:p>
              </table:table-cell>
              <table:table-cell office:value-type="float" office:value="47.4516033853007">
                <text:p>47.45160338530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.5517989921202">
                <text:p>49.5517989921202</text:p>
              </table:table-cell>
              <table:table-cell office:value-type="float" office:value="50.1227295126705">
                <text:p>50.1227295126705</text:p>
              </table:table-cell>
              <table:table-cell office:value-type="float" office:value="50.2894011333451">
                <text:p>50.2894011333451</text:p>
              </table:table-cell>
              <table:table-cell office:value-type="float" office:value="52.5731748266013">
                <text:p>52.5731748266013</text:p>
              </table:table-cell>
              <table:table-cell office:value-type="float" office:value="51.7868748731955">
                <text:p>51.78687487319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2921548789571">
                <text:p>52.2921548789571</text:p>
              </table:table-cell>
              <table:table-cell office:value-type="float" office:value="53.1787103378626">
                <text:p>53.1787103378626</text:p>
              </table:table-cell>
              <table:table-cell office:value-type="float" office:value="54.5878203084355">
                <text:p>54.5878203084355</text:p>
              </table:table-cell>
              <table:table-cell office:value-type="float" office:value="55.4762778993435">
                <text:p>55.4762778993435</text:p>
              </table:table-cell>
              <table:table-cell office:value-type="float" office:value="56.8780644951139">
                <text:p>56.87806449511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.4140819217983">
                <text:p>56.4140819217983</text:p>
              </table:table-cell>
              <table:table-cell office:value-type="float" office:value="60.5934468072198">
                <text:p>60.5934468072198</text:p>
              </table:table-cell>
              <table:table-cell office:value-type="float" office:value="59.1798571472916">
                <text:p>59.1798571472916</text:p>
              </table:table-cell>
              <table:table-cell office:value-type="float" office:value="56.7653958762886">
                <text:p>56.7653958762886</text:p>
              </table:table-cell>
              <table:table-cell office:value-type="float" office:value="57.427204207758">
                <text:p>57.4272042077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4856287633538">
                <text:p>54.4856287633538</text:p>
              </table:table-cell>
              <table:table-cell office:value-type="float" office:value="62.6027367791956">
                <text:p>62.6027367791956</text:p>
              </table:table-cell>
              <table:table-cell office:value-type="float" office:value="65.9784048917877">
                <text:p>65.9784048917877</text:p>
              </table:table-cell>
              <table:table-cell office:value-type="float" office:value="59.1047115091211">
                <text:p>59.1047115091211</text:p>
              </table:table-cell>
              <table:table-cell office:value-type="float" office:value="57.4689543702684">
                <text:p>57.46895437026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2264176">
                <text:p>57.2264176</text:p>
              </table:table-cell>
              <table:table-cell office:value-type="float" office:value="61.6482933163495">
                <text:p>61.6482933163495</text:p>
              </table:table-cell>
              <table:table-cell office:value-type="float" office:value="64.2468226474193">
                <text:p>64.2468226474193</text:p>
              </table:table-cell>
              <table:table-cell office:value-type="float" office:value="59.7332116499113">
                <text:p>59.7332116499113</text:p>
              </table:table-cell>
              <table:table-cell office:value-type="float" office:value="60.1373385908019">
                <text:p>60.13733859080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3324038489576">
                <text:p>57.3324038489576</text:p>
              </table:table-cell>
              <table:table-cell office:value-type="float" office:value="66.1369394443002">
                <text:p>66.1369394443002</text:p>
              </table:table-cell>
              <table:table-cell office:value-type="float" office:value="66.6565390328614">
                <text:p>66.6565390328614</text:p>
              </table:table-cell>
              <table:table-cell office:value-type="float" office:value="56.8884162146731">
                <text:p>56.8884162146731</text:p>
              </table:table-cell>
              <table:table-cell office:value-type="float" office:value="55.5323773646801">
                <text:p>55.5323773646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.5179050249735">
                <text:p>58.5179050249735</text:p>
              </table:table-cell>
              <table:table-cell office:value-type="float" office:value="60.076730896921">
                <text:p>60.076730896921</text:p>
              </table:table-cell>
              <table:table-cell office:value-type="float" office:value="63.4228140917036">
                <text:p>63.4228140917036</text:p>
              </table:table-cell>
              <table:table-cell office:value-type="float" office:value="54.9384095652174">
                <text:p>54.9384095652174</text:p>
              </table:table-cell>
              <table:table-cell office:value-type="float" office:value="54.4458279889426">
                <text:p>54.4458279889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